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72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4693in"/>
    </style:style>
    <style:style style:name="co10" style:family="table-column">
      <style:table-column-properties fo:break-before="auto" style:column-width="0.928in"/>
    </style:style>
    <style:style style:name="co11" style:family="table-column">
      <style:table-column-properties fo:break-before="auto" style:column-width="1.1028in"/>
    </style:style>
    <style:style style:name="co12" style:family="table-column">
      <style:table-column-properties fo:break-before="auto" style:column-width="1.0264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1362in"/>
    </style:style>
    <style:style style:name="co15" style:family="table-column">
      <style:table-column-properties fo:break-before="auto" style:column-width="0.5898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5181in"/>
    </style:style>
    <style:style style:name="co18" style:family="table-column">
      <style:table-column-properties fo:break-before="auto" style:column-width="0.748in"/>
    </style:style>
    <style:style style:name="co19" style:family="table-column">
      <style:table-column-properties fo:break-before="auto" style:column-width="0.7874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9283in"/>
    </style:style>
    <style:style style:name="co22" style:family="table-column">
      <style:table-column-properties fo:break-before="auto" style:column-width="0.7165in"/>
    </style:style>
    <style:style style:name="co23" style:family="table-column">
      <style:table-column-properties fo:break-before="auto" style:column-width="0.6535in"/>
    </style:style>
    <style:style style:name="co24" style:family="table-column">
      <style:table-column-properties fo:break-before="auto" style:column-width="0.5146in"/>
    </style:style>
    <style:style style:name="co25" style:family="table-column">
      <style:table-column-properties fo:break-before="auto" style:column-width="0.4744in"/>
    </style:style>
    <style:style style:name="co26" style:family="table-column">
      <style:table-column-properties fo:break-before="auto" style:column-width="0.5063in"/>
    </style:style>
    <style:style style:name="co27" style:family="table-column">
      <style:table-column-properties fo:break-before="auto" style:column-width="0.5134in"/>
    </style:style>
    <style:style style:name="co28" style:family="table-column">
      <style:table-column-properties fo:break-before="auto" style:column-width="0.3165in"/>
    </style:style>
    <style:style style:name="co29" style:family="table-column">
      <style:table-column-properties fo:break-before="auto" style:column-width="0.6638in"/>
    </style:style>
    <style:style style:name="co30" style:family="table-column">
      <style:table-column-properties fo:break-before="auto" style:column-width="0.622in"/>
    </style:style>
    <style:style style:name="co31" style:family="table-column">
      <style:table-column-properties fo:break-before="auto" style:column-width="0.4638in"/>
    </style:style>
    <style:style style:name="co32" style:family="table-column">
      <style:table-column-properties fo:break-before="auto" style:column-width="0.4256in"/>
    </style:style>
    <style:style style:name="co33" style:family="table-column">
      <style:table-column-properties fo:break-before="auto" style:column-width="0.6335in"/>
    </style:style>
    <style:style style:name="co34" style:family="table-column">
      <style:table-column-properties fo:break-before="auto" style:column-width="0.5346in"/>
    </style:style>
    <style:style style:name="co35" style:family="table-column">
      <style:table-column-properties fo:break-before="auto" style:column-width="1.6602in"/>
    </style:style>
    <style:style style:name="co36" style:family="table-column">
      <style:table-column-properties fo:break-before="auto" style:column-width="0.4583in"/>
    </style:style>
    <style:style style:name="co37" style:family="table-column">
      <style:table-column-properties fo:break-before="auto" style:column-width="0.4366in"/>
    </style:style>
    <style:style style:name="co38" style:family="table-column">
      <style:table-column-properties fo:break-before="auto" style:column-width="0.5244in"/>
    </style:style>
    <style:style style:name="co39" style:family="table-column">
      <style:table-column-properties fo:break-before="auto" style:column-width="0.502in"/>
    </style:style>
    <style:style style:name="co40" style:family="table-column">
      <style:table-column-properties fo:break-before="auto" style:column-width="0.9701in"/>
    </style:style>
    <style:style style:name="co41" style:family="table-column">
      <style:table-column-properties fo:break-before="auto" style:column-width="10.4953in"/>
    </style:style>
    <style:style style:name="co42" style:family="table-column">
      <style:table-column-properties fo:break-before="auto" style:column-width="5.3311in"/>
    </style:style>
    <style:style style:name="co43" style:family="table-column">
      <style:table-column-properties fo:break-before="auto" style:column-width="1.4417in"/>
    </style:style>
    <style:style style:name="co44" style:family="table-column">
      <style:table-column-properties fo:break-before="auto" style:column-width="1.628in"/>
    </style:style>
    <style:style style:name="co45" style:family="table-column">
      <style:table-column-properties fo:break-before="auto" style:column-width="0.3728in"/>
    </style:style>
    <style:style style:name="co46" style:family="table-column">
      <style:table-column-properties fo:break-before="auto" style:column-width="0.5693in"/>
    </style:style>
    <style:style style:name="co47" style:family="table-column">
      <style:table-column-properties fo:break-before="auto" style:column-width="2.7528in"/>
    </style:style>
    <style:style style:name="co48" style:family="table-column">
      <style:table-column-properties fo:break-before="auto" style:column-width="0.6118in"/>
    </style:style>
    <style:style style:name="co49" style:family="table-column">
      <style:table-column-properties fo:break-before="auto" style:column-width="0.8189in"/>
    </style:style>
    <style:style style:name="co50" style:family="table-column">
      <style:table-column-properties fo:break-before="auto" style:column-width="0.7693in"/>
    </style:style>
    <style:style style:name="co51" style:family="table-column">
      <style:table-column-properties fo:break-before="auto" style:column-width="0.5457in"/>
    </style:style>
    <style:style style:name="co52" style:family="table-column">
      <style:table-column-properties fo:break-before="auto" style:column-width="0.5165in"/>
    </style:style>
    <style:style style:name="co53" style:family="table-column">
      <style:table-column-properties fo:break-before="auto" style:column-width="0.7591in"/>
    </style:style>
    <style:style style:name="co54" style:family="table-column">
      <style:table-column-properties fo:break-before="auto" style:column-width="0.5374in"/>
    </style:style>
    <style:style style:name="co55" style:family="table-column">
      <style:table-column-properties fo:break-before="auto" style:column-width="0.3819in"/>
    </style:style>
    <style:style style:name="co56" style:family="table-column">
      <style:table-column-properties fo:break-before="auto" style:column-width="1.7508in"/>
    </style:style>
    <style:style style:name="co57" style:family="table-column">
      <style:table-column-properties fo:break-before="auto" style:column-width="1.1791in"/>
    </style:style>
    <style:style style:name="co58" style:family="table-column">
      <style:table-column-properties fo:break-before="auto" style:column-width="0.3217in"/>
    </style:style>
    <style:style style:name="co59" style:family="table-column">
      <style:table-column-properties fo:break-before="auto" style:column-width="0.7535in"/>
    </style:style>
    <style:style style:name="co60" style:family="table-column">
      <style:table-column-properties fo:break-before="auto" style:column-width="0.7209in"/>
    </style:style>
    <style:style style:name="co61" style:family="table-column">
      <style:table-column-properties fo:break-before="auto" style:column-width="0.6744in"/>
    </style:style>
    <style:style style:name="co62" style:family="table-column">
      <style:table-column-properties fo:break-before="auto" style:column-width="0.7972in"/>
    </style:style>
    <style:style style:name="co63" style:family="table-column">
      <style:table-column-properties fo:break-before="auto" style:column-width="1.2016in"/>
    </style:style>
    <style:style style:name="co64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1854in" fo:break-before="auto" style:use-optimal-row-height="tru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35in" fo:break-before="auto" style:use-optimal-row-height="true"/>
    </style:style>
    <style:style style:name="ro13" style:family="table-row">
      <style:table-row-properties style:row-height="0.3102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6425in" fo:break-before="auto" style:use-optimal-row-height="true"/>
    </style:style>
    <style:style style:name="ro19" style:family="table-row">
      <style:table-row-properties style:row-height="0.1244in" fo:break-before="auto" style:use-optimal-row-height="false"/>
    </style:style>
    <style:style style:name="ro20" style:family="table-row">
      <style:table-row-properties style:row-height="0.4555in" fo:break-before="auto" style:use-optimal-row-height="true"/>
    </style:style>
    <style:style style:name="ro21" style:family="table-row">
      <style:table-row-properties style:row-height="0.6008in" fo:break-before="auto" style:use-optimal-row-height="true"/>
    </style:style>
    <style:style style:name="ro22" style:family="table-row">
      <style:table-row-properties style:row-height="0.3016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25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Tradició_Mágia_Pszi_Háttér.$D$7]=1)" style:apply-style-name="Írástudó_5f_tradícióból" style:base-cell-address="Tulajdonságok_képzettségek.A43"/>
    </style:style>
    <style:style style:name="ce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33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4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2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7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57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98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99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3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7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weight-asian="normal" style:font-weight-complex="normal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39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45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56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505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51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51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524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28" style:family="table-cell" style:parent-style-name="Default">
      <style:table-cell-properties style:vertical-align="middle"/>
      <style:text-properties style:font-name="Arial" fo:font-size="9pt"/>
    </style:style>
    <style:style style:name="ce5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5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56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6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8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2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0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91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611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83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62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8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69" style:family="table-cell" style:parent-style-name="Default" style:data-style-name="N168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8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8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914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0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710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Tradició_Mágia_Pszi_Háttér.C16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7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4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7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7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88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5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5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56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993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94" style:family="table-cell" style:parent-style-name="Default">
      <style:table-cell-properties fo:wrap-option="wrap"/>
    </style:style>
    <style:style style:name="ce995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6" style:family="table-cell" style:parent-style-name="Default">
      <style:text-properties style:font-name="DejaVu Serif" fo:font-size="9pt" fo:font-style="normal"/>
    </style:style>
    <style:style style:name="ce997" style:family="table-cell" style:parent-style-name="Default">
      <style:text-properties style:font-name="DejaVu Serif" fo:font-size="9pt"/>
    </style:style>
    <style:style style:name="ce998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9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0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01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7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78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9" style:family="table-cell" style:parent-style-name="Default">
      <style:table-cell-properties fo:wrap-option="wrap"/>
      <style:text-properties style:font-name="DejaVu Serif" fo:font-size="9pt" fo:font-style="normal"/>
    </style:style>
    <style:style style:name="ce1080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1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2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84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5" style:family="table-cell" style:parent-style-name="Default">
      <style:text-properties style:font-name="DejaVu Serif" fo:font-size="9pt" fo:font-style="normal" fo:font-weight="bold"/>
    </style:style>
    <style:style style:name="ce911" style:family="table-cell" style:parent-style-name="Default" style:data-style-name="N100">
      <style:table-cell-properties fo:wrap-option="wrap"/>
      <style:text-properties fo:font-weight="bold"/>
    </style:style>
    <style:style style:name="ce913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18" style:family="table-cell" style:parent-style-name="Default" style:data-style-name="N100">
      <style:text-properties fo:font-weight="normal" style:font-weight-asian="normal" style:font-weight-complex="normal"/>
    </style:style>
    <style:style style:name="ce1017" style:family="table-cell" style:parent-style-name="Default" style:data-style-name="N100">
      <style:text-properties fo:font-weight="bold"/>
    </style:style>
    <style:style style:name="ce1019" style:family="table-cell" style:parent-style-name="Default" style:data-style-name="N100">
      <style:text-properties fo:font-weight="bold" style:font-weight-asian="bold" style:font-weight-complex="bold"/>
    </style:style>
    <style:style style:name="ce1020" style:family="table-cell" style:parent-style-name="Default" style:data-style-name="N100">
      <style:text-properties fo:font-weight="normal"/>
    </style:style>
    <style:style style:name="ce1021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22" style:family="table-cell" style:parent-style-name="Default" style:data-style-name="N100">
      <style:text-properties fo:color="#ff0000" fo:font-weight="bold"/>
    </style:style>
    <style:style style:name="ce102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24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25" style:family="table-cell" style:parent-style-name="Default">
      <style:text-properties fo:font-weight="normal"/>
    </style:style>
    <style:style style:name="ce1026" style:family="table-cell" style:parent-style-name="Default">
      <style:text-properties fo:font-weight="normal" style:font-weight-asian="normal" style:font-weight-complex="normal"/>
    </style:style>
    <style:style style:name="ce1027" style:family="table-cell" style:parent-style-name="Default">
      <style:text-properties fo:font-weight="bold" style:font-weight-asian="bold" style:font-weight-complex="bold"/>
    </style:style>
    <style:style style:name="ce1028" style:family="table-cell" style:parent-style-name="Default">
      <style:text-properties style:use-window-font-color="true" fo:font-weight="normal" style:font-weight-asian="normal" style:font-weight-complex="normal"/>
    </style:style>
    <style:style style:name="ce1029" style:family="table-cell" style:parent-style-name="Default">
      <style:text-properties fo:font-weight="bold"/>
    </style:style>
    <style:style style:name="ce1030" style:family="table-cell" style:parent-style-name="Default">
      <style:text-properties fo:color="#ff0000" fo:font-weight="normal"/>
    </style:style>
    <style:style style:name="ce112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26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2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2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4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5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6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4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9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4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9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9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04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04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04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4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05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6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060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06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0">
      <style:table-cell-properties style:text-align-source="fix" style:repeat-content="false" fo:border="0.06pt solid #000000"/>
      <style:paragraph-properties fo:text-align="center" fo:margin-left="0in"/>
    </style:style>
    <style:style style:name="ce107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6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076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7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09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10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7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2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5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4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2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8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1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0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5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56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0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font-size="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dc2300" style:font-size-asian="10pt" style:font-size-complex="10pt"/>
    </style:style>
    <style:style style:name="T8" style:family="text">
      <style:text-properties style:font-size-asian="10pt" style:font-size-complex="10pt"/>
    </style:style>
    <style:style style:name="T9" style:family="text">
      <style:text-properties style:font-name="Arial"/>
    </style:style>
    <style:style style:name="T10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4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1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7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19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ff0000" fo:font-weight="bold" style:font-weight-asian="bold" style:font-weight-complex="bold"/>
    </style:style>
    <style:style style:name="T2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4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7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8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9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30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3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9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1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9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4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5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6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7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8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9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0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51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2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3" table:base-cell-address="Tulajdonságok_képzettségek.G34">
          <table:help-message table:title="Info" table:display="true">
            <text:p>Figyelem! A Fájdalomtűrés is Primer képzettség! </text:p>
            <text:p>Nem költhető rá a Szekunder KP-ból!</text:p>
          </table:help-message>
        </table:content-validation>
        <table:content-validation table:name="val54" table:base-cell-address="Tulajdonságok_képzettségek.G35">
          <table:help-message table:title="Info" table:display="true">
            <text:p>Figyelem! Az Észlelé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5" table:base-cell-address="Tulajdonságok_képzettségek.G36">
          <table:help-message table:title="Info" table:display="true">
            <text:p>Figyelem! Az Összpontosítá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6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7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8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9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60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61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Tulajdonságok_képzettségek.H34">
          <table:help-message table:title="Fájdalomtűrés" table:display="true">
            <text:p>Ez is Primer ismeret, nem költhető rá a Szekunder <text:s/>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Tulajdonságok_képzettségek.H35">
          <table:help-message table:title="Észlelé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Tulajdonságok_képzettségek.H36">
          <table:help-message table:title="Összpontosítá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8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9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70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71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72" table:base-cell-address="Harcértékek.A24">
          <table:error-message table:message-type="stop" table:display="true"/>
        </table:content-validation>
        <table:content-validation table:name="val73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4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5" table:base-cell-address="Harcértékek.A32">
          <table:help-message table:display="true"/>
          <table:error-message table:message-type="stop" table:display="true"/>
        </table:content-validation>
        <table:content-validation table:name="val76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7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radició_Mágia_Pszi_Háttér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9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0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1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3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4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5" table:base-cell-address="Tradició_Mágia_Pszi_Háttér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6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7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8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9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90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91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92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3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4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5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6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7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8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9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00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101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02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3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4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5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6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7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8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9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10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11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2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3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4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5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6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7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8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9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20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1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2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3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4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5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6" table:base-cell-address="Tradició_Mágia_Pszi_Háttér.A8">
          <table:help-message table:title="Tradíció" table:display="true">
            <text:p>Lehet</text:p>
            <text:p>a. Mágia tradíció</text:p>
            <text:p><text:s text:c="2"/>- Magasmágia, Vulgármágia, Tűzmágia, Bármágia, Sámánmágia, Ork énekmondói mágia, Sámánmágia, Rituális mágia</text:p>
            <text:p>b. Papi mágia</text:p>
            <text:p><text:s text:c="2"/>- Pl. Arel misztériuma</text:p>
            <text:p>c. Fejvadász tradíció</text:p>
            <text:p>d. Faji tradíció</text:p>
            <text:p>e. Slan tradíció</text:p>
          </table:help-message>
        </table:content-validation>
        <table:content-validation table:name="val127" table:base-cell-address="Tradició_Mágia_Pszi_Háttér.A16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  <text:p/>
            <text:p>Ha van Mágia Tradíció, akkor ennek az iskolának</text:p>
            <text:p>a szintje nem lehet alacsonyabb annál!</text:p>
          </table:help-message>
        </table:content-validation>
        <table:content-validation table:name="val128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9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30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31" table:base-cell-address="Tradició_Mágia_Pszi_Háttér.H20">
          <table:help-message table:title="Ne editáld!" table:display="true">
            <text:p>A program számolja.</text:p>
          </table:help-message>
        </table:content-validation>
        <table:content-validation table:name="val132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3" table:condition="of:cell-content-is-whole-number() and cell-content-is-between(0,4)" table:allow-empty-cell="false" table:base-cell-address="Tradició_Mágia_Pszi_Háttér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4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35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36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599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3" table:default-cell-style-name="ce33"/>
        <table:table-column table:style-name="co15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89"/>
          <table:covered-table-cell table:style-name="ce18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8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8"/>
          <table:covered-table-cell table:style-name="ce146"/>
          <table:table-cell table:style-name="ce174" office:value-type="float" office:value="5" calcext:value-type="float" table:number-columns-spanned="2" table:number-rows-spanned="1">
            <text:p>5</text:p>
          </table:table-cell>
          <table:covered-table-cell table:style-name="ce18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1])&gt;[KP_tablazat.B21];15;[.$D$8]+[$KP_tablazat.$K$11])" office:value-type="float" office:value="13" calcext:value-type="float" table:number-columns-spanned="2" table:number-rows-spanned="1">
            <text:p>13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8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7" table:formula="of:=[.$E$11]-([.$K$11]+[.$D$53]+[Harcértékek.E10]+[Tradició_Mágia_Pszi_Háttér.E3])" office:value-type="float" office:value="950" calcext:value-type="float">
            <text:p>95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33"/>
          <table:table-cell table:style-name="ce509" table:content-validation-name="val48" table:formula="of:=[$KP_tablazat.$K$7]+([.$D$8]*(   ((2*[.C22])+[$KP_tablazat.$K8])  +   ((2*[.$C23])+[KP_tablazat.$K9]) )  )" office:value-type="float" office:value="950" calcext:value-type="float">
            <text:p>9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7" table:formula="of:=SUM([.$K$27:.$K$30])+SUM([.$K$34:.$K$51])+SUM([.$K$55:.$K$62])+SUM([.K16:.K23])+SUM([Tartalék.L5:.L13])+SUM([Tartalék.L17:.L29])+SUM([Tartalék.L33:.L43])+SUM([Tartalék.F36:.F43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0"/>
          <table:table-cell table:style-name="ce187" table:content-validation-name="val2" table:formula="of:=SUM([.K16:.K23])+SUM([.K27:.K28])+SUM([.E32:.E42])+SUM([.E49:.E51])+SUM([.K34:.K37])+[Harcértékek.E10]+[Tradició_Mágia_Pszi_Háttér.E3]+[$Tartalék.L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11"/>
          <table:table-cell table:style-name="ce93" table:content-validation-name="val49" table:formula="of:=([$KP_tablazat.$K$7]+([.$D$8]*((2*[.$C22])+[$KP_tablazat.$K8])))" office:value-type="float" office:value="700" calcext:value-type="float">
            <text:p>700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)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98"/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8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445" table:content-validation-name="val61"/>
          <table:table-cell table:style-name="ce445" table:content-validation-name="val62"/>
          <table:table-cell table:style-name="ce251" table:content-validation-name="val47" table:formula="of:=[.H16]+[.I16]" office:value-type="float" office:value="0" calcext:value-type="float">
            <text:p>0</text:p>
          </table:table-cell>
          <table:table-cell table:style-name="ce271" table:content-validation-name="val47" table:formula="of:=-IF([.$I16]&gt;0;VLOOKUP([.$I16];KP_táblázat;MATCH(&quot;Átfogó&quot;;KP_fejléc;0);0);0)+IF([.$J16]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445" table:content-validation-name="val61"/>
          <table:table-cell table:style-name="ce445" table:content-validation-name="val62"/>
          <table:table-cell table:style-name="ce252" table:content-validation-name="val47" table:formula="of:=[.H17]+[.I17]" office:value-type="float" office:value="0" calcext:value-type="float">
            <text:p>0</text:p>
          </table:table-cell>
          <table:table-cell table:style-name="ce271" table:content-validation-name="val47" table:formula="of:=-IF([.$I17]&gt;0;VLOOKUP([.$I17];KP_táblázat;MATCH(&quot;Átfogó&quot;;KP_fejléc;0);0);0)+IF([.$J17]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599"/>
          <table:table-cell table:style-name="ce515"/>
          <table:table-cell table:style-name="Default" table:number-columns-repeated="2"/>
          <table:table-cell table:style-name="ce5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18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445" table:content-validation-name="val61"/>
          <table:table-cell table:style-name="ce445" table:content-validation-name="val62"/>
          <table:table-cell table:style-name="ce253" table:content-validation-name="val47" table:formula="of:=[.H18]+[.I18]" office:value-type="float" office:value="0" calcext:value-type="float">
            <text:p>0</text:p>
          </table:table-cell>
          <table:table-cell table:style-name="ce271" table:content-validation-name="val47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19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445" table:content-validation-name="val61"/>
          <table:table-cell table:style-name="ce445" table:content-validation-name="val62"/>
          <table:table-cell table:style-name="ce254" table:content-validation-name="val47" table:formula="of:=[.H19]+[.I19]" office:value-type="float" office:value="0" calcext:value-type="float">
            <text:p>0</text:p>
          </table:table-cell>
          <table:table-cell table:style-name="ce271" table:content-validation-name="val47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0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445" table:content-validation-name="val62" table:number-columns-repeated="2"/>
          <table:table-cell table:style-name="ce255" table:content-validation-name="val47" table:formula="of:=[.H20]+[.I20]" office:value-type="float" office:value="0" calcext:value-type="float">
            <text:p>0</text:p>
          </table:table-cell>
          <table:table-cell table:style-name="ce271" table:content-validation-name="val47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1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445" table:content-validation-name="val62" table:number-columns-repeated="2"/>
          <table:table-cell table:style-name="ce256" table:content-validation-name="val47" table:formula="of:=[.H21]+[.I21]" office:value-type="float" office:value="0" calcext:value-type="float">
            <text:p>0</text:p>
          </table:table-cell>
          <table:table-cell table:style-name="ce271" table:content-validation-name="val47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2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445" table:content-validation-name="val62" table:number-columns-repeated="2"/>
          <table:table-cell table:style-name="ce257" table:content-validation-name="val47" table:formula="of:=[.H22]+[.I22]" office:value-type="float" office:value="0" calcext:value-type="float">
            <text:p>0</text:p>
          </table:table-cell>
          <table:table-cell table:style-name="ce271" table:content-validation-name="val47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599"/>
          <table:table-cell table:style-name="Default" table:number-columns-repeated="3"/>
          <table:table-cell table:style-name="ce59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3];tulajdonsagok;2)" office:value-type="float" office:value="5" calcext:value-type="float">
            <text:p>5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445" table:content-validation-name="val62" table:number-columns-repeated="2"/>
          <table:table-cell table:style-name="ce258" table:content-validation-name="val47" table:formula="of:=[.H23]+[.I23]" office:value-type="float" office:value="0" calcext:value-type="float">
            <text:p>0</text:p>
          </table:table-cell>
          <table:table-cell table:style-name="ce271" table:content-validation-name="val47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599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8"/>
          <table:table-cell/>
          <table:table-cell table:style-name="ce599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9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18"/>
          <table:table-cell table:style-name="ce98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3"/>
          <table:table-cell table:style-name="ce98"/>
          <table:table-cell/>
          <table:table-cell table:style-name="ce335" office:value-type="string" calcext:value-type="string">
            <text:p>Aurafejlesztés 🅿️</text:p>
          </table:table-cell>
          <table:table-cell table:style-name="ce445" table:content-validation-name="val62" table:number-columns-repeated="2"/>
          <table:table-cell table:style-name="ce259" table:content-validation-name="val47" table:formula="of:=[.H27]+[.I27]" office:value-type="float" office:value="0" calcext:value-type="float">
            <text:p>0</text:p>
          </table:table-cell>
          <table:table-cell table:style-name="ce271" table:content-validation-name="val47" table:formula="of:=-IF([.$I27]&gt;0;VLOOKUP([.$I27];KP_táblázat;MATCH(&quot;Átfogó&quot;;KP_fejléc;0);0);0)+IF([.$J27];VLOOKUP([.$J27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164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6" table:content-validation-name="val23"/>
          <table:table-cell table:style-name="ce99"/>
          <table:table-cell/>
          <table:table-cell table:style-name="ce335" office:value-type="string" calcext:value-type="string">
            <text:p>Akrobatika 🅿️</text:p>
          </table:table-cell>
          <table:table-cell table:style-name="ce445" table:content-validation-name="val62" table:number-columns-repeated="2"/>
          <table:table-cell table:style-name="ce259" table:content-validation-name="val47" table:formula="of:=[.H28]+[.I28]" office:value-type="float" office:value="0" calcext:value-type="float">
            <text:p>0</text:p>
          </table:table-cell>
          <table:table-cell table:style-name="ce271" table:content-validation-name="val47" table:formula="of:=-IF([.$I28]&gt;0;VLOOKUP([.$I28];KP_táblázat;MATCH(&quot;Átfogó&quot;;KP_fejléc;0);0);0)+IF([.$J28];VLOOKUP([.$J28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8" table:number-columns-spanned="5" table:number-rows-spanned="1"/>
          <table:covered-table-cell table:number-columns-repeated="4" table:style-name="ce18"/>
          <table:table-cell/>
          <table:table-cell table:style-name="ce335"/>
          <table:table-cell table:style-name="ce445" table:content-validation-name="val62" table:number-columns-repeated="2"/>
          <table:table-cell table:style-name="ce259" table:content-validation-name="val47" table:formula="of:=[.H29]+[.I29]" office:value-type="float" office:value="0" calcext:value-type="float">
            <text:p>0</text:p>
          </table:table-cell>
          <table:table-cell table:style-name="ce271" table:content-validation-name="val47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445" table:content-validation-name="val62" table:number-columns-repeated="2"/>
          <table:table-cell table:style-name="ce259" table:content-validation-name="val47" table:formula="of:=[.H30]+[.I30]" office:value-type="float" office:value="0" calcext:value-type="float">
            <text:p>0</text:p>
          </table:table-cell>
          <table:table-cell table:style-name="ce271" table:content-validation-name="val47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8"/>
          <table:table-cell table:number-columns-repeated="2"/>
          <table:table-cell table:style-name="ce39" table:number-columns-repeated="3"/>
          <table:table-cell table:style-name="ce89" table:number-columns-repeated="2"/>
          <table:table-cell table:style-name="ce283" table:number-columns-repeated="238"/>
        </table:table-row>
        <table:table-row table:style-name="ro1">
          <table:table-cell table:style-name="ce2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7" table:content-validation-name="val24" office:value-type="float" office:value="4" calcext:value-type="float">
            <text:p>4</text:p>
          </table:table-cell>
          <table:table-cell table:style-name="ce81" table:content-validation-name="val4"/>
          <table:table-cell table:style-name="ce197" table:content-validation-name="val47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7" table:content-validation-name="val25" office:value-type="float" office:value="1" calcext:value-type="float">
            <text:p>1</text:p>
          </table:table-cell>
          <table:table-cell table:style-name="ce177" table:content-validation-name="val35"/>
          <table:table-cell table:style-name="ce198" table:content-validation-name="val47" table:formula="of:=[.$D33]*[$KP_tablazat.$K$14]" office:value-type="float" office:value="0" calcext:value-type="float">
            <text:p>0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7" table:content-validation-name="val26" office:value-type="float" office:value="2" calcext:value-type="float">
            <text:p>2</text:p>
          </table:table-cell>
          <table:table-cell table:style-name="ce81" table:content-validation-name="val36"/>
          <table:table-cell table:style-name="ce199" table:content-validation-name="val47" table:formula="of:=[.$D34]*[$KP_tablazat.$K$14]" office:value-type="float" office:value="0" calcext:value-type="float">
            <text:p>0</text:p>
          </table:table-cell>
          <table:table-cell/>
          <table:table-cell table:style-name="ce379" table:content-validation-name="val53" office:value-type="string" calcext:value-type="string">
            <text:p>Fájdalomtűrés 🅿️</text:p>
          </table:table-cell>
          <table:table-cell table:style-name="ce445" table:content-validation-name="val63"/>
          <table:table-cell table:style-name="ce239" table:content-validation-name="val66"/>
          <table:table-cell table:style-name="ce260" table:content-validation-name="val47" table:formula="of:=[.H34]+[.I34]" office:value-type="float" office:value="0" calcext:value-type="float">
            <text:p>0</text:p>
          </table:table-cell>
          <table:table-cell table:style-name="ce275" table:content-validation-name="val47" table:formula="of:=-IF([.$I34]&gt;0;VLOOKUP([.$I34];KP_táblázat;MATCH(&quot;Átlagos&quot;;KP_fejléc;0);0);0)+IF([.$J34];VLOOKUP([.$J3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7" table:content-validation-name="val27" office:value-type="float" office:value="2" calcext:value-type="float">
            <text:p>2</text:p>
          </table:table-cell>
          <table:table-cell table:style-name="ce81" table:content-validation-name="val37"/>
          <table:table-cell table:style-name="ce200" table:content-validation-name="val47" table:formula="of:=[.$D35]*[$KP_tablazat.$K$14]" office:value-type="float" office:value="0" calcext:value-type="float">
            <text:p>0</text:p>
          </table:table-cell>
          <table:table-cell/>
          <table:table-cell table:style-name="ce335" table:content-validation-name="val54" office:value-type="string" calcext:value-type="string">
            <text:p>Észlelés 🅿️</text:p>
          </table:table-cell>
          <table:table-cell table:style-name="ce445" table:content-validation-name="val64"/>
          <table:table-cell table:style-name="ce239" table:content-validation-name="val66"/>
          <table:table-cell table:style-name="ce260" table:content-validation-name="val47" table:formula="of:=[.H35]+[.I35]" office:value-type="float" office:value="0" calcext:value-type="float">
            <text:p>0</text:p>
          </table:table-cell>
          <table:table-cell table:style-name="ce275" table:content-validation-name="val47" table:formula="of:=-IF([.$I35]&gt;0;VLOOKUP([.$I35];KP_táblázat;MATCH(&quot;Átlagos&quot;;KP_fejléc;0);0);0)+IF([.$J35];VLOOKUP([.$J3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67" table:content-validation-name="val28" office:value-type="float" office:value="3" calcext:value-type="float">
            <text:p>3</text:p>
          </table:table-cell>
          <table:table-cell table:style-name="ce81" table:content-validation-name="val38"/>
          <table:table-cell table:style-name="ce201" table:content-validation-name="val47" table:formula="of:=[.$D36]*[$KP_tablazat.$K$14]" office:value-type="float" office:value="0" calcext:value-type="float">
            <text:p>0</text:p>
          </table:table-cell>
          <table:table-cell/>
          <table:table-cell table:style-name="ce335" table:content-validation-name="val55" office:value-type="string" calcext:value-type="string">
            <text:p>Összpontosítás 🅿️</text:p>
          </table:table-cell>
          <table:table-cell table:style-name="ce445" table:content-validation-name="val65"/>
          <table:table-cell table:style-name="ce239" table:content-validation-name="val66"/>
          <table:table-cell table:style-name="ce260" table:content-validation-name="val47" table:formula="of:=[.H36]+[.I36]" office:value-type="float" office:value="0" calcext:value-type="float">
            <text:p>0</text:p>
          </table:table-cell>
          <table:table-cell table:style-name="ce275" table:content-validation-name="val47" table:formula="of:=-IF([.$I36]&gt;0;VLOOKUP([.$I36];KP_táblázat;MATCH(&quot;Átlagos&quot;;KP_fejléc;0);0);0)+IF([.$J36];VLOOKUP([.$J3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1" table:content-validation-name="val29"/>
          <table:table-cell table:style-name="ce202" table:content-validation-name="val47" table:formula="of:=[.$D37]*[$KP_tablazat.$K$14]" office:value-type="float" office:value="0" calcext:value-type="float">
            <text:p>0</text:p>
          </table:table-cell>
          <table:table-cell/>
          <table:table-cell table:style-name="ce335" office:value-type="string" calcext:value-type="string">
            <text:p>Lopakodás/rejtőzés 🅿️</text:p>
          </table:table-cell>
          <table:table-cell table:style-name="ce239" table:content-validation-name="val66" table:number-columns-repeated="2"/>
          <table:table-cell table:style-name="ce260" table:content-validation-name="val47" table:formula="of:=[.H37]+[.I37]" office:value-type="float" office:value="0" calcext:value-type="float">
            <text:p>0</text:p>
          </table:table-cell>
          <table:table-cell table:style-name="ce275" table:content-validation-name="val47" table:formula="of:=-IF([.$I37]&gt;0;VLOOKUP([.$I37];KP_táblázat;MATCH(&quot;Átlagos&quot;;KP_fejléc;0);0);0)+IF([.$J37];VLOOKUP([.$J3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1" table:content-validation-name="val29"/>
          <table:table-cell table:style-name="ce203" table:content-validation-name="val47" table:formula="of:=[.$D38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239" table:content-validation-name="val66" table:number-columns-repeated="2"/>
          <table:table-cell table:style-name="ce260" table:content-validation-name="val47" table:formula="of:=[.H38]+[.I38]" office:value-type="float" office:value="0" calcext:value-type="float">
            <text:p>0</text:p>
          </table:table-cell>
          <table:table-cell table:style-name="ce275" table:content-validation-name="val47" table:formula="of:=-IF([.$I38]&gt;0;VLOOKUP([.$I38];KP_táblázat;MATCH(&quot;Átlagos&quot;;KP_fejléc;0);0);0)+IF([.$J38];VLOOKUP([.$J3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1" table:content-validation-name="val29"/>
          <table:table-cell table:style-name="ce204" table:content-validation-name="val47" table:formula="of:=[.$D39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39]+[.I39]" office:value-type="float" office:value="0" calcext:value-type="float">
            <text:p>0</text:p>
          </table:table-cell>
          <table:table-cell table:style-name="ce275" table:content-validation-name="val47" table:formula="of:=-IF([.$I39]&gt;0;VLOOKUP([.$I39];KP_táblázat;MATCH(&quot;Átlagos&quot;;KP_fejléc;0);0);0)+IF([.$J39];VLOOKUP([.$J3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1" table:content-validation-name="val29"/>
          <table:table-cell table:style-name="ce205" table:content-validation-name="val47" table:formula="of:=[.$D40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0]+[.I40]" office:value-type="float" office:value="0" calcext:value-type="float">
            <text:p>0</text:p>
          </table:table-cell>
          <table:table-cell table:style-name="ce275" table:content-validation-name="val47" table:formula="of:=-IF([.$I40]&gt;0;VLOOKUP([.$I40];KP_táblázat;MATCH(&quot;Átlagos&quot;;KP_fejléc;0);0);0)+IF([.$J40]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1" table:content-validation-name="val29"/>
          <table:table-cell table:style-name="ce206" table:content-validation-name="val47" table:formula="of:=[.$D41]*[$KP_tablazat.$K$14]" office:value-type="float" office:value="0" calcext:value-type="float">
            <text:p>0</text:p>
          </table:table-cell>
          <table:table-cell/>
          <table:table-cell table:style-name="ce558"/>
          <table:table-cell table:style-name="ce239" table:content-validation-name="val66" table:number-columns-repeated="2"/>
          <table:table-cell table:style-name="ce260" table:content-validation-name="val47" table:formula="of:=[.H41]+[.I41]" office:value-type="float" office:value="0" calcext:value-type="float">
            <text:p>0</text:p>
          </table:table-cell>
          <table:table-cell table:style-name="ce275" table:content-validation-name="val47" table:formula="of:=-IF([.$I41]&gt;0;VLOOKUP([.$I41];KP_táblázat;MATCH(&quot;Átlagos&quot;;KP_fejléc;0);0);0)+IF([.$J41];VLOOKUP([.$J41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2]+[.I42]" office:value-type="float" office:value="0" calcext:value-type="float">
            <text:p>0</text:p>
          </table:table-cell>
          <table:table-cell table:style-name="ce275" table:content-validation-name="val47" table:formula="of:=-IF([.$I42]&gt;0;VLOOKUP([.$I42];KP_táblázat;MATCH(&quot;Átlagos&quot;;KP_fejléc;0);0);0)+IF([.$J42];VLOOKUP([.$J42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3"/>
          <table:table-cell table:style-name="ce89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0" table:content-validation-name="val30" office:value-type="float" office:value="1" calcext:value-type="float">
            <text:p>1</text:p>
          </table:table-cell>
          <table:table-cell table:style-name="ce81" table:content-validation-name="val39"/>
          <table:table-cell table:style-name="ce207" table:content-validation-name="val47" table:formula="of:=IF(([.$D43]*[$KP_tablazat.$K$14]-([KP_tablazat.K14]*[Tradició_Mágia_Pszi_Háttér.D7]))&lt;0;0;[.$D43]*[$KP_tablazat.$K$14]-([KP_tablazat.K14]*[Tradició_Mágia_Pszi_Háttér.D7]))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3]+[.I43]" office:value-type="float" office:value="0" calcext:value-type="float">
            <text:p>0</text:p>
          </table:table-cell>
          <table:table-cell table:style-name="ce275" table:content-validation-name="val47" table:formula="of:=-IF([.$I43]&gt;0;VLOOKUP([.$I43];KP_táblázat;MATCH(&quot;Átlagos&quot;;KP_fejléc;0);0);0)+IF([.$J43];VLOOKUP([.$J43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9"/>
          <table:table-cell table:style-name="ce81" table:content-validation-name="val29"/>
          <table:table-cell table:style-name="ce208" table:content-validation-name="val47" table:formula="of:=[.$D44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4]+[.I44]" office:value-type="float" office:value="0" calcext:value-type="float">
            <text:p>0</text:p>
          </table:table-cell>
          <table:table-cell table:style-name="ce275" table:content-validation-name="val47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8" table:content-validation-name="val29"/>
          <table:table-cell table:style-name="ce81" table:content-validation-name="val29"/>
          <table:table-cell table:style-name="ce209" table:content-validation-name="val47" table:formula="of:=[.$D45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5]+[.I45]" office:value-type="float" office:value="0" calcext:value-type="float">
            <text:p>0</text:p>
          </table:table-cell>
          <table:table-cell table:style-name="ce275" table:content-validation-name="val47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9"/>
          <table:table-cell table:style-name="ce81" table:content-validation-name="val29"/>
          <table:table-cell table:style-name="ce210" table:content-validation-name="val47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6]+[.I46]" office:value-type="float" office:value="0" calcext:value-type="float">
            <text:p>0</text:p>
          </table:table-cell>
          <table:table-cell table:style-name="ce275" table:content-validation-name="val47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9" office:value-type="float" office:value="5" calcext:value-type="float">
            <text:p>5</text:p>
          </table:table-cell>
          <table:table-cell table:style-name="ce81" table:content-validation-name="val40"/>
          <table:table-cell table:style-name="ce211" table:content-validation-name="val47" table:formula="of:=-[.$D47]*[$KP_tablazat.$K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7]+[.I47]" office:value-type="float" office:value="0" calcext:value-type="float">
            <text:p>0</text:p>
          </table:table-cell>
          <table:table-cell table:style-name="ce275" table:content-validation-name="val47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70" table:content-validation-name="val31" office:value-type="float" office:value="1" calcext:value-type="float">
            <text:p>1</text:p>
          </table:table-cell>
          <table:table-cell table:style-name="ce81" table:content-validation-name="val41"/>
          <table:table-cell table:style-name="ce211" table:content-validation-name="val47" table:formula="of:=-[.$D48]*[$KP_tablazat.$K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8]+[.I48]" office:value-type="float" office:value="0" calcext:value-type="float">
            <text:p>0</text:p>
          </table:table-cell>
          <table:table-cell table:style-name="ce275" table:content-validation-name="val47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70" table:content-validation-name="val31" office:value-type="float" office:value="1" calcext:value-type="float">
            <text:p>1</text:p>
          </table:table-cell>
          <table:table-cell table:style-name="ce81" table:content-validation-name="val42"/>
          <table:table-cell table:style-name="ce211" table:content-validation-name="val47" table:formula="of:=-[.$D49]*[$KP_tablazat.$K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9]+[.I49]" office:value-type="float" office:value="0" calcext:value-type="float">
            <text:p>0</text:p>
          </table:table-cell>
          <table:table-cell table:style-name="ce275" table:content-validation-name="val47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0]+[.I50]" office:value-type="float" office:value="0" calcext:value-type="float">
            <text:p>0</text:p>
          </table:table-cell>
          <table:table-cell table:style-name="ce275" table:content-validation-name="val47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2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43"/>
          <table:table-cell table:style-name="ce212" table:content-validation-name="val51" table:formula="of:=[.$C$5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1]+[.I51]" office:value-type="float" office:value="0" calcext:value-type="float">
            <text:p>0</text:p>
          </table:table-cell>
          <table:table-cell table:style-name="ce275" table:content-validation-name="val47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8"/>
          <table:covered-table-cell table:style-name="ce98"/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8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4" table:formula="of:=SUM([.$E$32:.$E$41])+SUM([.E43:.E49])+SUM([.E51])+SUM([Tartalék.F9:.F32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33"/>
          <table:table-cell table:style-name="ce180" table:formula="of:=([.$D$53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99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96" table:content-validation-name="val56" office:value-type="string" calcext:value-type="string">
            <text:p>Helyismeret: [<text:span text:style-name="T3">saját város</text:span>]</text:p>
          </table:table-cell>
          <table:table-cell table:style-name="ce451" table:content-validation-name="val67"/>
          <table:table-cell table:style-name="ce249" table:content-validation-name="val66" office:value-type="float" office:value="10" calcext:value-type="float">
            <text:p>+10</text:p>
          </table:table-cell>
          <table:table-cell table:style-name="ce261" table:content-validation-name="val47" table:formula="of:=[.H55]+[.I55]" office:value-type="float" office:value="10" calcext:value-type="float">
            <text:p>10</text:p>
          </table:table-cell>
          <table:table-cell table:style-name="ce271" table:content-validation-name="val47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5" table:formula="of:=(ROUNDDOWN(SUM([.J16:.J19])/[KP_tablazat.K16]))-SUM([.C58:.C62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396" table:content-validation-name="val57" office:value-type="string" calcext:value-type="string">
            <text:p>Történel.ism:[<text:span text:style-name="T3">saját állam</text:span><text:span text:style-name="T4">]</text:span></text:p>
          </table:table-cell>
          <table:table-cell table:style-name="ce451" table:content-validation-name="val68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6]+[.I56]" office:value-type="float" office:value="3" calcext:value-type="float">
            <text:p>3</text:p>
          </table:table-cell>
          <table:table-cell table:style-name="ce271" table:content-validation-name="val47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396" table:content-validation-name="val58" office:value-type="string" calcext:value-type="string">
            <text:p>Vallásism – [<text:span text:style-name="T3">saját vallás</text:span><text:span text:style-name="T4">]</text:span></text:p>
          </table:table-cell>
          <table:table-cell table:style-name="ce451" table:content-validation-name="val69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7]+[.I57]" office:value-type="float" office:value="3" calcext:value-type="float">
            <text:p>3</text:p>
          </table:table-cell>
          <table:table-cell table:style-name="ce271" table:content-validation-name="val47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/>
          <table:table-cell table:style-name="ce396" table:content-validation-name="val59" office:value-type="string" calcext:value-type="string">
            <text:p>Nyelvismeret – [<text:span text:style-name="T3">saját nyelv</text:span><text:span text:style-name="T4">]</text:span></text:p>
          </table:table-cell>
          <table:table-cell table:style-name="ce451" table:content-validation-name="val70"/>
          <table:table-cell table:style-name="ce249" table:content-validation-name="val66" office:value-type="float" office:value="9" calcext:value-type="float">
            <text:p>+9</text:p>
          </table:table-cell>
          <table:table-cell table:style-name="ce261" table:content-validation-name="val47" table:formula="of:=[.H58]+[.I58]" office:value-type="float" office:value="9" calcext:value-type="float">
            <text:p>9</text:p>
          </table:table-cell>
          <table:table-cell table:style-name="ce271" table:content-validation-name="val47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/>
          <table:table-cell table:style-name="ce396" table:content-validation-name="val60" office:value-type="string" calcext:value-type="string">
            <text:p>Nyelvismeret – Közös</text:p>
          </table:table-cell>
          <table:table-cell table:style-name="ce451" table:content-validation-name="val71"/>
          <table:table-cell table:style-name="ce249" table:content-validation-name="val66" office:value-type="float" office:value="6" calcext:value-type="float">
            <text:p>+6</text:p>
          </table:table-cell>
          <table:table-cell table:style-name="ce261" table:content-validation-name="val47" table:formula="of:=[.H59]+[.I59]" office:value-type="float" office:value="6" calcext:value-type="float">
            <text:p>6</text:p>
          </table:table-cell>
          <table:table-cell table:style-name="ce271" table:content-validation-name="val47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0]+[.I60]" office:value-type="float" office:value="0" calcext:value-type="float">
            <text:p>0</text:p>
          </table:table-cell>
          <table:table-cell table:style-name="ce271" table:content-validation-name="val47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1]+[.I61]" office:value-type="float" office:value="0" calcext:value-type="float">
            <text:p>0</text:p>
          </table:table-cell>
          <table:table-cell table:style-name="ce271" table:content-validation-name="val47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78" table:content-validation-name="val33"/>
          <table:table-cell table:style-name="ce78" table:content-validation-name="val46"/>
          <table:table-cell table:style-name="ce218" table:content-validation-name="val52"/>
          <table:table-cell/>
          <table:table-cell table:style-name="ce234"/>
          <table:table-cell table:style-name="ce246" table:content-validation-name="val66" table:number-columns-repeated="2"/>
          <table:table-cell table:style-name="ce263" table:content-validation-name="val47" table:formula="of:=[.H62]+[.I62]" office:value-type="float" office:value="0" calcext:value-type="float">
            <text:p>0</text:p>
          </table:table-cell>
          <table:table-cell table:style-name="ce278" table:content-validation-name="val47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Tradició_Mágia_Pszi_Háttér.$D$7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table:table-column table:style-name="co17" table:default-cell-style-name="ce18"/>
        <table:table-column table:style-name="co15" table:number-columns-repeated="2" table:default-cell-style-name="ce18"/>
        <table:table-column table:style-name="co18" table:number-columns-repeated="2" table:default-cell-style-name="ce18"/>
        <table:table-column table:style-name="co19" table:number-columns-repeated="4" table:default-cell-style-name="ce18"/>
        <table:table-column table:style-name="co20" table:default-cell-style-name="ce18"/>
        <table:table-column table:style-name="co13" table:number-columns-repeated="3" table:default-cell-style-name="ce18"/>
        <table:table-column table:style-name="co21" table:default-cell-style-name="ce18"/>
        <table:table-column table:style-name="co13" table:number-columns-repeated="242" table:default-cell-style-name="ce18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599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29" table:content-validation-name="val81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9" table:content-validation-name="val95" office:value-type="string" calcext:value-type="string">
            <text:p>Módosítók</text:p>
          </table:table-cell>
          <table:table-cell table:style-name="ce529" table:content-validation-name="val101" office:value-type="string" calcext:value-type="string">
            <text:p>Összesen</text:p>
          </table:table-cell>
          <table:table-cell/>
          <table:table-cell table:style-name="ce569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1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555" table:content-validation-name="val87" office:value-type="float" office:value="10" calcext:value-type="float">
            <text:p>10</text:p>
          </table:table-cell>
          <table:table-cell table:style-name="ce555" table:content-validation-name="val96" table:formula="of:=([Tulajdonságok_képzettségek.C21])+([Tulajdonságok_képzettségek.C22])+[Tulajdonságok_képzettségek.$D$8]+(4*[Tulajdonságok_képzettségek.D33])" office:value-type="float" office:value="5" calcext:value-type="float">
            <text:p>5</text:p>
          </table:table-cell>
          <table:table-cell table:style-name="ce585" table:content-validation-name="val102" table:formula="of:=[.C4]+[.D4]" office:value-type="float" office:value="15" calcext:value-type="float">
            <text:p>15</text:p>
          </table:table-cell>
          <table:table-cell/>
          <table:table-cell table:style-name="ce569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69" table:content-validation-name="val122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2" office:value-type="float" office:value="0" calcext:value-type="float">
            <text:p>0</text:p>
          </table:table-cell>
          <table:table-cell table:style-name="ce555" table:content-validation-name="val87" office:value-type="float" office:value="20" calcext:value-type="float">
            <text:p>20</text:p>
          </table:table-cell>
          <table:table-cell table:style-name="ce555" table:content-validation-name="val97" table:formula="of:=2*([Tulajdonságok_képzettségek.C18]+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585" table:content-validation-name="val103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2" office:value-type="float" office:value="0" calcext:value-type="float">
            <text:p>0</text:p>
          </table:table-cell>
          <table:table-cell table:style-name="ce555" table:content-validation-name="val87" office:value-type="float" office:value="120" calcext:value-type="float">
            <text:p>120</text:p>
          </table:table-cell>
          <table:table-cell table:style-name="ce555" table:content-validation-name="val98" table:formula="of:=2*(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585" table:content-validation-name="val104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69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4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3" office:value-type="float" office:value="0" calcext:value-type="float">
            <text:p>0</text:p>
          </table:table-cell>
          <table:table-cell table:style-name="ce555" table:content-validation-name="val88" table:formula="of:=[KP_tablazat.K17]" office:value-type="float" office:value="-30" calcext:value-type="float">
            <text:p>-30</text:p>
          </table:table-cell>
          <table:table-cell table:style-name="ce235" table:content-validation-name="val99" table:formula="of:=2*[Tulajdonságok_képzettségek.C24]" office:value-type="float" office:value="0" calcext:value-type="float">
            <text:p>0</text:p>
          </table:table-cell>
          <table:table-cell table:style-name="ce585" table:content-validation-name="val105" table:formula="of:=[.C8]+[.B8]+[.D8]" office:value-type="float" office:value="-30" calcext:value-type="float">
            <text:p>-30</text:p>
          </table:table-cell>
          <table:table-cell/>
          <table:table-cell table:style-name="ce569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69" table:content-validation-name="val123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599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4" table:formula="of:=[Tulajdonságok_képzettségek.E10]" office:value-type="float" office:value="950" calcext:value-type="float">
            <text:p>950</text:p>
          </table:table-cell>
          <table:table-cell/>
          <table:table-cell table:style-name="ce569" office:value-type="string" calcext:value-type="string">
            <text:p>KP HM-re:</text:p>
          </table:table-cell>
          <table:table-cell table:style-name="ce361" table:content-validation-name="val106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569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4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505"/>
          <table:table-cell table:style-name="ce505" table:number-columns-spanned="6" table:number-rows-spanned="1"/>
          <table:covered-table-cell table:number-columns-repeated="5" table:style-name="ce505"/>
          <table:table-cell table:style-name="ce505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56" table:content-validation-name="val89" office:value-type="string" calcext:value-type="string">
            <text:p>Szint</text:p>
          </table:table-cell>
          <table:table-cell table:style-name="ce556" office:value-type="string" calcext:value-type="string">
            <text:p>KÉ</text:p>
          </table:table-cell>
          <table:table-cell table:style-name="ce556" office:value-type="string" calcext:value-type="string">
            <text:p>TÉ/CÉ</text:p>
          </table:table-cell>
          <table:table-cell table:style-name="ce556" office:value-type="string" calcext:value-type="string">
            <text:p>VÉ</text:p>
          </table:table-cell>
          <table:table-cell table:style-name="ce556" table:content-validation-name="val110" office:value-type="string" calcext:value-type="string">
            <text:p>Sebesség</text:p>
          </table:table-cell>
          <table:table-cell table:style-name="ce556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9" table:formula="of:=[Tulajdonságok_képzettségek.H16]" office:value-type="float" office:value="0" calcext:value-type="float">
            <text:p>0</text:p>
          </table:table-cell>
          <table:table-cell table:style-name="ce348" table:content-validation-name="val44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44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10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9" table:formula="of:=[Tulajdonságok_képzettségek.H17]" office:value-type="float" office:value="0" calcext:value-type="float">
            <text:p>0</text:p>
          </table:table-cell>
          <table:table-cell table:style-name="ce348" table:content-validation-name="val44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44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10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9" table:formula="of:=[Tulajdonságok_képzettségek.H18]" office:value-type="float" office:value="0" calcext:value-type="float">
            <text:p>0</text:p>
          </table:table-cell>
          <table:table-cell table:style-name="ce348" table:content-validation-name="val44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44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10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9" table:formula="of:=[Tulajdonságok_képzettségek.H19]" office:value-type="float" office:value="0" calcext:value-type="float">
            <text:p>0</text:p>
          </table:table-cell>
          <table:table-cell table:style-name="ce348" table:content-validation-name="val44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44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10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9" table:formula="of:=[Tulajdonságok_képzettségek.H20]" office:value-type="float" office:value="0" calcext:value-type="float">
            <text:p>0</text:p>
          </table:table-cell>
          <table:table-cell table:style-name="ce348" table:content-validation-name="val44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44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9" table:formula="of:=[Tulajdonságok_képzettségek.H21]" office:value-type="float" office:value="0" calcext:value-type="float">
            <text:p>0</text:p>
          </table:table-cell>
          <table:table-cell table:style-name="ce348" table:content-validation-name="val44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44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9" table:formula="of:=[Tulajdonságok_képzettségek.H22]" office:value-type="float" office:value="0" calcext:value-type="float">
            <text:p>0</text:p>
          </table:table-cell>
          <table:table-cell table:style-name="ce348" table:content-validation-name="val44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44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9" table:formula="of:=[Tulajdonságok_képzettségek.H23]" office:value-type="float" office:value="0" calcext:value-type="float">
            <text:p>0</text:p>
          </table:table-cell>
          <table:table-cell table:style-name="ce348" table:content-validation-name="val44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44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05" table:number-columns-spanned="9" table:number-rows-spanned="1"/>
          <table:covered-table-cell table:number-columns-repeated="7" table:style-name="ce505"/>
          <table:covered-table-cell table:style-name="ce410"/>
          <table:table-cell table:style-name="ce505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05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5"/>
          <table:covered-table-cell table:number-columns-repeated="5" table:style-name="ce337"/>
          <table:covered-table-cell table:style-name="ce535"/>
          <table:covered-table-cell table:style-name="ce609"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style-name="ce599"/>
          <table:table-cell table:number-columns-repeated="241"/>
        </table:table-row>
        <table:table-row table:style-name="ro1">
          <table:table-cell table:style-name="ce510" table:content-validation-name="val72" office:value-type="string" calcext:value-type="string">
            <text:p>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09" office:value-type="string" calcext:value-type="string">
            <text:p>SP</text:p>
          </table:table-cell>
          <table:table-cell table:style-name="ce609" office:value-type="string" calcext:value-type="string" table:number-columns-spanned="2" table:number-rows-spanned="1">
            <text:p>Komment</text:p>
          </table:table-cell>
          <table:covered-table-cell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style-name="ce599"/>
          <table:table-cell table:number-columns-repeated="241"/>
        </table:table-row>
        <table:table-row table:style-name="ro1">
          <table:table-cell table:style-name="ce293" table:content-validation-name="val73" office:value-type="string" calcext:value-type="string">
            <text:p>Puszta kéz</text:p>
          </table:table-cell>
          <table:table-cell table:style-name="ce318" table:content-validation-name="val84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4" table:content-validation-name="val44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4" table:content-validation-name="val44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4" table:content-validation-name="val44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4" table:content-validation-name="val111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599"/>
          <table:table-cell table:style-name="ce599"/>
          <table:table-cell table:number-columns-repeated="241"/>
        </table:table-row>
        <table:table-row table:style-name="ro1">
          <table:table-cell table:style-name="ce512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4" table:content-validation-name="val44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64" table:content-validation-name="val112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99"/>
          <table:table-cell table:number-columns-repeated="241"/>
        </table:table-row>
        <table:table-row table:style-name="ro1">
          <table:table-cell table:style-name="ce512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4" table:content-validation-name="val44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64" table:content-validation-name="val112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99"/>
          <table:table-cell table:number-columns-repeated="241"/>
        </table:table-row>
        <table:table-row table:style-name="ro1">
          <table:table-cell table:style-name="ce512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4" table:content-validation-name="val44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4" table:content-validation-name="val112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99"/>
          <table:table-cell table:number-columns-repeated="241"/>
        </table:table-row>
        <table:table-row table:style-name="ro1">
          <table:table-cell table:style-name="ce512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4" table:content-validation-name="val44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4" table:content-validation-name="val112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99"/>
          <table:table-cell table:number-columns-repeated="241"/>
        </table:table-row>
        <table:table-row table:style-name="ro1">
          <table:table-cell table:style-name="ce512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4" table:content-validation-name="val44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4" table:content-validation-name="val112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99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style-name="ce599"/>
          <table:table-cell table:number-columns-repeated="241"/>
        </table:table-row>
        <table:table-row table:style-name="ro1">
          <table:table-cell table:style-name="ce510" table:content-validation-name="val75" office:value-type="string" calcext:value-type="string">
            <text:p>Távolsági 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09" office:value-type="string" calcext:value-type="string">
            <text:p>SP</text:p>
          </table:table-cell>
          <table:table-cell table:style-name="ce609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12" table:content-validation-name="val76" office:value-type="string" calcext:value-type="string">
            <text:p><text:s/>__</text:p>
          </table:table-cell>
          <table:table-cell table:style-name="ce318" table:content-validation-name="val84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564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564" table:content-validation-name="val113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12" table:content-validation-name="val77" office:value-type="string" calcext:value-type="string">
            <text:p><text:s/>__</text:p>
          </table:table-cell>
          <table:table-cell table:style-name="ce318" table:content-validation-name="val84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564" table:content-validation-name="val44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564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564" table:content-validation-name="val113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599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59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8">
          <table:table-cell table:style-name="ce296" table:content-validation-name="val78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535" table:content-validation-name="val85"/>
          <table:table-cell table:style-name="ce341" table:content-validation-name="val92" office:value-type="string" calcext:value-type="string">
            <text:p>Tám/kör</text:p>
          </table:table-cell>
          <table:table-cell table:style-name="ce510" office:value-type="string" calcext:value-type="string">
            <text:p>KÉ</text:p>
          </table:table-cell>
          <table:table-cell table:style-name="ce510" office:value-type="string" calcext:value-type="string">
            <text:p>TÉ/CÉ</text:p>
          </table:table-cell>
          <table:table-cell table:style-name="ce510" office:value-type="string" calcext:value-type="string">
            <text:p>VÉ/Osztó</text:p>
          </table:table-cell>
          <table:table-cell table:style-name="ce609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599" table:content-validation-name="val7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5"/>
          <table:table-cell table:style-name="ce564" table:content-validation-name="val93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100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100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100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14" table:formula="of:=[.G25]" office:value-type="string" office:string-value="-5 Z" calcext:value-type="string">
            <text:p>-5 Z</text:p>
          </table:table-cell>
          <table:table-cell table:style-name="ce626" table:content-validation-name="val79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80"/>
          <table:table-cell table:style-name="ce564" table:content-validation-name="val93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64" table:content-validation-name="val112" table:formula="of:=[.G26]" office:value-type="string" office:string-value="N/A" calcext:value-type="string">
            <text:p>N/A</text:p>
          </table:table-cell>
          <table:table-cell table:style-name="ce626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4" table:content-validation-name="val93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64" table:content-validation-name="val112" table:formula="of:=[.G27]" office:value-type="string" office:string-value="N/A" calcext:value-type="string">
            <text:p>N/A</text:p>
          </table:table-cell>
          <table:table-cell table:style-name="ce626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4" table:content-validation-name="val93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4" table:content-validation-name="val112" table:formula="of:=[.G28]" office:value-type="string" office:string-value="N/A" calcext:value-type="string">
            <text:p>N/A</text:p>
          </table:table-cell>
          <table:table-cell table:style-name="ce626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80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4" table:content-validation-name="val9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4" table:content-validation-name="val112" table:formula="of:=[.G29]" office:value-type="string" office:string-value="N/A" calcext:value-type="string">
            <text:p>N/A</text:p>
          </table:table-cell>
          <table:table-cell table:style-name="ce626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80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4" table:content-validation-name="val9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11" table:content-validation-name="val112" table:formula="of:=[.G30]" office:value-type="string" office:string-value="N/A" calcext:value-type="string">
            <text:p>N/A</text:p>
          </table:table-cell>
          <table:table-cell table:style-name="ce626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80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80"/>
          <table:table-cell table:style-name="ce343" table:content-validation-name="val93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100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100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100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12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80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0"/>
          <table:table-cell table:style-name="ce344" table:content-validation-name="val9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00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100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100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12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4" table:content-validation-name="val115"/>
          <table:covered-table-cell table:style-name="ce626"/>
          <table:covered-table-cell/>
          <table:table-cell/>
          <table:table-cell table:style-name="ce599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6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4"/>
          <table:table-cell table:style-name="ce355" office:value-type="float" office:value="0" calcext:value-type="float">
            <text:p>0</text:p>
          </table:table-cell>
          <table:table-cell table:style-name="ce364" table:content-validation-name="val107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7" table:formula="of:=VLOOKUP([.$B$47];pajzsok;3;0)" office:value-type="float" office:value="0" calcext:value-type="float">
            <text:p>0</text:p>
          </table:table-cell>
          <table:table-cell table:style-name="ce611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05"/>
          <table:table-cell table:style-name="ce505" table:number-columns-repeated="254"/>
        </table:table-row>
        <table:table-row table:style-name="ro9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8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6" office:value-type="string" calcext:value-type="string">
            <text:p>MGT:</text:p>
          </table:table-cell>
          <table:table-cell table:style-name="ce400" table:content-validation-name="val119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10">
          <table:table-cell table:style-name="ce524" table:number-columns-spanned="9" table:number-rows-spanned="1"/>
          <table:covered-table-cell table:style-name="ce327"/>
          <table:covered-table-cell table:number-columns-repeated="3" table:style-name="ce524"/>
          <table:covered-table-cell table:style-name="ce372"/>
          <table:covered-table-cell table:number-columns-repeated="2" table:style-name="ce524"/>
          <table:covered-table-cell table:style-name="ce420"/>
          <table:table-cell table:style-name="ce524" table:number-columns-repeated="246"/>
          <table:table-cell table:style-name="ce505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7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28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05" table:number-columns-repeated="3"/>
          <table:table-cell table:style-name="ce524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528"/>
          <table:covered-table-cell table:style-name="ce426"/>
          <table:table-cell table:number-columns-repeated="3"/>
          <table:table-cell table:style-name="ce528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9" office:value-type="string" calcext:value-type="string">
            <text:p>-</text:p>
          </table:table-cell>
          <table:table-cell table:style-name="ce389" table:content-validation-name="val118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20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25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28"/>
          <table:table-cell table:style-name="ce331"/>
          <table:table-cell table:style-name="ce528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table:table-column table:style-name="co22" table:default-cell-style-name="ce235"/>
        <table:table-column table:style-name="co23" table:default-cell-style-name="ce235"/>
        <table:table-column table:style-name="co24" table:default-cell-style-name="ce235"/>
        <table:table-column table:style-name="co25" table:default-cell-style-name="ce235"/>
        <table:table-column table:style-name="co26" table:default-cell-style-name="ce235"/>
        <table:table-column table:style-name="co27" table:default-cell-style-name="ce235"/>
        <table:table-column table:style-name="co28" table:default-cell-style-name="Default"/>
        <table:table-column table:style-name="co29" table:default-cell-style-name="ce738"/>
        <table:table-column table:style-name="co30" table:default-cell-style-name="ce738"/>
        <table:table-column table:style-name="co31" table:default-cell-style-name="ce738"/>
        <table:table-column table:style-name="co32" table:default-cell-style-name="ce738"/>
        <table:table-column table:style-name="co27" table:default-cell-style-name="ce738"/>
        <table:table-column table:style-name="co9" table:default-cell-style-name="ce738"/>
        <table:table-column table:style-name="co13" table:number-columns-repeated="243" table:default-cell-style-name="Default"/>
        <table:table-column table:style-name="co16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 Tradícióra, mágiára</text:p>
          </table:table-cell>
          <table:covered-table-cell table:style-name="ce456"/>
          <table:covered-table-cell table:style-name="ce713"/>
          <table:covered-table-cell table:style-name="ce715"/>
          <table:table-cell table:style-name="ce482" table:content-validation-name="val130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 table:style-name="Default"/>
          <table:table-cell table:style-name="ce603" table:content-validation-name="val44" table:formula="of:=[Tulajdonságok_képzettségek.E10]" office:value-type="float" office:value="950" calcext:value-type="float" table:number-columns-spanned="2" table:number-rows-spanned="1">
            <text:p>950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Tradíció képzettségek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iskolák (Átfogó)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 table:style-name="Default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914" table:content-validation-name="val126" office:value-type="string" calcext:value-type="string" table:number-columns-spanned="2" table:number-rows-spanned="1">
            <text:p>[<text:span text:style-name="T7">Tradíció neve</text:span><text:span text:style-name="T8">]</text:span></text:p>
          </table:table-cell>
          <table:covered-table-cell table:style-name="ce710"/>
          <table:table-cell table:style-name="ce445" table:content-validation-name="val66" table:number-columns-repeated="2"/>
          <table:table-cell table:style-name="ce853" table:content-validation-name="val131" table:formula="of:=[.C7]+[.D7]" office:value-type="float" office:value="0" calcext:value-type="float">
            <text:p>0</text:p>
          </table:table-cell>
          <table:table-cell table:style-name="ce271" table:content-validation-name="val44" table:formula="of:=-IF([.$D7]&gt;0;VLOOKUP([.$D7];KP_táblázat;MATCH(&quot;Átlagos&quot;;KP_fejléc;0);0);0)+IF([.$E7];VLOOKUP([.$E7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5" table:content-validation-name="val66" table:number-columns-repeated="2"/>
          <table:table-cell table:style-name="ce853" table:content-validation-name="val131" table:formula="of:=[.J7]+[.K7]" office:value-type="float" office:value="0" calcext:value-type="float">
            <text:p>0</text:p>
          </table:table-cell>
          <table:table-cell table:style-name="ce271" table:content-validation-name="val44" table:formula="of:=-IF([.$K7]&gt;0;VLOOKUP([.$K7];KP_táblázat;MATCH(&quot;Átfogó&quot;;KP_fejléc;0);0);0)+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4" table:content-validation-name="val126" table:number-columns-spanned="2" table:number-rows-spanned="1"/>
          <table:covered-table-cell table:style-name="ce710" table:content-validation-name="val129"/>
          <table:table-cell table:style-name="ce445" table:content-validation-name="val66" table:number-columns-repeated="2"/>
          <table:table-cell table:style-name="ce853" table:content-validation-name="val131" table:formula="of:=[.C8]+[.D8]" office:value-type="float" office:value="0" calcext:value-type="float">
            <text:p>0</text:p>
          </table:table-cell>
          <table:table-cell table:style-name="ce271" table:content-validation-name="val44" table:formula="of:=-IF([.$D8]&gt;0;VLOOKUP([.$D8];KP_táblázat;MATCH(&quot;Átlagos&quot;;KP_fejléc;0);0);0)+IF([.$E8];VLOOKUP([.$E8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5" table:content-validation-name="val66" table:number-columns-repeated="2"/>
          <table:table-cell table:style-name="ce853" table:content-validation-name="val131" table:formula="of:=[.J8]+[.K8]" office:value-type="float" office:value="0" calcext:value-type="float">
            <text:p>0</text:p>
          </table:table-cell>
          <table:table-cell table:style-name="ce271" table:content-validation-name="val44" table:formula="of:=-IF([.$K8]&gt;0;VLOOKUP([.$K8];KP_táblázat;MATCH(&quot;Átfogó&quot;;KP_fejléc;0);0);0)+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4" table:content-validation-name="val126" table:number-columns-spanned="2" table:number-rows-spanned="1"/>
          <table:covered-table-cell table:style-name="ce710" table:content-validation-name="val129"/>
          <table:table-cell table:style-name="ce445" table:content-validation-name="val66" table:number-columns-repeated="2"/>
          <table:table-cell table:style-name="ce853" table:content-validation-name="val131" table:formula="of:=[.C9]+[.D9]" office:value-type="float" office:value="0" calcext:value-type="float">
            <text:p>0</text:p>
          </table:table-cell>
          <table:table-cell table:style-name="ce271" table:content-validation-name="val44" table:formula="of:=-IF([.$D9]&gt;0;VLOOKUP([.$D9];KP_táblázat;MATCH(&quot;Átlagos&quot;;KP_fejléc;0);0);0)+IF([.$E9];VLOOKUP([.$E9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5" table:content-validation-name="val66" table:number-columns-repeated="2"/>
          <table:table-cell table:style-name="ce853" table:content-validation-name="val131" table:formula="of:=[.J9]+[.K9]" office:value-type="float" office:value="0" calcext:value-type="float">
            <text:p>0</text:p>
          </table:table-cell>
          <table:table-cell table:style-name="ce271" table:content-validation-name="val44" table:formula="of:=-IF([.$K9]&gt;0;VLOOKUP([.$K9];KP_táblázat;MATCH(&quot;Átfogó&quot;;KP_fejléc;0);0);0)+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5" table:style-name="Default"/>
          <table:table-cell/>
          <table:table-cell table:style-name="ce136" table:number-columns-spanned="2" table:number-rows-spanned="1"/>
          <table:covered-table-cell table:style-name="Default"/>
          <table:table-cell table:style-name="ce445" table:content-validation-name="val66" table:number-columns-repeated="2"/>
          <table:table-cell table:style-name="ce853" table:content-validation-name="val131" table:formula="of:=[.J10]+[.K10]" office:value-type="float" office:value="0" calcext:value-type="float">
            <text:p>0</text:p>
          </table:table-cell>
          <table:table-cell table:style-name="ce271" table:content-validation-name="val44" table:formula="of:=-IF([.$K10]&gt;0;VLOOKUP([.$K10];KP_táblázat;MATCH(&quot;Átfogó&quot;;KP_fejléc;0);0);0)+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2" table:number-rows-spanned="1"/>
          <table:covered-table-cell table:style-name="Default"/>
          <table:table-cell table:style-name="ce445" table:content-validation-name="val66" table:number-columns-repeated="2"/>
          <table:table-cell table:style-name="ce853" table:content-validation-name="val131" table:formula="of:=[.J11]+[.K11]" office:value-type="float" office:value="0" calcext:value-type="float">
            <text:p>0</text:p>
          </table:table-cell>
          <table:table-cell table:style-name="ce271" table:content-validation-name="val44" table:formula="of:=-IF([.$K11]&gt;0;VLOOKUP([.$K11];KP_táblázat;MATCH(&quot;Átfogó&quot;;KP_fejléc;0);0);0)+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table:content-validation-name="val13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5" table:content-validation-name="val66" table:number-columns-repeated="2"/>
          <table:table-cell table:style-name="ce853" table:content-validation-name="val131" table:formula="of:=[.J12]+[.K12]" office:value-type="float" office:value="0" calcext:value-type="float">
            <text:p>0</text:p>
          </table:table-cell>
          <table:table-cell table:style-name="ce271" table:content-validation-name="val44" table:formula="of:=-IF([.$K12]&gt;0;VLOOKUP([.$K12];KP_táblázat;MATCH(&quot;Átfogó&quot;;KP_fejléc;0);0);0)+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 table:style-name="Default"/>
          <table:table-cell table:style-name="ce815" table:content-validation-name="val44" office:value-type="float" office:value="4" calcext:value-type="float">
            <text:p>4</text:p>
          </table:table-cell>
          <table:table-cell table:style-name="ce499" table:content-validation-name="val133" office:value-type="float" office:value="0" calcext:value-type="float">
            <text:p>0</text:p>
          </table:table-cell>
          <table:table-cell table:style-name="ce863" table:content-validation-name="val44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5" table:content-validation-name="val66" table:number-columns-repeated="2"/>
          <table:table-cell table:style-name="ce853" table:content-validation-name="val131" table:formula="of:=[.J13]+[.K13]" office:value-type="float" office:value="0" calcext:value-type="float">
            <text:p>0</text:p>
          </table:table-cell>
          <table:table-cell table:style-name="ce271" table:content-validation-name="val44" table:formula="of:=-IF([.$K13]&gt;0;VLOOKUP([.$K13];KP_táblázat;MATCH(&quot;Átfogó&quot;;KP_fejléc;0);0);0)+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 table:style-name="Default"/>
          <table:covered-table-cell table:style-name="ce479"/>
          <table:table-cell/>
          <table:table-cell table:style-name="ce136" table:number-columns-spanned="2" table:number-rows-spanned="1"/>
          <table:covered-table-cell table:style-name="Default"/>
          <table:table-cell table:style-name="ce445" table:content-validation-name="val66" table:number-columns-repeated="2"/>
          <table:table-cell table:style-name="ce853" table:content-validation-name="val131" table:formula="of:=[.J14]+[.K14]" office:value-type="float" office:value="0" calcext:value-type="float">
            <text:p>0</text:p>
          </table:table-cell>
          <table:table-cell table:style-name="ce271" table:content-validation-name="val44" table:formula="of:=-IF([.$K14]&gt;0;VLOOKUP([.$K14];KP_táblázat;MATCH(&quot;Átfogó&quot;;KP_fejléc;0);0);0)+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 table:style-name="Default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5" table:content-validation-name="val66" table:number-columns-repeated="2"/>
          <table:table-cell table:style-name="ce853" table:content-validation-name="val131" table:formula="of:=[.J15]+[.K15]" office:value-type="float" office:value="0" calcext:value-type="float">
            <text:p>0</text:p>
          </table:table-cell>
          <table:table-cell table:style-name="ce271" table:content-validation-name="val44" table:formula="of:=-IF([.$K15]&gt;0;VLOOKUP([.$K15];KP_táblázat;MATCH(&quot;Átfogó&quot;;KP_fejléc;0);0);0)+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7" table:number-columns-spanned="2" table:number-rows-spanned="1"/>
          <table:covered-table-cell table:style-name="Default" table:content-validation-name="val128"/>
          <table:table-cell table:style-name="ce805" table:content-validation-name="val66"/>
          <table:table-cell table:style-name="ce445" table:content-validation-name="val66"/>
          <table:table-cell table:style-name="ce854" table:content-validation-name="val131" table:formula="of:=[.C16]+[.D16]" office:value-type="float" office:value="0" calcext:value-type="float">
            <text:p>0</text:p>
          </table:table-cell>
          <table:table-cell table:style-name="ce271" table:content-validation-name="val44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45" table:content-validation-name="val66" table:number-columns-repeated="2"/>
          <table:table-cell table:style-name="ce853" table:content-validation-name="val131" table:formula="of:=[.J16]+[.K16]" office:value-type="float" office:value="0" calcext:value-type="float">
            <text:p>0</text:p>
          </table:table-cell>
          <table:table-cell table:style-name="ce271" table:content-validation-name="val44" table:formula="of:=-IF([.$K16]&gt;0;VLOOKUP([.$K16];KP_táblázat;MATCH(&quot;Átfogó&quot;;KP_fejléc;0);0);0)+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8" table:number-columns-spanned="2" table:number-rows-spanned="1"/>
          <table:covered-table-cell table:style-name="Default" table:content-validation-name="val128"/>
          <table:table-cell table:style-name="ce805" table:content-validation-name="val66"/>
          <table:table-cell table:style-name="ce445" table:content-validation-name="val66"/>
          <table:table-cell table:style-name="ce854" table:content-validation-name="val131" table:formula="of:=[.C17]+[.D17]" office:value-type="float" office:value="0" calcext:value-type="float">
            <text:p>0</text:p>
          </table:table-cell>
          <table:table-cell table:style-name="ce271" table:content-validation-name="val44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6" table:number-columns-repeated="2"/>
          <table:table-cell table:style-name="ce878" table:content-validation-name="val131" table:formula="of:=[.J17]+[.K17]" office:value-type="float" office:value="0" calcext:value-type="float">
            <text:p>0</text:p>
          </table:table-cell>
          <table:table-cell table:style-name="ce278" table:content-validation-name="val44" table:formula="of:=-IF([.$K17]&gt;0;VLOOKUP([.$K17];KP_táblázat;MATCH(&quot;Átfogó&quot;;KP_fejléc;0);0);0)+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Default"/>
          <table:covered-table-cell table:style-name="ce479"/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5" table:content-validation-name="val44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6" table:content-validation-name="val44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2" table:content-validation-name="val44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7" table:content-validation-name="val44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3" table:content-validation-name="val44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8" table:content-validation-name="val44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4" table:content-validation-name="val44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9" table:content-validation-name="val44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5" table:content-validation-name="val44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70" table:content-validation-name="val44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86" table:content-validation-name="val44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07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07"/>
          <table:table-cell table:style-name="ce70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07"/>
          <table:table-cell table:style-name="ce707"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 table:style-name="ce707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721" table:number-columns-spanned="4" table:number-rows-spanned="1"/>
          <table:covered-table-cell table:number-columns-repeated="3" table:style-name="ce721"/>
          <table:table-cell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721" table:number-columns-spanned="4" table:number-rows-spanned="1"/>
          <table:covered-table-cell table:number-columns-repeated="3" table:style-name="ce721"/>
          <table:table-cell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, <text:s/>2.Bónusz, 3.Karma, 4.Nüansz/művészeti, <text:s/>5.Származás/Jellem/Küllem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calcext:conditional-formats>
          <calcext:conditional-format calcext:target-range-address="Tradició_Mágia_Pszi_Háttér.K3:Tradició_Mágia_Pszi_Háttér.K3 Tradició_Mágia_Pszi_Háttér.E3:Tradició_Mágia_Pszi_Háttér.E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7:Tradició_Mágia_Pszi_Háttér.L17 Tradició_Mágia_Pszi_Háttér.E7:Tradició_Mágia_Pszi_Háttér.E9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C16:Tradició_Mágia_Pszi_Háttér.C17">
            <calcext:condition calcext:apply-style-name="Warning_foktúllépés" calcext:value="&gt;[$Tulajdonságok_képzettségek.$J$8]" calcext:base-cell-address="Tradició_Mágia_Pszi_Háttér.C16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20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7" table:formula="of:=[Tulajdonságok_képzettségek.K11]" office:value-type="float" office:value="0" calcext:value-type="float">
            <text:p>0</text:p>
          </table:table-cell>
          <table:table-cell table:content-validation-name="val72"/>
          <table:table-cell table:style-name="ce754" table:content-validation-name="val72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72"/>
          <table:covered-table-cell table:style-name="ce272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8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629" table:content-validation-name="val72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72"/>
          <table:covered-table-cell table:style-name="ce637"/>
          <table:covered-table-cell/>
          <table:table-cell table:style-name="ce642" table:content-validation-name="val135" table:formula="of:=[Tulajdonságok_képzettségek.D53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 office:value-type="string" calcext:value-type="string">
            <text:p>Ostromlövészet</text:p>
          </table:table-cell>
          <table:table-cell table:style-name="ce453" table:content-validation-name="val72" table:number-columns-repeated="2"/>
          <table:table-cell table:style-name="ce659" table:content-validation-name="val72" table:formula="of:=[.I5]+[.J5]" office:value-type="float" office:value="0" calcext:value-type="float">
            <text:p>0</text:p>
          </table:table-cell>
          <table:table-cell table:style-name="ce271" table:content-validation-name="val72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6]+[.J6]" office:value-type="float" office:value="0" calcext:value-type="float">
            <text:p>0</text:p>
          </table:table-cell>
          <table:table-cell table:style-name="ce271" table:content-validation-name="val72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2">
          <table:table-cell table:style-name="ce123" table:content-validation-name="val72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72"/>
          <table:covered-table-cell table:style-name="ce165" table:content-validation-name="val72"/>
          <table:covered-table-cell table:style-name="ce149" table:content-validation-name="val72"/>
          <table:covered-table-cell table:style-name="ce195" table:content-validation-name="val72"/>
          <table:covered-table-cell/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7]+[.J7]" office:value-type="float" office:value="0" calcext:value-type="float">
            <text:p>0</text:p>
          </table:table-cell>
          <table:table-cell table:style-name="ce271" table:content-validation-name="val72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17" table:content-validation-name="val72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72"/>
          <table:table-cell table:style-name="ce166" table:content-validation-name="val72" office:value-type="string" calcext:value-type="string">
            <text:p>Max</text:p>
          </table:table-cell>
          <table:table-cell table:style-name="ce166" table:content-validation-name="val72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72" office:value-type="string" calcext:value-type="string">
            <text:p>KP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8]+[.J8]" office:value-type="float" office:value="0" calcext:value-type="float">
            <text:p>0</text:p>
          </table:table-cell>
          <table:table-cell table:style-name="ce271" table:content-validation-name="val72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 table:style-name="ce151" table:content-validation-name="val72"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3" table:content-validation-name="val72" table:formula="of:=[.$D9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9]+[.J9]" office:value-type="float" office:value="0" calcext:value-type="float">
            <text:p>0</text:p>
          </table:table-cell>
          <table:table-cell table:style-name="ce271" table:content-validation-name="val72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4" table:content-validation-name="val72" table:formula="of:=[.$D10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0]+[.J10]" office:value-type="float" office:value="0" calcext:value-type="float">
            <text:p>0</text:p>
          </table:table-cell>
          <table:table-cell table:style-name="ce271" table:content-validation-name="val72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5" table:content-validation-name="val72" table:formula="of:=[.$D1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1]+[.J11]" office:value-type="float" office:value="0" calcext:value-type="float">
            <text:p>0</text:p>
          </table:table-cell>
          <table:table-cell table:style-name="ce271" table:content-validation-name="val72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6" table:content-validation-name="val72" table:formula="of:=[.$D1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2]+[.J12]" office:value-type="float" office:value="0" calcext:value-type="float">
            <text:p>0</text:p>
          </table:table-cell>
          <table:table-cell table:style-name="ce271" table:content-validation-name="val72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7" table:content-validation-name="val72" table:formula="of:=[.$D13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3]+[.J13]" office:value-type="float" office:value="0" calcext:value-type="float">
            <text:p>0</text:p>
          </table:table-cell>
          <table:table-cell table:style-name="ce271" table:content-validation-name="val72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8" table:content-validation-name="val72" table:formula="of:=[.$D14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18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9" table:content-validation-name="val72" table:formula="of:=[.$D15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7" table:content-validation-name="val72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72"/>
          <table:covered-table-cell table:style-name="ce274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0" table:content-validation-name="val72" table:formula="of:=[.$D16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1" table:content-validation-name="val72" table:formula="of:=[.$D17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9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7]+[.J17]" office:value-type="float" office:value="0" calcext:value-type="float">
            <text:p>0</text:p>
          </table:table-cell>
          <table:table-cell table:style-name="ce275" table:content-validation-name="val72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8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8]+[.J18]" office:value-type="float" office:value="0" calcext:value-type="float">
            <text:p>0</text:p>
          </table:table-cell>
          <table:table-cell table:style-name="ce275" table:content-validation-name="val72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9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9]+[.J19]" office:value-type="float" office:value="0" calcext:value-type="float">
            <text:p>0</text:p>
          </table:table-cell>
          <table:table-cell table:style-name="ce275" table:content-validation-name="val72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0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0]+[.J20]" office:value-type="float" office:value="0" calcext:value-type="float">
            <text:p>0</text:p>
          </table:table-cell>
          <table:table-cell table:style-name="ce275" table:content-validation-name="val72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1]+[.J21]" office:value-type="float" office:value="0" calcext:value-type="float">
            <text:p>0</text:p>
          </table:table-cell>
          <table:table-cell table:style-name="ce275" table:content-validation-name="val72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4" table:content-validation-name="val72" table:formula="of:=[.$D2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2]+[.J22]" office:value-type="float" office:value="0" calcext:value-type="float">
            <text:p>0</text:p>
          </table:table-cell>
          <table:table-cell table:style-name="ce275" table:content-validation-name="val72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5" table:content-validation-name="val72" table:formula="of:=[.$D23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3]+[.J23]" office:value-type="float" office:value="0" calcext:value-type="float">
            <text:p>0</text:p>
          </table:table-cell>
          <table:table-cell table:style-name="ce275" table:content-validation-name="val72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6" table:content-validation-name="val72" table:formula="of:=[.$D24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4]+[.J24]" office:value-type="float" office:value="0" calcext:value-type="float">
            <text:p>0</text:p>
          </table:table-cell>
          <table:table-cell table:style-name="ce275" table:content-validation-name="val72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5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5]+[.J25]" office:value-type="float" office:value="0" calcext:value-type="float">
            <text:p>0</text:p>
          </table:table-cell>
          <table:table-cell table:style-name="ce275" table:content-validation-name="val72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6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6]+[.J26]" office:value-type="float" office:value="0" calcext:value-type="float">
            <text:p>0</text:p>
          </table:table-cell>
          <table:table-cell table:style-name="ce275" table:content-validation-name="val72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7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7]+[.J27]" office:value-type="float" office:value="0" calcext:value-type="float">
            <text:p>0</text:p>
          </table:table-cell>
          <table:table-cell table:style-name="ce275" table:content-validation-name="val72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8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8]+[.J28]" office:value-type="float" office:value="0" calcext:value-type="float">
            <text:p>0</text:p>
          </table:table-cell>
          <table:table-cell table:style-name="ce275" table:content-validation-name="val72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9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9]+[.J29]" office:value-type="float" office:value="0" calcext:value-type="float">
            <text:p>0</text:p>
          </table:table-cell>
          <table:table-cell table:style-name="ce275" table:content-validation-name="val72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0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18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7" table:content-validation-name="val72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72"/>
          <table:covered-table-cell table:style-name="ce276" table:content-validation-name="val72"/>
          <table:table-cell table:content-validation-name="val72" table:number-columns-repeated="244"/>
        </table:table-row>
        <table:table-row table:style-name="ro1">
          <table:table-cell table:style-name="ce630" table:content-validation-name="val72" table:number-columns-spanned="2" table:number-rows-spanned="1"/>
          <table:covered-table-cell table:style-name="ce476"/>
          <table:table-cell table:style-name="ce636" table:content-validation-name="val72"/>
          <table:table-cell table:style-name="ce638" table:content-validation-name="val72" table:number-columns-spanned="2" table:number-rows-spanned="1"/>
          <table:covered-table-cell table:style-name="ce476"/>
          <table:table-cell table:style-name="ce658" table:content-validation-name="val72" table:formula="of:=[.$D3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1" table:content-validation-name="val72" office:value-type="string" calcext:value-type="string">
            <text:p>Név</text:p>
          </table:table-cell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18" table:content-validation-name="val72"/>
          <table:table-cell table:style-name="ce396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3]+[.J33]" office:value-type="float" office:value="0" calcext:value-type="float">
            <text:p>0</text:p>
          </table:table-cell>
          <table:table-cell table:style-name="ce271" table:content-validation-name="val72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754" table:content-validation-name="val134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72"/>
          <table:covered-table-cell table:style-name="ce640" table:content-validation-name="val72"/>
          <table:covered-table-cell table:style-name="ce214" table:content-validation-name="val72"/>
          <table:table-cell table:style-name="ce18" table:content-validation-name="val72"/>
          <table:table-cell table:style-name="ce396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4]+[.J34]" office:value-type="float" office:value="0" calcext:value-type="float">
            <text:p>0</text:p>
          </table:table-cell>
          <table:table-cell table:style-name="ce271" table:content-validation-name="val72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1" table:content-validation-name="val72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style-name="ce18" table:content-validation-name="val72"/>
          <table:table-cell table:style-name="ce396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5]+[.J35]" office:value-type="float" office:value="0" calcext:value-type="float">
            <text:p>0</text:p>
          </table:table-cell>
          <table:table-cell table:style-name="ce271" table:content-validation-name="val72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96" table:content-validation-name="val134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6]+[.D36]" office:value-type="float" office:value="0" calcext:value-type="float">
            <text:p>0</text:p>
          </table:table-cell>
          <table:table-cell table:style-name="ce271" table:content-validation-name="val72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396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6]+[.J36]" office:value-type="float" office:value="0" calcext:value-type="float">
            <text:p>0</text:p>
          </table:table-cell>
          <table:table-cell table:style-name="ce271" table:content-validation-name="val72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96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7]+[.D37]" office:value-type="float" office:value="0" calcext:value-type="float">
            <text:p>0</text:p>
          </table:table-cell>
          <table:table-cell table:style-name="ce271" table:content-validation-name="val72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396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7]+[.J37]" office:value-type="float" office:value="0" calcext:value-type="float">
            <text:p>0</text:p>
          </table:table-cell>
          <table:table-cell table:style-name="ce271" table:content-validation-name="val72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96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8]+[.D38]" office:value-type="float" office:value="0" calcext:value-type="float">
            <text:p>0</text:p>
          </table:table-cell>
          <table:table-cell table:style-name="ce271" table:content-validation-name="val72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8]+[.J38]" office:value-type="float" office:value="0" calcext:value-type="float">
            <text:p>0</text:p>
          </table:table-cell>
          <table:table-cell table:style-name="ce271" table:content-validation-name="val72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96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9]+[.D39]" office:value-type="float" office:value="0" calcext:value-type="float">
            <text:p>0</text:p>
          </table:table-cell>
          <table:table-cell table:style-name="ce271" table:content-validation-name="val72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9]+[.J39]" office:value-type="float" office:value="0" calcext:value-type="float">
            <text:p>0</text:p>
          </table:table-cell>
          <table:table-cell table:style-name="ce271" table:content-validation-name="val72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96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40]+[.D40]" office:value-type="float" office:value="0" calcext:value-type="float">
            <text:p>0</text:p>
          </table:table-cell>
          <table:table-cell table:style-name="ce271" table:content-validation-name="val72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0]+[.J40]" office:value-type="float" office:value="0" calcext:value-type="float">
            <text:p>0</text:p>
          </table:table-cell>
          <table:table-cell table:style-name="ce271" table:content-validation-name="val72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1]+[.D41]" office:value-type="float" office:value="0" calcext:value-type="float">
            <text:p>0</text:p>
          </table:table-cell>
          <table:table-cell table:style-name="ce271" table:content-validation-name="val72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1]+[.J41]" office:value-type="float" office:value="0" calcext:value-type="float">
            <text:p>0</text:p>
          </table:table-cell>
          <table:table-cell table:style-name="ce271" table:content-validation-name="val72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2]+[.D42]" office:value-type="float" office:value="0" calcext:value-type="float">
            <text:p>0</text:p>
          </table:table-cell>
          <table:table-cell table:style-name="ce271" table:content-validation-name="val72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2]+[.J42]" office:value-type="float" office:value="0" calcext:value-type="float">
            <text:p>0</text:p>
          </table:table-cell>
          <table:table-cell table:style-name="ce271" table:content-validation-name="val72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4" table:content-validation-name="val72" table:number-columns-spanned="2" table:number-rows-spanned="1"/>
          <table:covered-table-cell table:style-name="ce476"/>
          <table:table-cell table:style-name="ce246" table:content-validation-name="val72" table:number-columns-repeated="2"/>
          <table:table-cell table:style-name="ce641" table:content-validation-name="val72" table:formula="of:=[.C43]+[.D43]" office:value-type="float" office:value="0" calcext:value-type="float">
            <text:p>0</text:p>
          </table:table-cell>
          <table:table-cell table:style-name="ce278" table:content-validation-name="val72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72"/>
          <table:table-cell table:style-name="ce234" table:content-validation-name="val72"/>
          <table:table-cell table:style-name="ce246" table:content-validation-name="val72" table:number-columns-repeated="2"/>
          <table:table-cell table:style-name="ce662" table:content-validation-name="val72" table:formula="of:=[.I43]+[.J43]" office:value-type="float" office:value="0" calcext:value-type="float">
            <text:p>0</text:p>
          </table:table-cell>
          <table:table-cell table:style-name="ce278" table:content-validation-name="val72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72" table:number-columns-repeated="244"/>
        </table:table-row>
        <table:table-row table:style-name="ro12">
          <table:table-cell table:style-name="ce755" table:content-validation-name="val72" table:number-columns-spanned="12" table:number-rows-spanned="1"/>
          <table:covered-table-cell table:number-columns-repeated="11" table:style-name="ce755" table:content-validation-name="val72"/>
          <table:table-cell table:content-validation-name="val72" table:number-columns-repeated="244"/>
        </table:table-row>
        <table:table-row table:style-name="ro12">
          <table:table-cell table:style-name="ce755" table:content-validation-name="val72" table:number-columns-spanned="12" table:number-rows-spanned="1"/>
          <table:covered-table-cell table:number-columns-repeated="11" table:style-name="ce755"/>
          <table:table-cell table:content-validation-name="val72" table:number-columns-repeated="244"/>
        </table:table-row>
        <table:table-row table:style-name="ro12">
          <table:table-cell table:style-name="ce755" table:content-validation-name="val72" table:number-columns-spanned="12" table:number-rows-spanned="1"/>
          <table:covered-table-cell table:number-columns-repeated="11" table:style-name="ce755"/>
          <table:table-cell table:content-validation-name="val72" table:number-columns-repeated="244"/>
        </table:table-row>
        <table:table-row table:style-name="ro12">
          <table:table-cell table:style-name="ce755" table:content-validation-name="val72" table:number-columns-spanned="12" table:number-rows-spanned="1"/>
          <table:covered-table-cell table:number-columns-repeated="11" table:style-name="ce755"/>
          <table:table-cell table:content-validation-name="val72" table:number-columns-repeated="244"/>
        </table:table-row>
        <table:table-row table:style-name="ro12">
          <table:table-cell table:style-name="ce755" table:content-validation-name="val72" table:number-columns-spanned="12" table:number-rows-spanned="1"/>
          <table:covered-table-cell table:number-columns-repeated="11" table:style-name="ce755"/>
          <table:table-cell table:content-validation-name="val72" table:number-columns-repeated="244"/>
        </table:table-row>
        <table:table-row table:style-name="ro12">
          <table:table-cell table:style-name="ce755" table:content-validation-name="val72" table:number-columns-spanned="12" table:number-rows-spanned="1"/>
          <table:covered-table-cell table:number-columns-repeated="11" table:style-name="ce755"/>
          <table:table-cell table:content-validation-name="val72" table:number-columns-repeated="244"/>
        </table:table-row>
        <table:table-row table:style-name="ro12">
          <table:table-cell table:style-name="ce755" table:content-validation-name="val72" table:number-columns-spanned="12" table:number-rows-spanned="1"/>
          <table:covered-table-cell table:number-columns-repeated="11" table:style-name="ce755"/>
          <table:table-cell table:content-validation-name="val72" table:number-columns-repeated="244"/>
        </table:table-row>
        <table:table-row table:style-name="ro12">
          <table:table-cell table:style-name="ce755" table:content-validation-name="val72" table:number-columns-spanned="12" table:number-rows-spanned="1"/>
          <table:covered-table-cell table:number-columns-repeated="11" table:style-name="ce755"/>
          <table:table-cell table:content-validation-name="val72" table:number-columns-repeated="244"/>
        </table:table-row>
        <table:table-row table:style-name="ro12">
          <table:table-cell table:style-name="ce755" table:content-validation-name="val72" table:number-columns-spanned="12" table:number-rows-spanned="1"/>
          <table:covered-table-cell table:number-columns-repeated="11" table:style-name="ce755"/>
          <table:table-cell table:content-validation-name="val72" table:number-columns-repeated="244"/>
        </table:table-row>
        <table:table-row table:style-name="ro12">
          <table:table-cell table:style-name="ce755" table:content-validation-name="val72" table:number-columns-spanned="12" table:number-rows-spanned="1"/>
          <table:covered-table-cell table:number-columns-repeated="11" table:style-name="ce755"/>
          <table:table-cell table:content-validation-name="val72" table:number-columns-repeated="244"/>
        </table:table-row>
        <table:table-row table:style-name="ro12">
          <table:table-cell table:style-name="ce755" table:content-validation-name="val72" table:number-columns-spanned="12" table:number-rows-spanned="1"/>
          <table:covered-table-cell table:number-columns-repeated="11" table:style-name="ce755"/>
          <table:table-cell table:content-validation-name="val72" table:number-columns-repeated="244"/>
        </table:table-row>
        <table:table-row table:style-name="ro12">
          <table:table-cell table:style-name="ce755" table:content-validation-name="val72" table:number-columns-spanned="12" table:number-rows-spanned="1"/>
          <table:covered-table-cell table:number-columns-repeated="11" table:style-name="ce755"/>
          <table:table-cell table:content-validation-name="val72" table:number-columns-repeated="244"/>
        </table:table-row>
        <table:table-row table:style-name="ro12">
          <table:table-cell table:style-name="ce755" table:content-validation-name="val72" table:number-columns-spanned="12" table:number-rows-spanned="1"/>
          <table:covered-table-cell table:number-columns-repeated="11" table:style-name="ce755"/>
          <table:table-cell table:content-validation-name="val72" table:number-columns-repeated="244"/>
        </table:table-row>
        <table:table-row table:style-name="ro12">
          <table:table-cell table:style-name="ce755" table:content-validation-name="val72" table:number-columns-spanned="12" table:number-rows-spanned="1"/>
          <table:covered-table-cell table:number-columns-repeated="11" table:style-name="ce755"/>
          <table:table-cell table:content-validation-name="val72" table:number-columns-repeated="244"/>
        </table:table-row>
        <table:table-row table:style-name="ro1" table:number-rows-repeated="65475">
          <table:table-cell table:content-validation-name="val72" table:number-columns-repeated="256"/>
        </table:table-row>
        <table:table-row table:style-name="ro1">
          <table:table-cell table:content-validation-name="val72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40" table:default-cell-style-name="ce996"/>
        <table:table-column table:style-name="co41" table:default-cell-style-name="ce1079"/>
        <table:table-column table:style-name="co13" table:number-columns-repeated="254" table:default-cell-style-name="ce996"/>
        <table:table-row table:style-name="ro13">
          <table:table-cell table:style-name="ce993" office:value-type="string" calcext:value-type="string">
            <text:p>Karakter pontok (KP) elosztása</text:p>
            <text:p/>
          </table:table-cell>
          <table:table-cell table:style-name="ce1077"/>
          <table:table-cell table:style-name="ce1085" table:number-columns-repeated="254"/>
        </table:table-row>
        <table:table-row table:style-name="ro14">
          <table:table-cell table:style-name="ce994"/>
          <table:table-cell table:style-name="ce1078" office:value-type="string" calcext:value-type="string">
            <text:p><text:span text:style-name="T10">→ </text:span><text:span text:style-name="T11">KP = 100 + (T.sz  x (120 + (2 x Intelligencia)))  + (T.sz. X (50 + (2 x Emlékezet))), ez utóbbi csak szekunder ismeretek növelésére fordítható</text:span></text:p>
            <text:p><text:span text:style-name="T10">→ </text:span><text:span text:style-name="T11">Ebből lehet tanulni a következőket:</text:span></text:p>
          </table:table-cell>
          <table:table-cell table:number-columns-repeated="254"/>
        </table:table-row>
        <table:table-row table:style-name="ro13">
          <table:table-cell table:style-name="ce995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80" office:value-type="string" calcext:value-type="string">
            <text:p><text:span text:style-name="T12">→Egy  misztikus/harci képzettség értéke legfeljebb (szint+3) lehet</text:span></text:p>
            <text:p><text:span text:style-name="T12">→Egy  NEM misztikus/harci képzettség értéke legfeljebb (szint+8) lehet</text:span></text:p>
            <text:p><text:span text:style-name="T12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0">→</text:span><text:span text:style-name="T11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0">→</text:span><text:span text:style-name="T11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3">
          <table:table-cell table:style-name="ce995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81" office:value-type="string" calcext:value-type="string">
            <text:p><text:span text:style-name="T13">→</text:span><text:span text:style-name="T14">Vannak egy és többfokú fortélyok. Minden fok </text:span><text:span text:style-name="T15">15KP</text:span><text:span text:style-name="T14">-ba kerül és követelményei vannak.</text:span></text:p>
            <text:p><text:span text:style-name="T13">→</text:span><text:span text:style-name="T14">Több fokú Fortélyoknál szintenként csak egy fokot lehet fejlődni akkor is, ha lenne elég KP több fokra is! Ez alól kivétel az 1. szint (karakteralkotás).</text:span></text:p>
            <text:p><text:span text:style-name="T13">→</text:span><text:span text:style-name="T14">Egy szintlépés alkalmával nem vehető fel két olyan Fortély, amely ugyanazt a jellemzőt/képzettséget, stb módosít.</text:span></text:p>
            <text:p><text:span text:style-name="T13">→</text:span><text:span text:style-name="T14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997" table:number-columns-repeated="256"/>
        </table:table-row>
        <table:table-row table:style-name="ro13">
          <table:table-cell table:style-name="ce995" office:value-type="string" calcext:value-type="string">
            <text:p>Harcérték módosítók (HM)</text:p>
            <text:p/>
          </table:table-cell>
          <table:table-cell table:style-name="ce997"/>
          <table:table-cell table:number-columns-repeated="254"/>
        </table:table-row>
        <table:table-row table:style-name="ro17">
          <table:table-cell/>
          <table:table-cell table:style-name="ce1078" office:value-type="string" calcext:value-type="string">
            <text:p><text:span text:style-name="T16">→</text:span><text:span text:style-name="T17">1HM/CM = 5 KP</text:span></text:p>
            <text:p><text:span text:style-name="T16">→</text:span><text:span text:style-name="T17">max 8 HM/szint   </text:span><text:span text:style-name="T18">(HM = közelharci HM, amibe a TÉ és VÉ tartozik bele)</text:span></text:p>
            <text:p><text:span text:style-name="T16">→</text:span><text:span text:style-name="T17">max 4 CM/szint   </text:span><text:span text:style-name="T18">(CM = Célzóérték Módosító, ami a CÉ-re fordítható harcértékmódosítót jelöli)</text:span></text:p>
            <text:p/>
            <text:p><text:span text:style-name="T19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78"/>
          <table:table-cell table:number-columns-repeated="254"/>
        </table:table-row>
        <table:table-row table:style-name="ro14">
          <table:table-cell table:style-name="ce998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78" office:value-type="string" calcext:value-type="string">
            <text:p><text:span text:style-name="T16">→</text:span><text:span text:style-name="T17">Mágikus tradíciók: Átfogó képzettségek (csak 1x vehetőek fel) és követelményeik vannak (van amelyik, csak 1.szinten vehető fel).  </text:span><text:span text:style-name="T18">(Például: Magasmágia, Vulgármágia, stb.)</text:span></text:p>
            <text:p><text:span text:style-name="T16">→</text:span><text:span text:style-name="T17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4">
          <table:table-cell table:style-name="ce999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080" office:value-type="string" calcext:value-type="string">
            <text:p><text:span text:style-name="T12">→Pszí-alkalmazás: 4 fokú fortély egyre erősebb követelményekkel. Az alkalmazás fokát adja, nélküle nem lehet ψ iskolát tanulni.</text:span></text:p>
            <text:p><text:span text:style-name="T12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9">
          <table:table-cell table:style-name="ce1000"/>
          <table:table-cell table:style-name="ce1082"/>
          <table:table-cell table:style-name="ce1000" table:number-columns-repeated="254"/>
        </table:table-row>
        <table:table-row table:style-name="ro1">
          <table:table-cell table:style-name="ce1001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084" office:value-type="string" calcext:value-type="string">
            <text:p><text:span text:style-name="T16">→pl. lábsöprés, lefegyverzés, átdobás</text:span></text:p>
            <text:p><text:span text:style-name="T16">→Kivételek, mert </text:span><text:span text:style-name="T20">NEM</text:span><text:span text:style-name="T16"> KP-ba, hanem Manőverfejlesztő Pontba (MFP) kerülnek, amit automatikusan kap a játékos (több fokkal is fejleszthetőek egyes manőverek!)</text:span></text:p>
            <text:p><text:span text:style-name="T16">  (ΣMFP = összes nem távolsági harcmodor szintjének összege) </text:span></text:p>
            <text:p><text:span text:style-name="T16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42" table:default-cell-style-name="ce1018"/>
        <table:table-column table:style-name="co13" table:default-cell-style-name="ce1026"/>
        <table:table-column table:style-name="co13" table:default-cell-style-name="Default"/>
        <table:table-column table:style-name="co13" table:number-columns-repeated="253" table:default-cell-style-name="ce1026"/>
        <table:table-column table:style-name="co16" table:number-columns-repeated="16128" table:default-cell-style-name="Default"/>
        <table:table-row table:style-name="ro1">
          <table:table-cell table:style-name="ce911" office:value-type="string" calcext:value-type="string">
            <text:p>V7.9.1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913" office:value-type="string" calcext:value-type="string">
            <text:p>* Új Primer képzettségek: Akrobatika, Lopakodás/rejtőzés, Aurafejlesztés</text:p>
          </table:table-cell>
          <table:table-cell/>
          <table:table-cell table:style-name="ce1026"/>
          <table:table-cell table:number-columns-repeated="253"/>
          <table:table-cell table:style-name="ce1026" table:number-columns-repeated="16128"/>
        </table:table-row>
        <table:table-row table:style-name="ro1">
          <table:table-cell table:style-name="ce913" office:value-type="string" calcext:value-type="string">
            <text:p>* Primer képzettségek (harci és mágikusokon kívül) jelzést kaptak: 🅿️</text:p>
          </table:table-cell>
          <table:table-cell/>
          <table:table-cell table:style-name="ce1026"/>
          <table:table-cell table:number-columns-repeated="253"/>
          <table:table-cell table:style-name="ce1026" table:number-columns-repeated="16128"/>
        </table:table-row>
        <table:table-row table:style-name="ro1">
          <table:table-cell table:style-name="ce913"/>
          <table:table-cell/>
          <table:table-cell table:style-name="ce1026"/>
          <table:table-cell table:number-columns-repeated="253"/>
          <table:table-cell table:style-name="ce1026" table:number-columns-repeated="16128"/>
        </table:table-row>
        <table:table-row table:style-name="ro1">
          <table:table-cell table:style-name="ce911" office:value-type="string" calcext:value-type="string">
            <text:p>V7.9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/>
          <table:table-cell table:style-name="ce1026"/>
          <table:table-cell table:number-columns-repeated="253"/>
          <table:table-cell table:style-name="ce1026" table:number-columns-repeated="16128"/>
        </table:table-row>
        <table:table-row table:style-name="ro1">
          <table:table-cell table:style-name="ce1017"/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8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number-columns-repeated="2"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7.1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9" office:value-type="string" calcext:value-type="string">
            <text:p>* Fix: Tradíció képzettség KP-i nem számítottak bele a primer költésbe (rossz cellahivatkozás)</text:p>
          </table:table-cell>
          <table:table-cell table:style-name="ce1027" table:number-columns-repeated="1023"/>
          <table:table-cell table:number-columns-repeated="15360"/>
        </table:table-row>
        <table:table-row table:style-name="ro1">
          <table:table-cell table:style-name="ce1017"/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7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number-columns-repeated="2"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6.1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20" office:value-type="string" calcext:value-type="string">
            <text:p>* Mágia_Pszi fülről az Érzékek eltűntetése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/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6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21" office:value-type="string" calcext:value-type="string">
            <text:p>* Összpontosítás is primer képzettség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21" office:value-type="string" calcext:value-type="string">
            <text:p>* KP táblázat fülről az Érzékek eltűntetése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/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5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21" office:value-type="string" calcext:value-type="string">
            <text:p>* Észlelés revert: újra Átlagos nehézségű lett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21" office:value-type="string" calcext:value-type="string">
            <text:p>* Másfélkezes 1 kézzel forgatva: -3 Erőbónusz (azaz SP mivel 1:1 számít be)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/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4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21" office:value-type="string" calcext:value-type="string">
            <text:p>* Erőbónusz 1:1 beszámít SP-be (negatív értelemben is)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21" office:value-type="string" calcext:value-type="string">
            <text:p>* Észlelés Átfogó nehézségű lett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22"/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3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/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2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number-columns-repeated="2"/>
          <table:table-cell table:style-name="ce1026"/>
          <table:table-cell table:number-columns-repeated="253"/>
          <table:table-cell table:style-name="ce1026" table:number-columns-repeated="768"/>
          <table:table-cell table:number-columns-repeated="15360"/>
        </table:table-row>
        <table:table-row table:style-name="ro1">
          <table:table-cell table:style-name="ce1017" office:value-type="string" calcext:value-type="string">
            <text:p>V7.1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7.0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Új]:</text:span><text:span text:style-name="T21"> Tartós sérülés: +10-50 KP (kézzel beírandó, hozzáadódik a max KP-khoz)</text:span>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6.9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Változás]:</text:span><text:span text:style-name="T21"> Kiegészítő KP / Szint: (</text:span><text:span text:style-name="T22">20</text:span><text:span text:style-name="T21">+Emlékezet)</text:span>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<text:span text:style-name="T6">[Változás]:</text:span><text:span text:style-name="T21"> 1 HM = 4 KP</text:span>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<text:span text:style-name="T6">[Változás]:</text:span><text:span text:style-name="T21"> Érzékek KP értéke változott! Összevonásra kerültek.</text:span>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<text:span text:style-name="T6">[Változás]:</text:span><text:span text:style-name="T21"> Vakság: 45KP, Süketség: 35 KP</text:span>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<text:span text:style-name="T6">[Változás]:</text:span><text:span text:style-name="T21"> Mágikus célzás: új harcmodor (Ostromlövészet átment a tartalék oldalra)</text:span>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<text:span text:style-name="T6">[Változás]:</text:span><text:span text:style-name="T21"> Erőbónusz: Erő +2 feletti része 1:1-ben</text:span>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6.8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16">→ </text:span><text:span text:style-name="T23">lefelé</text:span><text:span text:style-name="T16"> kerekítve</text:span>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                   <text:span text:style-name="T16">→</text:span> A harci és misztikus képzettségek szintje legfeljebb (szint+3) lehet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                   <text:span text:style-name="T16">→</text:span> A többi képzettség értéke pedig legfeljebb (szint+8) lehet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<text:span text:style-name="T6">[Változás]:</text:span><text:span text:style-name="T21"> Manőver ismeretek fokai csak +2-t adnak az Ellenpróbánál</text:span>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6.7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3" office:value-type="string" calcext:value-type="string">
            <text:p>* Harcmodorok szintenként már +3 TÉ/VÉ-t adnak, nem csak 2-t!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6.6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6.5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number-columns-repeated="2"/>
          <table:table-cell table:style-name="ce1026"/>
          <table:table-cell table:number-columns-repeated="16381"/>
        </table:table-row>
        <table:table-row table:style-name="ro1">
          <table:table-cell table:style-name="ce1017" office:value-type="string" calcext:value-type="string">
            <text:p>V6.4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6.3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table:number-columns-repeated="2"/>
          <table:table-cell table:style-name="ce1026"/>
          <table:table-cell table:number-columns-repeated="16381"/>
        </table:table-row>
        <table:table-row table:style-name="ro1">
          <table:table-cell table:style-name="ce1017" office:value-type="string" calcext:value-type="string">
            <text:p>V6.2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6.1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table:number-columns-repeated="2"/>
          <table:table-cell table:style-name="ce1026"/>
          <table:table-cell table:number-columns-repeated="16381"/>
        </table:table-row>
        <table:table-row table:style-name="ro1">
          <table:table-cell table:style-name="ce1017" office:value-type="string" calcext:value-type="string">
            <text:p>V6.0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5.9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5.8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5.7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5.6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table:number-columns-repeated="2"/>
          <table:table-cell table:style-name="ce1026"/>
          <table:table-cell table:number-columns-repeated="16381"/>
        </table:table-row>
        <table:table-row table:style-name="ro1">
          <table:table-cell table:style-name="ce1017" office:value-type="string" calcext:value-type="string">
            <text:p>V5.5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4" office:value-type="string" calcext:value-type="string">
            <text:p>* Szinte minden cellához magyarázat infobox készítése. Segíti a karakteralkotást!!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4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table:style-name="ce1024" office:value-type="string" calcext:value-type="string">
            <text:p>* KP/Szint: 70 <text:s text:c="2"/>; Bónusz: +15KP/Szint (nem harci+misztikusra)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table:style-name="ce1021" office:value-type="string" calcext:value-type="string">
            <text:p>* Javítás: a képzettségek nem foka, hanem szintje van</text:p>
          </table:table-cell>
          <table:table-cell table:style-name="ce1028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* Minden kiemelt cellához Érvényesség vizsgálat</text:p>
          </table:table-cell>
          <table:table-cell table:style-name="ce1028" table:number-columns-repeated="255"/>
          <table:table-cell table:number-columns-repeated="16128"/>
        </table:table-row>
        <table:table-row table:style-name="ro1">
          <table:table-cell table:style-name="ce1021" office:value-type="string" calcext:value-type="string">
            <text:p>* Szinttúlépés ellenőrzés javítása</text:p>
          </table:table-cell>
          <table:table-cell table:style-name="ce1028" table:number-columns-repeated="255"/>
          <table:table-cell table:number-columns-repeated="16128"/>
        </table:table-row>
        <table:table-row table:style-name="ro1">
          <table:table-cell table:style-name="ce1024" office:value-type="string" calcext:value-type="string">
            <text:p>* VÉGRE: A képzettségbónusz megfelelő kezelése</text:p>
          </table:table-cell>
          <table:table-cell table:style-name="ce1028" table:number-columns-repeated="255"/>
          <table:table-cell table:number-columns-repeated="16128"/>
        </table:table-row>
        <table:table-row table:style-name="ro1">
          <table:table-cell table:style-name="ce1021" office:value-type="string" calcext:value-type="string">
            <text:p>* Szabályok munkalapon más betűkészlet (ékezet gondok voltak)</text:p>
          </table:table-cell>
          <table:table-cell table:style-name="ce1028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style-name="Default"/>
          <table:covered-table-cell/>
          <table:covered-table-cell table:number-columns-repeated="8" table:style-name="Default"/>
          <table:table-cell table:style-name="ce102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24">→</text:span> Karakter neve, faja, vallása</text:p>
          </table:table-cell>
          <table:table-cell table:style-name="Default"/>
          <table:table-cell/>
          <table:table-cell table:style-name="Default" table:number-columns-repeated="8"/>
          <table:table-cell table:style-name="ce102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4">→</text:span> Személyiségjegyei</text:p>
          </table:table-cell>
          <table:covered-table-cell table:style-name="Default"/>
          <table:covered-table-cell/>
          <table:covered-table-cell table:number-columns-repeated="8" table:style-name="Default"/>
          <table:table-cell table:style-name="ce102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4">→</text:span> Kommunikáció, szociális érzék</text:p>
          </table:table-cell>
          <table:covered-table-cell table:style-name="Default"/>
          <table:covered-table-cell/>
          <table:covered-table-cell table:number-columns-repeated="8" table:style-name="Default"/>
          <table:table-cell table:style-name="ce102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4">→</text:span> Külső</text:p>
          </table:table-cell>
          <table:covered-table-cell table:style-name="Default"/>
          <table:covered-table-cell/>
          <table:covered-table-cell table:number-columns-repeated="8" table:style-name="Default"/>
          <table:table-cell table:style-name="ce1028" table:number-columns-repeated="245"/>
          <table:table-cell table:number-columns-repeated="16128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5.4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1HM=5KP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5.3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Szabályok lapon Pszí javítása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Emberismeret is bekerült az átlagos képzettségek közé alapból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5.2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/>
          <table:table-cell table:style-name="ce1026"/>
          <table:table-cell table:number-columns-repeated="16381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5.1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Könnyű KP oszlop javítása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Észlelés bedrótozva az Átlagos képzettségek táblázatba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Puszta kéz Mesterfegyver 1.fokon volt. Javítva 0-ra.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5.0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Cellaellenőrzések javítás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9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4">
          <table:table-cell table:style-name="ce102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CHM egyszerűbb neve: CM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Pszí fortély új neve: „Pszí alkalmazás”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Komment info-ablak a mágia tradíció felvételéhez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Pszí tradíció mostantól átlagos képzettség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Mágiaiskolák is átlagos képzettségek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Pszí és mágia fortélyok külön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Idegesítő limitfigyelő formázási hibák eliminálása (remélem végleg!)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8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Bekerült egy új munkalap a tömör KP elosztási szabályokkal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7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Mana korlát eltörlése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Mágia tradíciók: 50KP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KÉ-be ismét beszámít a TSZ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Puszta kéz értékeinek automatikus kiszámítás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Nincs korlátozva a max vásárolható mana pont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KP/szint: 80KP (eddig 70 volt)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6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Hibás cellaellenőrzések javítás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5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Hibás cellaellenőrzések javítás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4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Fegyver táblázatba bekerült: MF oszlop (Mesterfegyver foka az adott fegyverre)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ce1029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3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Hibás cellaellenőrzések javítás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/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2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támadási típus bekerült (szúró/vágó/zúzó) a fegyverek táblázatáb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Össz ÉP kiszámolása (Harcértékek oldal alja (Sebesülés táblázat teteje))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KÉ számítás javítva + KÉ-re már nem adható HM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VÉ csökkenés plusz sor sok hellyel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CÉ-be az Önuralom számít! Javítv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Harcmodorokhoz új oszlop: Sebesség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1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Hibás cellaellenőrzések javítás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4.0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Fájdalomtűrés próbák módosultak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Belharc harcmodor törölve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Fortély cellák átalakítás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/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9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KP/Szint = 70 + Intelligenci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A +6-os tulajdonságok pontértéke beírva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/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8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Tulajdonságok: Önuralom, Fogékonyság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/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7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Max egyfajta HM hiba jav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/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6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Belharc bekerült a Harcmodorok közé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/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5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1ψP = 2KP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1 MP = 3KP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table:number-columns-repeated="256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4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Apró javítások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Hajításnak, Íjászatnak, Lövészetnek is van KÉ-je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table:number-columns-repeated="256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3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Átszervezett Harcétékek oldal. Jobb helykihasználás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Külön CHM (CÉ-HM) (max 4CHM/Szint)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1 CHM = 4KP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Egy harcérték alapra max 5/szint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5HM-&gt;3HM másra</text:p>
          </table:table-cell>
          <table:table-cell table:style-name="ce1030" office:value-type="string" calcext:value-type="string">
            <text:p>Még nincs megvalósítva!!!</text:p>
          </table:table-cell>
          <table:table-cell/>
          <table:table-cell table:style-name="ce1025" table:number-columns-repeated="253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4HM-&gt;2HM másra</text:p>
          </table:table-cell>
          <table:table-cell table:style-name="ce1030" office:value-type="string" calcext:value-type="string">
            <text:p>Még nincs megvalósítva!!!</text:p>
          </table:table-cell>
          <table:table-cell/>
          <table:table-cell table:style-name="ce1025" table:number-columns-repeated="253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3HM-&gt;1HM másra</text:p>
          </table:table-cell>
          <table:table-cell table:style-name="ce1030" office:value-type="string" calcext:value-type="string">
            <text:p>Még nincs megvalósítva!!!</text:p>
          </table:table-cell>
          <table:table-cell/>
          <table:table-cell table:style-name="ce1025" table:number-columns-repeated="253"/>
          <table:table-cell table:number-columns-repeated="16128"/>
        </table:table-row>
        <table:table-row table:style-name="ro1">
          <table:table-cell table:style-name="ce1025" table:number-columns-repeated="2"/>
          <table:table-cell table:style-name="ce1030"/>
          <table:table-cell table:style-name="ce1025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3.1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Pszí bekerült, 1 HM=4KP, Max HM/szint=8, 1MP=4KP, 1Pp=4KP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table:number-columns-repeated="256"/>
          <table:table-cell table:number-columns-repeated="16128"/>
        </table:table-row>
        <table:table-row table:style-name="ro1">
          <table:table-cell table:style-name="ce1017" office:value-type="string" calcext:value-type="string">
            <text:p>V2.8, V2.9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Javítások, Fortélyok táblázat átrendezése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table:number-columns-repeated="256"/>
          <table:table-cell table:number-columns-repeated="16128"/>
        </table:table-row>
        <table:table-row table:style-name="ro1">
          <table:table-cell table:style-name="ce1017" office:value-type="string" calcext:value-type="string">
            <text:p>V2.7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Fegyverek harcértékei, Teljes fegyveres harcértékek táblázat bekerült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Életerő táblázat bekerült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Pajzsok, vértek, SFÉ táblázat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Mágia és Pszi fül: egyszerűbb, átláthatóbb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* Élőfej és élőláb kikapcs, ez plusz hely.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table:number-columns-repeated="256"/>
          <table:table-cell table:number-columns-repeated="16128"/>
        </table:table-row>
        <table:table-row table:style-name="ro1">
          <table:table-cell table:style-name="ce1017" office:value-type="string" calcext:value-type="string">
            <text:p>V2.6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Teljes átstruktúrálás, hogy nyomtatható legyen, ne lógjon ki 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25" office:value-type="string" calcext:value-type="string">
            <text:p>sehol a nyomtatási képből</text:p>
          </table:table-cell>
          <table:table-cell table:style-name="ce1025" table:number-columns-repeated="255"/>
          <table:table-cell table:number-columns-repeated="16128"/>
        </table:table-row>
        <table:table-row table:style-name="ro1">
          <table:table-cell table:style-name="ce1017" office:value-type="string" calcext:value-type="string">
            <text:p>v2.5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20" office:value-type="string" calcext:value-type="string">
            <text:p>* A kis infoboxok elhelyezése jobb lett, pár kis hibajavítás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2.4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ce1017" office:value-type="string" calcext:value-type="string">
            <text:p>v2.3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4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/>
          <table:table-cell/>
          <table:table-cell table:style-name="Default" table:number-columns-repeated="253"/>
          <table:table-cell table:number-columns-repeated="16128"/>
        </table:table-row>
      </table:table>
      <table:table table:name="fegyverek2" table:style-name="ta1" table:print="false">
        <table:table-column table:style-name="co43" table:default-cell-style-name="ce18"/>
        <table:table-column table:style-name="co44" table:default-cell-style-name="ce18"/>
        <table:table-column table:style-name="co13" table:number-columns-repeated="4" table:default-cell-style-name="ce18"/>
        <table:table-column table:style-name="co45" table:default-cell-style-name="ce18"/>
        <table:table-column table:style-name="co46" table:default-cell-style-name="ce18"/>
        <table:table-column table:style-name="co13" table:number-columns-repeated="5" table:default-cell-style-name="ce18"/>
        <table:table-column table:style-name="co13" table:default-cell-style-name="ce599"/>
        <table:table-column table:style-name="co47" table:default-cell-style-name="ce18"/>
        <table:table-column table:style-name="co13" table:number-columns-repeated="241" table:default-cell-style-name="ce18"/>
        <table:table-row table:style-name="ro1">
          <table:table-cell table:style-name="ce1125"/>
          <table:table-cell table:style-name="ce1128" office:value-type="string" calcext:value-type="string">
            <text:p>Fegyver</text:p>
          </table:table-cell>
          <table:table-cell table:style-name="ce1140" office:value-type="string" calcext:value-type="string">
            <text:p>Típus</text:p>
          </table:table-cell>
          <table:table-cell table:style-name="ce1128" office:value-type="string" calcext:value-type="string">
            <text:p>SP</text:p>
          </table:table-cell>
          <table:table-cell table:style-name="ce1161" office:value-type="string" calcext:value-type="string">
            <text:p>Sebzés módja</text:p>
          </table:table-cell>
          <table:table-cell table:style-name="ce1165" office:value-type="string" calcext:value-type="string">
            <text:p>Átütés</text:p>
          </table:table-cell>
          <table:table-cell table:style-name="ce1165" office:value-type="string" calcext:value-type="string">
            <text:p>Íves</text:p>
          </table:table-cell>
          <table:table-cell table:style-name="ce1167" office:value-type="string" calcext:value-type="string">
            <text:p>1,5 kezes</text:p>
          </table:table-cell>
          <table:table-cell table:style-name="ce1165" office:value-type="string" calcext:value-type="string">
            <text:p>Pengehossz</text:p>
          </table:table-cell>
          <table:table-cell table:style-name="ce1165" office:value-type="string" calcext:value-type="string">
            <text:p>KÉ</text:p>
          </table:table-cell>
          <table:table-cell table:style-name="ce1165" office:value-type="string" calcext:value-type="string">
            <text:p>TÉ</text:p>
          </table:table-cell>
          <table:table-cell table:style-name="ce1165" office:value-type="string" calcext:value-type="string">
            <text:p>VÉ</text:p>
          </table:table-cell>
          <table:table-cell table:style-name="ce1165" office:value-type="string" calcext:value-type="string">
            <text:p>Sebesség</text:p>
          </table:table-cell>
          <table:table-cell table:style-name="ce1140" office:value-type="string" calcext:value-type="string">
            <text:p>Harcmodor</text:p>
          </table:table-cell>
          <table:table-cell table:style-name="ce1189" office:value-type="string" calcext:value-type="string">
            <text:p>Megjegyzés</text:p>
          </table:table-cell>
          <table:table-cell table:style-name="ce1125" table:number-columns-repeated="241"/>
        </table:table-row>
        <table:table-row table:style-name="ro1">
          <table:table-cell table:style-name="ce1126" office:value-type="string" calcext:value-type="string">
            <text:p>Közelharci fegyverek</text:p>
          </table:table-cell>
          <table:table-cell table:style-name="ce1129" office:value-type="string" calcext:value-type="string">
            <text:p><text:s/>__</text:p>
          </table:table-cell>
          <table:table-cell table:style-name="ce1141"/>
          <table:table-cell table:style-name="ce1141" office:value-type="string" calcext:value-type="string">
            <text:p>x</text:p>
          </table:table-cell>
          <table:table-cell table:number-columns-repeated="2" table:style-name="ce1129" office:value-type="string" calcext:value-type="string">
            <text:p>x</text:p>
          </table:table-cell>
          <table:table-cell table:style-name="ce1129" table:number-columns-repeated="2"/>
          <table:table-cell table:number-columns-repeated="3" table:style-name="ce1129" office:value-type="string" calcext:value-type="string">
            <text:p>x</text:p>
          </table:table-cell>
          <table:table-cell table:number-columns-repeated="2" table:style-name="ce1168" office:value-type="string" calcext:value-type="string">
            <text:p>x</text:p>
          </table:table-cell>
          <table:table-cell table:style-name="ce1129" table:number-columns-repeated="2"/>
          <table:table-cell table:style-name="ce1202" table:number-columns-repeated="241"/>
        </table:table-row>
        <table:table-row table:style-name="ro20">
          <table:table-cell/>
          <table:table-cell table:style-name="ce1130" office:value-type="string" calcext:value-type="string">
            <text:p>Puszta kéz</text:p>
          </table:table-cell>
          <table:table-cell table:style-name="ce1142" office:value-type="string" calcext:value-type="string">
            <text:p>egykezes</text:p>
          </table:table-cell>
          <table:table-cell table:style-name="ce1142" office:value-type="float" office:value="-5" calcext:value-type="float">
            <text:p>-5</text:p>
          </table:table-cell>
          <table:table-cell table:style-name="ce1142" office:value-type="string" calcext:value-type="string">
            <text:p>Z</text:p>
          </table:table-cell>
          <table:table-cell table:number-columns-repeated="2" table:style-name="ce1142" office:value-type="float" office:value="0" calcext:value-type="float">
            <text:p>0</text:p>
          </table:table-cell>
          <table:table-cell table:style-name="ce1142"/>
          <table:table-cell table:style-name="ce1142" office:value-type="float" office:value="0" calcext:value-type="float">
            <text:p>0</text:p>
          </table:table-cell>
          <table:table-cell table:number-columns-repeated="3" table:style-name="ce1142" office:value-type="float" office:value="-10" calcext:value-type="float">
            <text:p>-10</text:p>
          </table:table-cell>
          <table:table-cell table:style-name="ce1142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Tőr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1" calcext:value-type="float">
            <text:p>1</text:p>
          </table:table-cell>
          <table:table-cell table:style-name="ce1143" office:value-type="string" calcext:value-type="string">
            <text:p>S/V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2" calcext:value-type="float">
            <text:p>2</text:p>
          </table:table-cell>
          <table:table-cell table:number-columns-repeated="2" table:style-name="ce1143" office:value-type="float" office:value="4" calcext:value-type="float">
            <text:p>4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31" office:value-type="string" calcext:value-type="string">
            <text:p>Béltépő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1" calcext:value-type="float">
            <text:p>1</text:p>
          </table:table-cell>
          <table:table-cell table:style-name="ce1143" office:value-type="string" calcext:value-type="string">
            <text:p>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2" calcext:value-type="float">
            <text:p>2</text:p>
          </table:table-cell>
          <table:table-cell table:number-columns-repeated="2" table:style-name="ce1143" office:value-type="float" office:value="4" calcext:value-type="float">
            <text:p>4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2">
          <table:table-cell/>
          <table:table-cell table:style-name="ce1131" office:value-type="string" calcext:value-type="string">
            <text:p>Dzsambia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string" calcext:value-type="string">
            <text:p>V/S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float" office:value="1" calcext:value-type="float">
            <text:p>1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2" calcext:value-type="float">
            <text:p>2</text:p>
          </table:table-cell>
          <table:table-cell table:number-columns-repeated="2" table:style-name="ce1143" office:value-type="float" office:value="4" calcext:value-type="float">
            <text:p>4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2">
          <table:table-cell/>
          <table:table-cell table:style-name="ce1131" office:value-type="string" calcext:value-type="string">
            <text:p>Garott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7" calcext:value-type="float">
            <text:p>7</text:p>
          </table:table-cell>
          <table:table-cell table:style-name="ce1143" office:value-type="string" calcext:value-type="string">
            <text:p>V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spec.</text:p>
          </table:table-cell>
          <table:table-cell table:number-columns-repeated="3" table:style-name="ce1143" office:value-type="float" office:value="0" calcext:value-type="float">
            <text:p>0</text:p>
          </table:table-cell>
          <table:table-cell table:style-name="ce1143" office:value-type="string" calcext:value-type="string">
            <text:p>-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és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string" calcext:value-type="string">
            <text:p>S/V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float" office:value="3" calcext:value-type="float">
            <text:p>3</text:p>
          </table:table-cell>
          <table:table-cell table:style-name="ce1143" office:value-type="float" office:value="1" calcext:value-type="float">
            <text:p>1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-</text:p>
          </table:table-cell>
          <table:table-cell table:number-columns-repeated="241"/>
        </table:table-row>
        <table:table-row table:style-name="ro20">
          <table:table-cell/>
          <table:table-cell table:style-name="ce1131" office:value-type="string" calcext:value-type="string">
            <text:p>Kriszkés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string" calcext:value-type="string">
            <text:p>+3/0</text:p>
          </table:table-cell>
          <table:table-cell table:style-name="ce1143" office:value-type="string" calcext:value-type="string">
            <text:p>S/V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float" office:value="5" calcext:value-type="float">
            <text:p>5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Levéltőr</text:p>
          </table:table-cell>
          <table:table-cell table:style-name="ce1143" office:value-type="string" calcext:value-type="string">
            <text:p>egykezes</text:p>
          </table:table-cell>
          <table:table-cell table:style-name="ce1153" office:value-type="float" office:value="1" calcext:value-type="float">
            <text:p>1</text:p>
          </table:table-cell>
          <table:table-cell table:style-name="ce1153" office:value-type="string" calcext:value-type="string">
            <text:p>S/V</text:p>
          </table:table-cell>
          <table:table-cell table:number-columns-repeated="2" table:style-name="ce1153" office:value-type="float" office:value="0" calcext:value-type="float">
            <text:p>0</text:p>
          </table:table-cell>
          <table:table-cell table:style-name="ce1153"/>
          <table:table-cell table:style-name="ce1153" office:value-type="string" calcext:value-type="string">
            <text:p>rövid</text:p>
          </table:table-cell>
          <table:table-cell table:style-name="ce1153" office:value-type="float" office:value="2" calcext:value-type="float">
            <text:p>2</text:p>
          </table:table-cell>
          <table:table-cell table:style-name="ce1153" office:value-type="float" office:value="4" calcext:value-type="float">
            <text:p>4</text:p>
          </table:table-cell>
          <table:table-cell table:number-columns-repeated="2" table:style-name="ce115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Markolatgomb</text:p>
          </table:table-cell>
          <table:table-cell table:style-name="ce1143" office:value-type="string" calcext:value-type="string">
            <text:p>egykezes</text:p>
          </table:table-cell>
          <table:table-cell table:style-name="ce1153" office:value-type="float" office:value="0" calcext:value-type="float">
            <text:p>0</text:p>
          </table:table-cell>
          <table:table-cell table:style-name="ce1153" office:value-type="string" calcext:value-type="string">
            <text:p>Z</text:p>
          </table:table-cell>
          <table:table-cell table:number-columns-repeated="2" table:style-name="ce1153" office:value-type="float" office:value="0" calcext:value-type="float">
            <text:p>0</text:p>
          </table:table-cell>
          <table:table-cell table:style-name="ce1153"/>
          <table:table-cell table:style-name="ce1153" office:value-type="float" office:value="0" calcext:value-type="float">
            <text:p>0</text:p>
          </table:table-cell>
          <table:table-cell table:number-columns-repeated="3" table:style-name="ce1153" office:value-type="float" office:value="-7" calcext:value-type="float">
            <text:p>-7</text:p>
          </table:table-cell>
          <table:table-cell table:style-name="ce115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Méregfog</text:p>
          </table:table-cell>
          <table:table-cell table:style-name="ce1143" office:value-type="string" calcext:value-type="string">
            <text:p>egykezes</text:p>
          </table:table-cell>
          <table:table-cell table:style-name="ce1153" office:value-type="float" office:value="0" calcext:value-type="float">
            <text:p>0</text:p>
          </table:table-cell>
          <table:table-cell table:style-name="ce1153" office:value-type="string" calcext:value-type="string">
            <text:p>S</text:p>
          </table:table-cell>
          <table:table-cell table:number-columns-repeated="2" table:style-name="ce1153" office:value-type="float" office:value="0" calcext:value-type="float">
            <text:p>0</text:p>
          </table:table-cell>
          <table:table-cell table:style-name="ce1153"/>
          <table:table-cell table:style-name="ce1153" office:value-type="string" calcext:value-type="string">
            <text:p>rövid</text:p>
          </table:table-cell>
          <table:table-cell table:style-name="ce1153" office:value-type="float" office:value="1" calcext:value-type="float">
            <text:p>1</text:p>
          </table:table-cell>
          <table:table-cell table:number-columns-repeated="2" table:style-name="ce1153" office:value-type="float" office:value="3" calcext:value-type="float">
            <text:p>3</text:p>
          </table:table-cell>
          <table:table-cell table:style-name="ce1153"/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2">
          <table:table-cell/>
          <table:table-cell table:style-name="ce1131" office:value-type="string" calcext:value-type="string">
            <text:p>Pugoss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1" calcext:value-type="float">
            <text:p>1</text:p>
          </table:table-cell>
          <table:table-cell table:style-name="ce1143" office:value-type="string" calcext:value-type="string">
            <text:p>S/V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float" office:value="5" calcext:value-type="float">
            <text:p>5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2">
          <table:table-cell/>
          <table:table-cell table:style-name="ce1131" office:value-type="string" calcext:value-type="string">
            <text:p>Ramiera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string" calcext:value-type="string">
            <text:p>S/V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3" calcext:value-type="float">
            <text:p>3</text:p>
          </table:table-cell>
          <table:table-cell table:number-columns-repeated="3"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Tőr, hárító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string" calcext:value-type="string">
            <text:p>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float" office:value="10" calcext:value-type="float">
            <text:p>10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1" office:value-type="string" calcext:value-type="string">
            <text:p><text:span text:style-name="T27">Nagyon</text:span><text:span text:style-name="T28"> drága!</text:span></text:p>
          </table:table-cell>
          <table:table-cell table:number-columns-repeated="241"/>
        </table:table-row>
        <table:table-row table:style-name="ro22">
          <table:table-cell/>
          <table:table-cell table:style-name="ce1131" office:value-type="string" calcext:value-type="string">
            <text:p>Tőr, kígyó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string" calcext:value-type="string">
            <text:p>S/V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2" calcext:value-type="float">
            <text:p>2</text:p>
          </table:table-cell>
          <table:table-cell table:number-columns-repeated="2" table:style-name="ce1143" office:value-type="float" office:value="4" calcext:value-type="float">
            <text:p>4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Tőr, ököl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string" calcext:value-type="string">
            <text:p>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-5" calcext:value-type="float">
            <text:p>-5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float" office:value="-5" calcext:value-type="float">
            <text:p>-5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/>
          <table:table-cell table:number-columns-repeated="241"/>
        </table:table-row>
        <table:table-row table:style-name="ro1">
          <table:table-cell/>
          <table:table-cell table:style-name="ce1132" office:value-type="string" calcext:value-type="string">
            <text:p>Tőr, páncélszúró</text:p>
          </table:table-cell>
          <table:table-cell table:style-name="ce1144" office:value-type="string" calcext:value-type="string">
            <text:p>egykezes</text:p>
          </table:table-cell>
          <table:table-cell table:style-name="ce1144" office:value-type="float" office:value="1" calcext:value-type="float">
            <text:p>1</text:p>
          </table:table-cell>
          <table:table-cell table:style-name="ce1144" office:value-type="string" calcext:value-type="string">
            <text:p>S</text:p>
          </table:table-cell>
          <table:table-cell table:style-name="ce1144" office:value-type="float" office:value="8" calcext:value-type="float">
            <text:p>8</text:p>
          </table:table-cell>
          <table:table-cell table:style-name="ce1144" office:value-type="float" office:value="0" calcext:value-type="float">
            <text:p>0</text:p>
          </table:table-cell>
          <table:table-cell table:style-name="ce1144"/>
          <table:table-cell table:style-name="ce1144" office:value-type="string" calcext:value-type="string">
            <text:p>1 penge</text:p>
          </table:table-cell>
          <table:table-cell table:style-name="ce1144" office:value-type="float" office:value="4" calcext:value-type="float">
            <text:p>4</text:p>
          </table:table-cell>
          <table:table-cell table:style-name="ce1144" office:value-type="float" office:value="8" calcext:value-type="float">
            <text:p>8</text:p>
          </table:table-cell>
          <table:table-cell table:style-name="ce1144" office:value-type="float" office:value="4" calcext:value-type="float">
            <text:p>4</text:p>
          </table:table-cell>
          <table:table-cell table:style-name="ce1144"/>
          <table:table-cell table:style-name="ce1186" office:value-type="string" calcext:value-type="string">
            <text:p>közelharc</text:p>
          </table:table-cell>
          <table:table-cell table:style-name="ce1192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Tőr, Slan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string" calcext:value-type="string">
            <text:p>S/V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rövid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float" office:value="6" calcext:value-type="float">
            <text:p>6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özelharc</text:p>
          </table:table-cell>
          <table:table-cell table:style-name="ce1190"/>
          <table:table-cell table:number-columns-repeated="241"/>
        </table:table-row>
        <table:table-row table:style-name="ro1">
          <table:table-cell table:style-name="ce433"/>
          <table:table-cell table:style-name="ce1133" office:value-type="string" calcext:value-type="string">
            <text:p>Vasököl / páncélkesztyű</text:p>
          </table:table-cell>
          <table:table-cell table:style-name="ce1145" office:value-type="string" calcext:value-type="string">
            <text:p>egykezes</text:p>
          </table:table-cell>
          <table:table-cell table:style-name="ce1145" office:value-type="float" office:value="0" calcext:value-type="float">
            <text:p>0</text:p>
          </table:table-cell>
          <table:table-cell table:style-name="ce1145" office:value-type="string" calcext:value-type="string">
            <text:p>Z</text:p>
          </table:table-cell>
          <table:table-cell table:number-columns-repeated="2" table:style-name="ce1145" office:value-type="float" office:value="0" calcext:value-type="float">
            <text:p>0</text:p>
          </table:table-cell>
          <table:table-cell table:style-name="ce1145"/>
          <table:table-cell table:style-name="ce1145" office:value-type="float" office:value="0" calcext:value-type="float">
            <text:p>0</text:p>
          </table:table-cell>
          <table:table-cell table:number-columns-repeated="3" table:style-name="ce1145" office:value-type="float" office:value="-7" calcext:value-type="float">
            <text:p>-7</text:p>
          </table:table-cell>
          <table:table-cell table:style-name="ce1145" office:value-type="float" office:value="5" calcext:value-type="float">
            <text:p>5</text:p>
          </table:table-cell>
          <table:table-cell table:style-name="ce1187" office:value-type="string" calcext:value-type="string">
            <text:p>közelharc</text:p>
          </table:table-cell>
          <table:table-cell table:style-name="ce1193" office:value-type="string" calcext:value-type="string">
            <text:p>Erőbónusz: 0 feletti rész 1:1-ben számít be.</text:p>
          </table:table-cell>
          <table:table-cell table:style-name="ce433" table:number-columns-repeated="241"/>
        </table:table-row>
        <table:table-row table:style-name="ro22">
          <table:table-cell table:style-name="ce1126" office:value-type="string" calcext:value-type="string">
            <text:p>Kardvívó fegyverek</text:p>
          </table:table-cell>
          <table:table-cell table:style-name="ce1130" office:value-type="string" calcext:value-type="string">
            <text:p>Kard, dzsenn szablya</text:p>
          </table:table-cell>
          <table:table-cell table:style-name="ce1142" office:value-type="string" calcext:value-type="string">
            <text:p>egykezes</text:p>
          </table:table-cell>
          <table:table-cell table:style-name="ce1142" office:value-type="float" office:value="4" calcext:value-type="float">
            <text:p>4</text:p>
          </table:table-cell>
          <table:table-cell table:style-name="ce1142" office:value-type="string" calcext:value-type="string">
            <text:p>V/S</text:p>
          </table:table-cell>
          <table:table-cell table:style-name="ce1142" office:value-type="float" office:value="0" calcext:value-type="float">
            <text:p>0</text:p>
          </table:table-cell>
          <table:table-cell table:style-name="ce1142" office:value-type="float" office:value="1" calcext:value-type="float">
            <text:p>1</text:p>
          </table:table-cell>
          <table:table-cell table:style-name="ce1142"/>
          <table:table-cell table:style-name="ce1142" office:value-type="string" calcext:value-type="string">
            <text:p>1 penge</text:p>
          </table:table-cell>
          <table:table-cell table:style-name="ce1142" office:value-type="float" office:value="8" calcext:value-type="float">
            <text:p>8</text:p>
          </table:table-cell>
          <table:table-cell table:number-columns-repeated="2" table:style-name="ce1142" office:value-type="float" office:value="15" calcext:value-type="float">
            <text:p>15</text:p>
          </table:table-cell>
          <table:table-cell table:style-name="ce1142" office:value-type="float" office:value="5" calcext:value-type="float">
            <text:p>5</text:p>
          </table:table-cell>
          <table:table-cell table:style-name="ce1186" office:value-type="string" calcext:value-type="string">
            <text:p>kardvívás</text:p>
          </table:table-cell>
          <table:table-cell table:style-name="ce119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ard, emrelin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string" calcext:value-type="string">
            <text:p>V/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1 penge</text:p>
          </table:table-cell>
          <table:table-cell table:style-name="ce1143" office:value-type="float" office:value="7" calcext:value-type="float">
            <text:p>7</text:p>
          </table:table-cell>
          <table:table-cell table:number-columns-repeated="2" table:style-name="ce1143" office:value-type="float" office:value="13" calcext:value-type="float">
            <text:p>13</text:p>
          </table:table-cell>
          <table:table-cell table:style-name="ce1143" office:value-type="float" office:value="6" calcext:value-type="float">
            <text:p>6</text:p>
          </table:table-cell>
          <table:table-cell table:style-name="ce1186" office:value-type="string" calcext:value-type="string">
            <text:p>kardvívás</text:p>
          </table:table-cell>
          <table:table-cell table:style-name="ce1193"/>
          <table:table-cell table:number-columns-repeated="241"/>
        </table:table-row>
        <table:table-row table:style-name="ro20">
          <table:table-cell/>
          <table:table-cell table:style-name="ce1131" office:value-type="string" calcext:value-type="string">
            <text:p>Kard, fejvadász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3" calcext:value-type="float">
            <text:p>3</text:p>
          </table:table-cell>
          <table:table-cell table:style-name="ce1143" office:value-type="string" calcext:value-type="string">
            <text:p>V/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0,5 penge</text:p>
          </table:table-cell>
          <table:table-cell table:style-name="ce1143" office:value-type="float" office:value="5" calcext:value-type="float">
            <text:p>5</text:p>
          </table:table-cell>
          <table:table-cell table:style-name="ce1143" office:value-type="float" office:value="9" calcext:value-type="float">
            <text:p>9</text:p>
          </table:table-cell>
          <table:table-cell table:style-name="ce1143" office:value-type="float" office:value="11" calcext:value-type="float">
            <text:p>11</text:p>
          </table:table-cell>
          <table:table-cell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0">
          <table:table-cell/>
          <table:table-cell table:style-name="ce1131" office:value-type="string" calcext:value-type="string">
            <text:p>Kard, handzsár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string" calcext:value-type="string">
            <text:p>V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float" office:value="1" calcext:value-type="float">
            <text:p>1</text:p>
          </table:table-cell>
          <table:table-cell table:style-name="ce1143"/>
          <table:table-cell table:style-name="ce1143" office:value-type="string" calcext:value-type="string">
            <text:p>1 penge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float" office:value="13" calcext:value-type="float">
            <text:p>13</text:p>
          </table:table-cell>
          <table:table-cell table:style-name="ce1143" office:value-type="float" office:value="10" calcext:value-type="float">
            <text:p>10</text:p>
          </table:table-cell>
          <table:table-cell table:style-name="ce1143" office:value-type="float" office:value="6" calcext:value-type="float">
            <text:p>6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ard, hiequar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string" calcext:value-type="string">
            <text:p>S/V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1 penge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float" office:value="12" calcext:value-type="float">
            <text:p>12</text:p>
          </table:table-cell>
          <table:table-cell table:style-name="ce1143" office:value-type="float" office:value="8" calcext:value-type="float">
            <text:p>8</text:p>
          </table:table-cell>
          <table:table-cell table:style-name="ce1143" office:value-type="float" office:value="6" calcext:value-type="float">
            <text:p>6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ard, hosszú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4" calcext:value-type="float">
            <text:p>4</text:p>
          </table:table-cell>
          <table:table-cell table:style-name="ce1162" office:value-type="string" calcext:value-type="string">
            <text:p><text:span text:style-name="T25"> </text:span><text:span text:style-name="T26">V/S</text:span>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1 penge</text:p>
          </table:table-cell>
          <table:table-cell table:style-name="ce1143" office:value-type="float" office:value="6" calcext:value-type="float">
            <text:p>6</text:p>
          </table:table-cell>
          <table:table-cell table:number-columns-repeated="2" table:style-name="ce1143" office:value-type="float" office:value="12" calcext:value-type="float">
            <text:p>12</text:p>
          </table:table-cell>
          <table:table-cell table:style-name="ce1143" office:value-type="float" office:value="6" calcext:value-type="float">
            <text:p>6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2">
          <table:table-cell/>
          <table:table-cell table:style-name="ce1131" office:value-type="string" calcext:value-type="string">
            <text:p>Kard, jatagán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1" calcext:value-type="float">
            <text:p>1</text:p>
          </table:table-cell>
          <table:table-cell table:style-name="ce1162" office:value-type="string" calcext:value-type="string">
            <text:p><text:span text:style-name="T25"> </text:span><text:span text:style-name="T26">V/S</text:span>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float" office:value="1" calcext:value-type="float">
            <text:p>1</text:p>
          </table:table-cell>
          <table:table-cell table:style-name="ce1143"/>
          <table:table-cell table:style-name="ce1143" office:value-type="string" calcext:value-type="string">
            <text:p>1 penge</text:p>
          </table:table-cell>
          <table:table-cell table:style-name="ce1143" office:value-type="float" office:value="4" calcext:value-type="float">
            <text:p>4</text:p>
          </table:table-cell>
          <table:table-cell table:number-columns-repeated="2" table:style-name="ce1143" office:value-type="float" office:value="8" calcext:value-type="float">
            <text:p>8</text:p>
          </table:table-cell>
          <table:table-cell table:style-name="ce1143" office:value-type="float" office:value="6" calcext:value-type="float">
            <text:p>6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0">
          <table:table-cell/>
          <table:table-cell table:style-name="ce1131" office:value-type="string" calcext:value-type="string">
            <text:p>Kard, kétkezes</text:p>
          </table:table-cell>
          <table:table-cell table:style-name="ce1143" office:value-type="string" calcext:value-type="string">
            <text:p>kétkezes</text:p>
          </table:table-cell>
          <table:table-cell table:style-name="ce1143" office:value-type="float" office:value="8" calcext:value-type="float">
            <text:p>8</text:p>
          </table:table-cell>
          <table:table-cell table:style-name="ce1143" office:value-type="string" calcext:value-type="string">
            <text:p>V/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2 penge</text:p>
          </table:table-cell>
          <table:table-cell table:style-name="ce1143" office:value-type="float" office:value="10" calcext:value-type="float">
            <text:p>10</text:p>
          </table:table-cell>
          <table:table-cell table:style-name="ce1143" office:value-type="float" office:value="20" calcext:value-type="float">
            <text:p>20</text:p>
          </table:table-cell>
          <table:table-cell table:style-name="ce1143" office:value-type="float" office:value="15" calcext:value-type="float">
            <text:p>15</text:p>
          </table:table-cell>
          <table:table-cell table:style-name="ce1143" office:value-type="float" office:value="8" calcext:value-type="float">
            <text:p>8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ard, khossas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string" calcext:value-type="string">
            <text:p>V/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1 penge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float" office:value="11" calcext:value-type="float">
            <text:p>11</text:p>
          </table:table-cell>
          <table:table-cell table:style-name="ce1143" office:value-type="float" office:value="10" calcext:value-type="float">
            <text:p>10</text:p>
          </table:table-cell>
          <table:table-cell table:style-name="ce1143" office:value-type="float" office:value="6" calcext:value-type="float">
            <text:p>6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ard, kígyó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3" calcext:value-type="float">
            <text:p>3</text:p>
          </table:table-cell>
          <table:table-cell table:style-name="ce1162" office:value-type="string" calcext:value-type="string">
            <text:p><text:span text:style-name="T25"> </text:span><text:span text:style-name="T26">V/S</text:span>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1 penge</text:p>
          </table:table-cell>
          <table:table-cell table:style-name="ce1143" office:value-type="float" office:value="5" calcext:value-type="float">
            <text:p>5</text:p>
          </table:table-cell>
          <table:table-cell table:number-columns-repeated="2" table:style-name="ce1143" office:value-type="float" office:value="11" calcext:value-type="float">
            <text:p>11</text:p>
          </table:table-cell>
          <table:table-cell table:style-name="ce1143" office:value-type="float" office:value="6" calcext:value-type="float">
            <text:p>6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ard, Lagoss </text:p>
          </table:table-cell>
          <table:table-cell table:style-name="ce1143" office:value-type="string" calcext:value-type="string">
            <text:p>egykezes</text:p>
          </table:table-cell>
          <table:table-cell table:style-name="ce1144" table:number-columns-repeated="2"/>
          <table:table-cell table:number-columns-repeated="2" table:style-name="ce1166" office:value-type="float" office:value="0" calcext:value-type="float">
            <text:p>0</text:p>
          </table:table-cell>
          <table:table-cell table:style-name="ce1166"/>
          <table:table-cell table:style-name="ce1144" table:number-columns-repeated="5"/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ard, lovag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6" calcext:value-type="float">
            <text:p>6</text:p>
          </table:table-cell>
          <table:table-cell table:style-name="ce1143" office:value-type="string" calcext:value-type="string">
            <text:p>V/S</text:p>
          </table:table-cell>
          <table:table-cell table:style-name="ce1143" office:value-type="float" office:value="1" calcext:value-type="float">
            <text:p>1</text:p>
          </table:table-cell>
          <table:table-cell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1 penge</text:p>
          </table:table-cell>
          <table:table-cell table:style-name="ce1143" office:value-type="float" office:value="7" calcext:value-type="float">
            <text:p>7</text:p>
          </table:table-cell>
          <table:table-cell table:style-name="ce1143" office:value-type="float" office:value="15" calcext:value-type="float">
            <text:p>15</text:p>
          </table:table-cell>
          <table:table-cell table:style-name="ce1143" office:value-type="float" office:value="12" calcext:value-type="float">
            <text:p>12</text:p>
          </table:table-cell>
          <table:table-cell table:style-name="ce1143" office:value-type="float" office:value="7" calcext:value-type="float">
            <text:p>7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131" office:value-type="string" calcext:value-type="string">
            <text:p>Kard, másfélkezes</text:p>
          </table:table-cell>
          <table:table-cell table:style-name="ce1143" office:value-type="string" calcext:value-type="string">
            <text:p>kétkezes</text:p>
          </table:table-cell>
          <table:table-cell table:style-name="ce1143" office:value-type="float" office:value="5" calcext:value-type="float">
            <text:p>5</text:p>
          </table:table-cell>
          <table:table-cell table:style-name="ce1143" office:value-type="string" calcext:value-type="string">
            <text:p>V/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 office:value-type="float" office:value="1" calcext:value-type="float">
            <text:p>1</text:p>
          </table:table-cell>
          <table:table-cell table:style-name="ce1143" office:value-type="string" calcext:value-type="string">
            <text:p>1,5 penge</text:p>
          </table:table-cell>
          <table:table-cell table:style-name="ce1143" office:value-type="float" office:value="8" calcext:value-type="float">
            <text:p>8</text:p>
          </table:table-cell>
          <table:table-cell table:number-columns-repeated="2" table:style-name="ce1143" office:value-type="float" office:value="16" calcext:value-type="float">
            <text:p>16</text:p>
          </table:table-cell>
          <table:table-cell table:style-name="ce1143" office:value-type="float" office:value="7" calcext:value-type="float">
            <text:p>7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2">
          <table:table-cell/>
          <table:table-cell table:style-name="ce1131" office:value-type="string" calcext:value-type="string">
            <text:p>Kard, mesterkard</text:p>
          </table:table-cell>
          <table:table-cell table:style-name="ce1143" office:value-type="string" calcext:value-type="string">
            <text:p>kétkezes</text:p>
          </table:table-cell>
          <table:table-cell table:style-name="ce1143" office:value-type="float" office:value="5" calcext:value-type="float">
            <text:p>5</text:p>
          </table:table-cell>
          <table:table-cell table:style-name="ce1143" office:value-type="string" calcext:value-type="string">
            <text:p>V/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 office:value-type="float" office:value="1" calcext:value-type="float">
            <text:p>1</text:p>
          </table:table-cell>
          <table:table-cell table:style-name="ce1143" office:value-type="string" calcext:value-type="string">
            <text:p>1,5 penge</text:p>
          </table:table-cell>
          <table:table-cell table:style-name="ce1143" office:value-type="float" office:value="9" calcext:value-type="float">
            <text:p>9</text:p>
          </table:table-cell>
          <table:table-cell table:style-name="ce1143" office:value-type="float" office:value="18" calcext:value-type="float">
            <text:p>18</text:p>
          </table:table-cell>
          <table:table-cell table:style-name="ce1143" office:value-type="float" office:value="13" calcext:value-type="float">
            <text:p>13</text:p>
          </table:table-cell>
          <table:table-cell table:style-name="ce1143" office:value-type="float" office:value="7" calcext:value-type="float">
            <text:p>7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ard, Pugoss </text:p>
          </table:table-cell>
          <table:table-cell table:style-name="ce1143" office:value-type="string" calcext:value-type="string">
            <text:p>egykezes</text:p>
          </table:table-cell>
          <table:table-cell table:style-name="ce1144" table:number-columns-repeated="2"/>
          <table:table-cell table:number-columns-repeated="2" table:style-name="ce1166" office:value-type="float" office:value="0" calcext:value-type="float">
            <text:p>0</text:p>
          </table:table-cell>
          <table:table-cell table:style-name="ce1166"/>
          <table:table-cell table:style-name="ce1144" table:number-columns-repeated="5"/>
          <table:table-cell table:style-name="ce1186" office:value-type="string" calcext:value-type="string">
            <text:p>kardvívás</text:p>
          </table:table-cell>
          <table:table-cell table:style-name="ce1194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ard, rövid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string" calcext:value-type="string">
            <text:p>S/V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0,5 penge</text:p>
          </table:table-cell>
          <table:table-cell table:style-name="ce1143" office:value-type="float" office:value="4" calcext:value-type="float">
            <text:p>4</text:p>
          </table:table-cell>
          <table:table-cell table:number-columns-repeated="2" table:style-name="ce1143" office:value-type="float" office:value="8" calcext:value-type="float">
            <text:p>8</text:p>
          </table:table-cell>
          <table:table-cell table:style-name="ce1143" office:value-type="float" office:value="6" calcext:value-type="float">
            <text:p>6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-</text:p>
          </table:table-cell>
          <table:table-cell table:number-columns-repeated="241"/>
        </table:table-row>
        <table:table-row table:style-name="ro20">
          <table:table-cell/>
          <table:table-cell table:style-name="ce1131" office:value-type="string" calcext:value-type="string">
            <text:p>Kard, Slan </text:p>
          </table:table-cell>
          <table:table-cell table:style-name="ce1143" office:value-type="string" calcext:value-type="string">
            <text:p>kétkezes</text:p>
          </table:table-cell>
          <table:table-cell table:style-name="ce1143" office:value-type="float" office:value="6" calcext:value-type="float">
            <text:p>6</text:p>
          </table:table-cell>
          <table:table-cell table:style-name="ce1143" office:value-type="string" calcext:value-type="string">
            <text:p>V/S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float" office:value="1" calcext:value-type="float">
            <text:p>1</text:p>
          </table:table-cell>
          <table:table-cell table:style-name="ce1143" office:value-type="string" calcext:value-type="string">
            <text:p>1,5 penge</text:p>
          </table:table-cell>
          <table:table-cell table:style-name="ce1143" office:value-type="float" office:value="9" calcext:value-type="float">
            <text:p>9</text:p>
          </table:table-cell>
          <table:table-cell table:style-name="ce1143" office:value-type="float" office:value="19" calcext:value-type="float">
            <text:p>19</text:p>
          </table:table-cell>
          <table:table-cell table:style-name="ce1143" office:value-type="float" office:value="13" calcext:value-type="float">
            <text:p>13</text:p>
          </table:table-cell>
          <table:table-cell table:style-name="ce1143" office:value-type="float" office:value="7" calcext:value-type="float">
            <text:p>7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Kard, Slan rövid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string" calcext:value-type="string">
            <text:p>V/S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0,5 penge</text:p>
          </table:table-cell>
          <table:table-cell table:style-name="ce1143" office:value-type="float" office:value="5" calcext:value-type="float">
            <text:p>5</text:p>
          </table:table-cell>
          <table:table-cell table:style-name="ce1143" office:value-type="float" office:value="11" calcext:value-type="float">
            <text:p>11</text:p>
          </table:table-cell>
          <table:table-cell table:number-columns-repeated="2" table:style-name="ce1143" office:value-type="float" office:value="5" calcext:value-type="float">
            <text:p>5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0">
          <table:table-cell/>
          <table:table-cell table:style-name="ce1131" office:value-type="string" calcext:value-type="string">
            <text:p>Kard, Slan csatakard</text:p>
          </table:table-cell>
          <table:table-cell table:style-name="ce1143" office:value-type="string" calcext:value-type="string">
            <text:p>kétkezes</text:p>
          </table:table-cell>
          <table:table-cell table:style-name="ce1143" office:value-type="float" office:value="9" calcext:value-type="float">
            <text:p>9</text:p>
          </table:table-cell>
          <table:table-cell table:style-name="ce1143" office:value-type="string" calcext:value-type="string">
            <text:p>V/S</text:p>
          </table:table-cell>
          <table:table-cell table:style-name="ce1143" office:value-type="float" office:value="2" calcext:value-type="float">
            <text:p>2</text:p>
          </table:table-cell>
          <table:table-cell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2 penge</text:p>
          </table:table-cell>
          <table:table-cell table:style-name="ce1143" office:value-type="float" office:value="9" calcext:value-type="float">
            <text:p>9</text:p>
          </table:table-cell>
          <table:table-cell table:style-name="ce1143" office:value-type="float" office:value="23" calcext:value-type="float">
            <text:p>23</text:p>
          </table:table-cell>
          <table:table-cell table:style-name="ce1143" office:value-type="float" office:value="17" calcext:value-type="float">
            <text:p>17</text:p>
          </table:table-cell>
          <table:table-cell table:style-name="ce1143" office:value-type="float" office:value="8" calcext:value-type="float">
            <text:p>8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2">
          <table:table-cell/>
          <table:table-cell table:style-name="ce1131" office:value-type="string" calcext:value-type="string">
            <text:p>Kard, szablya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3" calcext:value-type="float">
            <text:p>3</text:p>
          </table:table-cell>
          <table:table-cell table:style-name="ce1143" office:value-type="string" calcext:value-type="string">
            <text:p>V/S</text:p>
          </table:table-cell>
          <table:table-cell table:style-name="ce1143" office:value-type="float" office:value="0" calcext:value-type="float">
            <text:p>0</text:p>
          </table:table-cell>
          <table:table-cell table:style-name="ce1143" office:value-type="float" office:value="1" calcext:value-type="float">
            <text:p>1</text:p>
          </table:table-cell>
          <table:table-cell table:style-name="ce1143"/>
          <table:table-cell table:style-name="ce1143" office:value-type="string" calcext:value-type="string">
            <text:p>1 penge</text:p>
          </table:table-cell>
          <table:table-cell table:style-name="ce1143" office:value-type="float" office:value="6" calcext:value-type="float">
            <text:p>6</text:p>
          </table:table-cell>
          <table:table-cell table:number-columns-repeated="2" table:style-name="ce1143" office:value-type="float" office:value="12" calcext:value-type="float">
            <text:p>12</text:p>
          </table:table-cell>
          <table:table-cell table:style-name="ce1143" office:value-type="float" office:value="6" calcext:value-type="float">
            <text:p>6</text:p>
          </table:table-cell>
          <table:table-cell table:style-name="ce1186" office:value-type="string" calcext:value-type="string">
            <text:p>kardvívás</text:p>
          </table:table-cell>
          <table:table-cell table:style-name="ce119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Mara-sequor </text:p>
          </table:table-cell>
          <table:table-cell table:style-name="ce1143" office:value-type="string" calcext:value-type="string">
            <text:p>kétkezes</text:p>
          </table:table-cell>
          <table:table-cell table:style-name="ce1144" table:number-columns-repeated="2"/>
          <table:table-cell table:style-name="ce1144" office:value-type="float" office:value="0" calcext:value-type="float">
            <text:p>0</text:p>
          </table:table-cell>
          <table:table-cell table:style-name="ce1144"/>
          <table:table-cell table:style-name="ce1143" office:value-type="float" office:value="1" calcext:value-type="float">
            <text:p>1</text:p>
          </table:table-cell>
          <table:table-cell table:style-name="ce1144" table:number-columns-repeated="5"/>
          <table:table-cell table:style-name="ce1186" office:value-type="string" calcext:value-type="string">
            <text:p>kardvívás</text:p>
          </table:table-cell>
          <table:table-cell table:style-name="ce1194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Meneth</text:p>
          </table:table-cell>
          <table:table-cell table:style-name="ce1143" office:value-type="string" calcext:value-type="string">
            <text:p>egykezes</text:p>
          </table:table-cell>
          <table:table-cell table:style-name="ce1144" table:number-columns-repeated="2"/>
          <table:table-cell table:style-name="ce1144" office:value-type="float" office:value="0" calcext:value-type="float">
            <text:p>0</text:p>
          </table:table-cell>
          <table:table-cell table:style-name="ce1144" table:number-columns-repeated="7"/>
          <table:table-cell table:style-name="ce1186" office:value-type="string" calcext:value-type="string">
            <text:p>kardvívás</text:p>
          </table:table-cell>
          <table:table-cell table:style-name="ce1194"/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Predoci egyeneskard</text:p>
          </table:table-cell>
          <table:table-cell table:style-name="ce1143" office:value-type="string" calcext:value-type="string">
            <text:p>egykezes</text:p>
          </table:table-cell>
          <table:table-cell table:style-name="ce1144" table:number-columns-repeated="2"/>
          <table:table-cell table:style-name="ce1144" office:value-type="float" office:value="0" calcext:value-type="float">
            <text:p>0</text:p>
          </table:table-cell>
          <table:table-cell table:style-name="ce1144" table:number-columns-repeated="7"/>
          <table:table-cell table:style-name="ce1186" office:value-type="string" calcext:value-type="string">
            <text:p>kardvívás</text:p>
          </table:table-cell>
          <table:table-cell table:style-name="ce1194"/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Sequor </text:p>
          </table:table-cell>
          <table:table-cell table:style-name="ce1143" office:value-type="string" calcext:value-type="string">
            <text:p>egykezes</text:p>
          </table:table-cell>
          <table:table-cell table:style-name="ce1144" table:number-columns-repeated="2"/>
          <table:table-cell table:style-name="ce1144" office:value-type="float" office:value="0" calcext:value-type="float">
            <text:p>0</text:p>
          </table:table-cell>
          <table:table-cell table:style-name="ce1144" table:number-columns-repeated="7"/>
          <table:table-cell table:style-name="ce1186" office:value-type="string" calcext:value-type="string">
            <text:p>kardvívás</text:p>
          </table:table-cell>
          <table:table-cell table:style-name="ce1195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33"/>
          <table:table-cell table:style-name="ce1133" office:value-type="string" calcext:value-type="string">
            <text:p>Tőrkard</text:p>
          </table:table-cell>
          <table:table-cell table:style-name="ce1145" office:value-type="string" calcext:value-type="string">
            <text:p>egykezes</text:p>
          </table:table-cell>
          <table:table-cell table:style-name="ce1145" office:value-type="float" office:value="2" calcext:value-type="float">
            <text:p>2</text:p>
          </table:table-cell>
          <table:table-cell table:style-name="ce1145" office:value-type="string" calcext:value-type="string">
            <text:p>S</text:p>
          </table:table-cell>
          <table:table-cell table:number-columns-repeated="2" table:style-name="ce1145" office:value-type="float" office:value="0" calcext:value-type="float">
            <text:p>0</text:p>
          </table:table-cell>
          <table:table-cell table:style-name="ce1145"/>
          <table:table-cell table:style-name="ce1145" office:value-type="string" calcext:value-type="string">
            <text:p>1 penge</text:p>
          </table:table-cell>
          <table:table-cell table:style-name="ce1145" office:value-type="float" office:value="6" calcext:value-type="float">
            <text:p>6</text:p>
          </table:table-cell>
          <table:table-cell table:number-columns-repeated="2" table:style-name="ce1145" office:value-type="float" office:value="12" calcext:value-type="float">
            <text:p>12</text:p>
          </table:table-cell>
          <table:table-cell table:style-name="ce1145" office:value-type="float" office:value="5" calcext:value-type="float">
            <text:p>5</text:p>
          </table:table-cell>
          <table:table-cell table:style-name="ce1187" office:value-type="string" calcext:value-type="string">
            <text:p>kardvívás</text:p>
          </table:table-cell>
          <table:table-cell table:style-name="ce1193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33" table:number-columns-repeated="241"/>
        </table:table-row>
        <table:table-row table:style-name="ro1">
          <table:table-cell table:style-name="ce1126" office:value-type="string" calcext:value-type="string">
            <text:p>Pusztító fegyverek</text:p>
          </table:table-cell>
          <table:table-cell table:style-name="ce1130" office:value-type="string" calcext:value-type="string">
            <text:p>Bot, rövid</text:p>
          </table:table-cell>
          <table:table-cell table:style-name="ce1142" office:value-type="string" calcext:value-type="string">
            <text:p>egykezes</text:p>
          </table:table-cell>
          <table:table-cell table:style-name="ce1154" table:number-columns-repeated="2"/>
          <table:table-cell table:number-columns-repeated="2" table:style-name="ce1154" office:value-type="float" office:value="0" calcext:value-type="float">
            <text:p>0</text:p>
          </table:table-cell>
          <table:table-cell table:style-name="ce1154" table:number-columns-repeated="6"/>
          <table:table-cell table:style-name="ce1186" office:value-type="string" calcext:value-type="string">
            <text:p>pusztítás</text:p>
          </table:table-cell>
          <table:table-cell table:style-name="ce1192"/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Bot, furkós</text:p>
          </table:table-cell>
          <table:table-cell table:style-name="ce1143" office:value-type="string" calcext:value-type="string">
            <text:p>egykezes</text:p>
          </table:table-cell>
          <table:table-cell table:style-name="ce1144" table:number-columns-repeated="2"/>
          <table:table-cell table:number-columns-repeated="2" table:style-name="ce1144" office:value-type="float" office:value="0" calcext:value-type="float">
            <text:p>0</text:p>
          </table:table-cell>
          <table:table-cell table:style-name="ce1144" table:number-columns-repeated="6"/>
          <table:table-cell table:style-name="ce1186" office:value-type="string" calcext:value-type="string">
            <text:p>pusztítás</text:p>
          </table:table-cell>
          <table:table-cell table:style-name="ce1194"/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Buzogány, egykezes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5" calcext:value-type="float">
            <text:p>5</text:p>
          </table:table-cell>
          <table:table-cell table:style-name="ce1163" office:value-type="string" calcext:value-type="string">
            <text:p>Z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1 penge</text:p>
          </table:table-cell>
          <table:table-cell table:style-name="ce1143" office:value-type="float" office:value="4" calcext:value-type="float">
            <text:p>4</text:p>
          </table:table-cell>
          <table:table-cell table:style-name="ce1143" office:value-type="float" office:value="12" calcext:value-type="float">
            <text:p>12</text:p>
          </table:table-cell>
          <table:table-cell table:style-name="ce1143" office:value-type="float" office:value="8" calcext:value-type="float">
            <text:p>8</text:p>
          </table:table-cell>
          <table:table-cell table:style-name="ce1143" office:value-type="float" office:value="7" calcext:value-type="float">
            <text:p>7</text:p>
          </table:table-cell>
          <table:table-cell table:style-name="ce1186" office:value-type="string" calcext:value-type="string">
            <text:p>pusztítás</text:p>
          </table:table-cell>
          <table:table-cell table:style-name="ce1194"/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Buzogány, kétkezes</text:p>
          </table:table-cell>
          <table:table-cell table:style-name="ce1143" office:value-type="string" calcext:value-type="string">
            <text:p>kétkezes</text:p>
          </table:table-cell>
          <table:table-cell table:style-name="ce1144" table:number-columns-repeated="3"/>
          <table:table-cell table:style-name="ce1144" office:value-type="float" office:value="0" calcext:value-type="float">
            <text:p>0</text:p>
          </table:table-cell>
          <table:table-cell table:style-name="ce1144" table:number-columns-repeated="6"/>
          <table:table-cell table:style-name="ce1186" office:value-type="string" calcext:value-type="string">
            <text:p>pusztítás</text:p>
          </table:table-cell>
          <table:table-cell table:style-name="ce1194"/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Buzogány, láncos</text:p>
          </table:table-cell>
          <table:table-cell table:style-name="ce1143" office:value-type="string" calcext:value-type="string">
            <text:p>egykezes</text:p>
          </table:table-cell>
          <table:table-cell table:style-name="ce1144" table:number-columns-repeated="3"/>
          <table:table-cell table:style-name="ce1144" office:value-type="float" office:value="0" calcext:value-type="float">
            <text:p>0</text:p>
          </table:table-cell>
          <table:table-cell table:style-name="ce1144" table:number-columns-repeated="6"/>
          <table:table-cell table:style-name="ce1186" office:value-type="string" calcext:value-type="string">
            <text:p>pusztítás</text:p>
          </table:table-cell>
          <table:table-cell table:style-name="ce1194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Buzogány, shadleki</text:p>
          </table:table-cell>
          <table:table-cell table:style-name="ce1143" office:value-type="string" calcext:value-type="string">
            <text:p>??</text:p>
          </table:table-cell>
          <table:table-cell table:style-name="ce1144" table:number-columns-repeated="3"/>
          <table:table-cell table:style-name="ce1144" office:value-type="float" office:value="0" calcext:value-type="float">
            <text:p>0</text:p>
          </table:table-cell>
          <table:table-cell table:style-name="ce1144" table:number-columns-repeated="6"/>
          <table:table-cell table:style-name="ce1186" office:value-type="string" calcext:value-type="string">
            <text:p>pusztítás</text:p>
          </table:table-cell>
          <table:table-cell table:style-name="ce1194"/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Buzogány, tollas</text:p>
          </table:table-cell>
          <table:table-cell table:style-name="ce1143" office:value-type="string" calcext:value-type="string">
            <text:p>egykezes</text:p>
          </table:table-cell>
          <table:table-cell table:style-name="ce1144" table:number-columns-repeated="2"/>
          <table:table-cell table:style-name="ce1144" office:value-type="string" calcext:value-type="string">
            <text:p>!</text:p>
          </table:table-cell>
          <table:table-cell table:style-name="ce1144" office:value-type="float" office:value="0" calcext:value-type="float">
            <text:p>0</text:p>
          </table:table-cell>
          <table:table-cell table:style-name="ce1144" table:number-columns-repeated="6"/>
          <table:table-cell table:style-name="ce1186" office:value-type="string" calcext:value-type="string">
            <text:p>pusztítás</text:p>
          </table:table-cell>
          <table:table-cell table:style-name="ce1194"/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Buzogány, tüskés</text:p>
          </table:table-cell>
          <table:table-cell table:style-name="ce1143" office:value-type="string" calcext:value-type="string">
            <text:p>egykezes</text:p>
          </table:table-cell>
          <table:table-cell table:style-name="ce1144" table:number-columns-repeated="2"/>
          <table:table-cell table:style-name="ce1144" office:value-type="string" calcext:value-type="string">
            <text:p>!!</text:p>
          </table:table-cell>
          <table:table-cell table:style-name="ce1144" office:value-type="float" office:value="0" calcext:value-type="float">
            <text:p>0</text:p>
          </table:table-cell>
          <table:table-cell table:style-name="ce1144" table:number-columns-repeated="6"/>
          <table:table-cell table:style-name="ce1186" office:value-type="string" calcext:value-type="string">
            <text:p>pusztítás</text:p>
          </table:table-cell>
          <table:table-cell table:style-name="ce1194"/>
          <table:table-cell table:number-columns-repeated="241"/>
        </table:table-row>
        <table:table-row table:style-name="ro14">
          <table:table-cell/>
          <table:table-cell table:style-name="ce1131" office:value-type="string" calcext:value-type="string">
            <text:p>Csatabárd, egykezes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4" calcext:value-type="float">
            <text:p>4</text:p>
          </table:table-cell>
          <table:table-cell table:style-name="ce1164" office:value-type="string" calcext:value-type="string">
            <text:p>V</text:p>
            <text:p>(néha szúrás)</text:p>
          </table:table-cell>
          <table:table-cell table:style-name="ce1143" office:value-type="string" calcext:value-type="string">
            <text:p>??</text:p>
          </table:table-cell>
          <table:table-cell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0,5 penge</text:p>
          </table:table-cell>
          <table:table-cell table:style-name="ce1143" office:value-type="float" office:value="4" calcext:value-type="float">
            <text:p>4</text:p>
          </table:table-cell>
          <table:table-cell table:number-columns-repeated="2" table:style-name="ce1143" office:value-type="float" office:value="8" calcext:value-type="float">
            <text:p>8</text:p>
          </table:table-cell>
          <table:table-cell table:style-name="ce1143"/>
          <table:table-cell table:style-name="ce1186" office:value-type="string" calcext:value-type="string">
            <text:p>pusztítás</text:p>
          </table:table-cell>
          <table:table-cell table:style-name="ce1194"/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Csatabárd, kétkezes</text:p>
          </table:table-cell>
          <table:table-cell table:style-name="ce1143" office:value-type="string" calcext:value-type="string">
            <text:p>kétkezes</text:p>
          </table:table-cell>
          <table:table-cell table:style-name="ce1143" office:value-type="float" office:value="8" calcext:value-type="float">
            <text:p>8</text:p>
          </table:table-cell>
          <table:table-cell table:number-columns-repeated="2" table:style-name="ce1143" office:value-type="string" calcext:value-type="string">
            <text:p>??</text:p>
          </table:table-cell>
          <table:table-cell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1,5 penge</text:p>
          </table:table-cell>
          <table:table-cell table:style-name="ce1143" office:value-type="float" office:value="8" calcext:value-type="float">
            <text:p>8</text:p>
          </table:table-cell>
          <table:table-cell table:number-columns-repeated="2" table:style-name="ce1143" office:value-type="float" office:value="16" calcext:value-type="float">
            <text:p>16</text:p>
          </table:table-cell>
          <table:table-cell table:style-name="ce1143"/>
          <table:table-cell table:style-name="ce1186" office:value-type="string" calcext:value-type="string">
            <text:p>pusztítás</text:p>
          </table:table-cell>
          <table:table-cell table:style-name="ce1193"/>
          <table:table-cell table:number-columns-repeated="241"/>
        </table:table-row>
        <table:table-row table:style-name="ro22">
          <table:table-cell/>
          <table:table-cell table:style-name="ce1131" office:value-type="string" calcext:value-type="string">
            <text:p>Csatacsákány</text:p>
          </table:table-cell>
          <table:table-cell table:style-name="ce1143" office:value-type="string" calcext:value-type="string">
            <text:p>egykezes</text:p>
          </table:table-cell>
          <table:table-cell table:style-name="ce1143" office:value-type="float" office:value="3" calcext:value-type="float">
            <text:p>3</text:p>
          </table:table-cell>
          <table:table-cell table:style-name="ce1143" office:value-type="string" calcext:value-type="string">
            <text:p>S?</text:p>
          </table:table-cell>
          <table:table-cell table:style-name="ce1143" office:value-type="string" calcext:value-type="string">
            <text:p>10 !</text:p>
          </table:table-cell>
          <table:table-cell table:style-name="ce1143" office:value-type="float" office:value="0" calcext:value-type="float">
            <text:p>0</text:p>
          </table:table-cell>
          <table:table-cell table:style-name="ce1143"/>
          <table:table-cell table:style-name="ce1143" office:value-type="string" calcext:value-type="string">
            <text:p>0,5 penge</text:p>
          </table:table-cell>
          <table:table-cell table:style-name="ce1143" office:value-type="float" office:value="4" calcext:value-type="float">
            <text:p>4</text:p>
          </table:table-cell>
          <table:table-cell table:number-columns-repeated="2" table:style-name="ce1143" office:value-type="float" office:value="8" calcext:value-type="float">
            <text:p>8</text:p>
          </table:table-cell>
          <table:table-cell table:style-name="ce1143"/>
          <table:table-cell table:style-name="ce1186" office:value-type="string" calcext:value-type="string">
            <text:p>pusztítás</text:p>
          </table:table-cell>
          <table:table-cell table:style-name="ce119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Cséphadaró</text:p>
          </table:table-cell>
          <table:table-cell table:style-name="ce1143" office:value-type="string" calcext:value-type="string">
            <text:p>kétkezes</text:p>
          </table:table-cell>
          <table:table-cell table:style-name="ce1144" table:number-columns-repeated="2"/>
          <table:table-cell table:number-columns-repeated="2" table:style-name="ce1144" office:value-type="float" office:value="0" calcext:value-type="float">
            <text:p>0</text:p>
          </table:table-cell>
          <table:table-cell table:style-name="ce1144" table:number-columns-repeated="6"/>
          <table:table-cell table:style-name="ce1186" office:value-type="string" calcext:value-type="string">
            <text:p>pusztítás</text:p>
          </table:table-cell>
          <table:table-cell table:style-name="ce1194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33"/>
          <table:table-cell table:style-name="ce1133" office:value-type="string" calcext:value-type="string">
            <text:p>Harci kalapács</text:p>
          </table:table-cell>
          <table:table-cell table:style-name="ce1145" office:value-type="string" calcext:value-type="string">
            <text:p>??</text:p>
          </table:table-cell>
          <table:table-cell table:style-name="ce1155" table:number-columns-repeated="3"/>
          <table:table-cell table:style-name="ce1155" office:value-type="float" office:value="0" calcext:value-type="float">
            <text:p>0</text:p>
          </table:table-cell>
          <table:table-cell table:style-name="ce1155" table:number-columns-repeated="6"/>
          <table:table-cell table:style-name="ce1187" office:value-type="string" calcext:value-type="string">
            <text:p>pusztítás</text:p>
          </table:table-cell>
          <table:table-cell table:style-name="ce1194"/>
          <table:table-cell table:style-name="ce433" table:number-columns-repeated="241"/>
        </table:table-row>
        <table:table-row table:style-name="ro1">
          <table:table-cell table:style-name="ce1126" office:value-type="string" calcext:value-type="string">
            <text:p>Lándzsavívó fegyverek</text:p>
          </table:table-cell>
          <table:table-cell table:style-name="ce1130" office:value-type="string" calcext:value-type="string">
            <text:p>Alabárd</text:p>
          </table:table-cell>
          <table:table-cell table:style-name="ce1142" office:value-type="string" calcext:value-type="string">
            <text:p>kétkezes</text:p>
          </table:table-cell>
          <table:table-cell table:style-name="ce1154" table:number-columns-repeated="10"/>
          <table:table-cell table:style-name="ce1186" office:value-type="string" calcext:value-type="string">
            <text:p>lándzsavívás</text:p>
          </table:table-cell>
          <table:table-cell table:style-name="ce1196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131" office:value-type="string" calcext:value-type="string">
            <text:p>Bot, hosszú</text:p>
          </table:table-cell>
          <table:table-cell table:style-name="ce1143" office:value-type="string" calcext:value-type="string">
            <text:p>kétkezes</text:p>
          </table:table-cell>
          <table:table-cell table:style-name="ce1144"/>
          <table:table-cell table:style-name="ce1143" office:value-type="string" calcext:value-type="string">
            <text:p>Z</text:p>
          </table:table-cell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44" table:number-columns-repeated="5"/>
          <table:table-cell table:style-name="ce1186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31" office:value-type="string" calcext:value-type="string">
            <text:p>Lándzsa</text:p>
          </table:table-cell>
          <table:table-cell table:style-name="ce1143" office:value-type="string" calcext:value-type="string">
            <text:p>kétkezes</text:p>
          </table:table-cell>
          <table:table-cell table:style-name="ce1143"/>
          <table:table-cell table:style-name="ce1143" office:value-type="string" calcext:value-type="string">
            <text:p>S</text:p>
          </table:table-cell>
          <table:table-cell table:style-name="ce1144"/>
          <table:table-cell table:style-name="ce1144" office:value-type="float" office:value="0" calcext:value-type="float">
            <text:p>0</text:p>
          </table:table-cell>
          <table:table-cell table:style-name="ce1144"/>
          <table:table-cell table:style-name="ce1143" office:value-type="string" calcext:value-type="string">
            <text:p>3 penge</text:p>
          </table:table-cell>
          <table:table-cell table:style-name="ce1143" office:value-type="float" office:value="12" calcext:value-type="float">
            <text:p>12</text:p>
          </table:table-cell>
          <table:table-cell table:number-columns-repeated="2" table:style-name="ce1143" office:value-type="float" office:value="24" calcext:value-type="float">
            <text:p>24</text:p>
          </table:table-cell>
          <table:table-cell table:style-name="ce1143"/>
          <table:table-cell table:style-name="ce1186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31" office:value-type="string" calcext:value-type="string">
            <text:p>Pika</text:p>
          </table:table-cell>
          <table:table-cell table:style-name="ce1143" office:value-type="string" calcext:value-type="string">
            <text:p>kétkezes</text:p>
          </table:table-cell>
          <table:table-cell table:style-name="ce1144"/>
          <table:table-cell table:style-name="ce1144" office:value-type="string" calcext:value-type="string">
            <text:p>S</text:p>
          </table:table-cell>
          <table:table-cell table:style-name="ce1144"/>
          <table:table-cell table:style-name="ce1144" office:value-type="float" office:value="0" calcext:value-type="float">
            <text:p>0</text:p>
          </table:table-cell>
          <table:table-cell table:style-name="ce1144" table:number-columns-repeated="6"/>
          <table:table-cell table:style-name="ce1186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31" office:value-type="string" calcext:value-type="string">
            <text:p>Szigony, egykezes</text:p>
          </table:table-cell>
          <table:table-cell table:style-name="ce1143" office:value-type="string" calcext:value-type="string">
            <text:p>egykezes</text:p>
          </table:table-cell>
          <table:table-cell table:style-name="ce1144" table:number-columns-repeated="3"/>
          <table:table-cell table:style-name="ce1144" office:value-type="float" office:value="0" calcext:value-type="float">
            <text:p>0</text:p>
          </table:table-cell>
          <table:table-cell table:style-name="ce1144" table:number-columns-repeated="6"/>
          <table:table-cell table:style-name="ce1186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33"/>
          <table:table-cell table:style-name="ce1133" office:value-type="string" calcext:value-type="string">
            <text:p>Szigony, kétkezes</text:p>
          </table:table-cell>
          <table:table-cell table:style-name="ce1145" office:value-type="string" calcext:value-type="string">
            <text:p>kétkezes</text:p>
          </table:table-cell>
          <table:table-cell table:style-name="ce1155" table:number-columns-repeated="3"/>
          <table:table-cell table:style-name="ce1155" office:value-type="float" office:value="0" calcext:value-type="float">
            <text:p>0</text:p>
          </table:table-cell>
          <table:table-cell table:style-name="ce1155" table:number-columns-repeated="6"/>
          <table:table-cell table:style-name="ce1187" office:value-type="string" calcext:value-type="string">
            <text:p>lándzsavívás</text:p>
          </table:table-cell>
          <table:table-cell table:style-name="ce43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27"/>
          <table:table-cell table:style-name="ce1127" office:value-type="string" calcext:value-type="string">
            <text:p>Fegyver</text:p>
          </table:table-cell>
          <table:table-cell table:style-name="ce1146" office:value-type="string" calcext:value-type="string">
            <text:p>Forgatás módja</text:p>
          </table:table-cell>
          <table:table-cell table:style-name="ce1127" office:value-type="string" calcext:value-type="string">
            <text:p>SP</text:p>
          </table:table-cell>
          <table:table-cell table:style-name="ce1146" office:value-type="string" calcext:value-type="string">
            <text:p>Sebzés módja</text:p>
          </table:table-cell>
          <table:table-cell table:style-name="ce1127" office:value-type="string" calcext:value-type="string">
            <text:p>Átütés</text:p>
          </table:table-cell>
          <table:table-cell table:style-name="ce1127" table:number-columns-repeated="2"/>
          <table:table-cell table:style-name="ce1127" office:value-type="string" calcext:value-type="string">
            <text:p>KÉ</text:p>
          </table:table-cell>
          <table:table-cell table:style-name="ce1127" office:value-type="string" calcext:value-type="string">
            <text:p>CÉ</text:p>
          </table:table-cell>
          <table:table-cell table:style-name="ce1127" office:value-type="string" calcext:value-type="string">
            <text:p>Osztó</text:p>
          </table:table-cell>
          <table:table-cell table:style-name="ce1127" office:value-type="string" calcext:value-type="string">
            <text:p>Hatótáv</text:p>
          </table:table-cell>
          <table:table-cell table:style-name="ce1179" office:value-type="string" calcext:value-type="string">
            <text:p>Sebesség</text:p>
          </table:table-cell>
          <table:table-cell table:style-name="ce1127" office:value-type="string" calcext:value-type="string">
            <text:p>Harcmodor</text:p>
          </table:table-cell>
          <table:table-cell table:style-name="ce1127" table:number-columns-repeated="242"/>
        </table:table-row>
        <table:table-row table:style-name="ro1">
          <table:table-cell table:style-name="ce1126" office:value-type="string" calcext:value-type="string">
            <text:p>Szál-hajítófegyverek</text:p>
          </table:table-cell>
          <table:table-cell table:style-name="ce1134" office:value-type="string" calcext:value-type="string">
            <text:p><text:s/>__</text:p>
          </table:table-cell>
          <table:table-cell table:number-columns-repeated="2" table:style-name="ce1147" office:value-type="string" calcext:value-type="string">
            <text:p>x</text:p>
          </table:table-cell>
          <table:table-cell table:number-columns-repeated="2" table:style-name="ce1134" office:value-type="string" calcext:value-type="string">
            <text:p>x</text:p>
          </table:table-cell>
          <table:table-cell table:style-name="ce1134" table:number-columns-repeated="2"/>
          <table:table-cell table:number-columns-repeated="3" table:style-name="ce1134" office:value-type="string" calcext:value-type="string">
            <text:p>x</text:p>
          </table:table-cell>
          <table:table-cell table:style-name="ce1134"/>
          <table:table-cell table:style-name="ce1148" office:value-type="string" calcext:value-type="string">
            <text:p>x</text:p>
          </table:table-cell>
          <table:table-cell table:style-name="ce1188" office:value-type="string" calcext:value-type="string">
            <text:p>x</text:p>
          </table:table-cell>
          <table:table-cell/>
          <table:table-cell table:style-name="ce1202" table:number-columns-repeated="241"/>
        </table:table-row>
        <table:table-row table:style-name="ro1">
          <table:table-cell/>
          <table:table-cell table:style-name="ce1135" office:value-type="string" calcext:value-type="string">
            <text:p>Könnyű kopja</text:p>
          </table:table-cell>
          <table:table-cell table:style-name="ce1148" office:value-type="string" calcext:value-type="string">
            <text:p>kétkezes</text:p>
          </table:table-cell>
          <table:table-cell table:style-name="ce1156"/>
          <table:table-cell table:style-name="ce1149" table:number-columns-repeated="6"/>
          <table:table-cell table:style-name="ce1135" office:value-type="float" office:value="1" calcext:value-type="float">
            <text:p>1</text:p>
          </table:table-cell>
          <table:table-cell table:style-name="ce1169" office:value-type="string" calcext:value-type="string">
            <text:p>60m</text:p>
          </table:table-cell>
          <table:table-cell table:style-name="ce1180" office:value-type="float" office:value="9" calcext:value-type="float">
            <text:p>9</text:p>
          </table:table-cell>
          <table:table-cell table:style-name="ce1186" office:value-type="string" calcext:value-type="string">
            <text:p>hajítás</text:p>
          </table:table-cell>
          <table:table-cell table:style-name="ce1197" office:value-type="string" calcext:value-type="string">
            <text:p>Követelmény: Erő +3</text:p>
          </table:table-cell>
          <table:table-cell table:style-name="ce1203" table:number-columns-repeated="241"/>
        </table:table-row>
        <table:table-row table:style-name="ro1">
          <table:table-cell/>
          <table:table-cell table:style-name="ce1135" office:value-type="string" calcext:value-type="string">
            <text:p>Lándzsa</text:p>
          </table:table-cell>
          <table:table-cell table:style-name="ce1149" table:number-columns-repeated="8"/>
          <table:table-cell table:style-name="ce1135" office:value-type="float" office:value="1" calcext:value-type="float">
            <text:p>1</text:p>
          </table:table-cell>
          <table:table-cell table:style-name="ce1169" office:value-type="string" calcext:value-type="string">
            <text:p>60m</text:p>
          </table:table-cell>
          <table:table-cell table:style-name="ce1181" office:value-type="float" office:value="8" calcext:value-type="float">
            <text:p>8</text:p>
          </table:table-cell>
          <table:table-cell table:style-name="ce1186" office:value-type="string" calcext:value-type="string">
            <text:p>hajítás</text:p>
          </table:table-cell>
          <table:table-cell table:style-name="ce1198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33"/>
          <table:table-cell table:style-name="ce1136" office:value-type="string" calcext:value-type="string">
            <text:p>Dárda, hajító</text:p>
          </table:table-cell>
          <table:table-cell table:style-name="ce1150"/>
          <table:table-cell table:style-name="ce1150" office:value-type="string" calcext:value-type="string">
            <text:p>a</text:p>
          </table:table-cell>
          <table:table-cell table:style-name="ce1150" table:number-columns-repeated="6"/>
          <table:table-cell table:style-name="ce1136" office:value-type="float" office:value="2" calcext:value-type="float">
            <text:p>2</text:p>
          </table:table-cell>
          <table:table-cell table:style-name="ce1170" office:value-type="string" calcext:value-type="string">
            <text:p>60m</text:p>
          </table:table-cell>
          <table:table-cell table:style-name="ce1182" office:value-type="float" office:value="7" calcext:value-type="float">
            <text:p>7</text:p>
          </table:table-cell>
          <table:table-cell table:style-name="ce1187" office:value-type="string" calcext:value-type="string">
            <text:p>hajítás</text:p>
          </table:table-cell>
          <table:table-cell table:style-name="ce1198" office:value-type="string" calcext:value-type="string">
            <text:p>Követelmény: Erő +0</text:p>
          </table:table-cell>
          <table:table-cell table:style-name="ce433" table:number-columns-repeated="241"/>
        </table:table-row>
        <table:table-row table:style-name="ro1">
          <table:table-cell table:style-name="ce1126" office:value-type="string" calcext:value-type="string">
            <text:p>Hajítófegyverek</text:p>
          </table:table-cell>
          <table:table-cell table:style-name="ce1137" office:value-type="string" calcext:value-type="string">
            <text:p>Bola</text:p>
          </table:table-cell>
          <table:table-cell table:style-name="ce1137" office:value-type="string" calcext:value-type="string">
            <text:p>egykezes</text:p>
          </table:table-cell>
          <table:table-cell table:style-name="ce1157" office:value-type="float" office:value="2" calcext:value-type="float">
            <text:p>2</text:p>
          </table:table-cell>
          <table:table-cell table:style-name="ce1157" office:value-type="string" calcext:value-type="string">
            <text:p>S</text:p>
          </table:table-cell>
          <table:table-cell table:style-name="ce1157" office:value-type="float" office:value="6" calcext:value-type="float">
            <text:p>6</text:p>
          </table:table-cell>
          <table:table-cell table:style-name="ce1157" table:number-columns-repeated="2"/>
          <table:table-cell table:style-name="ce1151"/>
          <table:table-cell table:style-name="ce1151" office:value-type="float" office:value="2" calcext:value-type="float">
            <text:p>2</text:p>
          </table:table-cell>
          <table:table-cell table:style-name="ce1137" office:value-type="float" office:value="1" calcext:value-type="float">
            <text:p>1</text:p>
          </table:table-cell>
          <table:table-cell table:style-name="ce1171" office:value-type="string" calcext:value-type="string">
            <text:p>20m</text:p>
          </table:table-cell>
          <table:table-cell table:style-name="ce1183" office:value-type="float" office:value="6" calcext:value-type="float">
            <text:p>6</text:p>
          </table:table-cell>
          <table:table-cell table:style-name="ce1186" office:value-type="string" calcext:value-type="string">
            <text:p>hajítás</text:p>
          </table:table-cell>
          <table:table-cell table:style-name="ce1197"/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Hajítóbárd</text:p>
          </table:table-cell>
          <table:table-cell table:style-name="ce1138" office:value-type="string" calcext:value-type="string">
            <text:p>egykezes</text:p>
          </table:table-cell>
          <table:table-cell table:style-name="ce1158" table:number-columns-repeated="6"/>
          <table:table-cell table:style-name="ce1158" office:value-type="float" office:value="4" calcext:value-type="float">
            <text:p>4</text:p>
          </table:table-cell>
          <table:table-cell table:style-name="ce1138" office:value-type="float" office:value="1" calcext:value-type="float">
            <text:p>1</text:p>
          </table:table-cell>
          <table:table-cell table:style-name="ce1172" office:value-type="string" calcext:value-type="string">
            <text:p>20m</text:p>
          </table:table-cell>
          <table:table-cell table:style-name="ce1184" office:value-type="float" office:value="5" calcext:value-type="float">
            <text:p>5</text:p>
          </table:table-cell>
          <table:table-cell table:style-name="ce1186" office:value-type="string" calcext:value-type="string">
            <text:p>hajítás</text:p>
          </table:table-cell>
          <table:table-cell table:style-name="ce1198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138" office:value-type="string" calcext:value-type="string">
            <text:p>Hajítótőr</text:p>
          </table:table-cell>
          <table:table-cell table:style-name="ce1138" office:value-type="string" calcext:value-type="string">
            <text:p>egykezes</text:p>
          </table:table-cell>
          <table:table-cell table:style-name="ce1138" office:value-type="float" office:value="0" calcext:value-type="float">
            <text:p>0</text:p>
          </table:table-cell>
          <table:table-cell table:style-name="ce1138" office:value-type="string" calcext:value-type="string">
            <text:p>S</text:p>
          </table:table-cell>
          <table:table-cell table:style-name="ce1158" table:number-columns-repeated="4"/>
          <table:table-cell table:style-name="ce1158" office:value-type="float" office:value="4" calcext:value-type="float">
            <text:p>4</text:p>
          </table:table-cell>
          <table:table-cell table:style-name="ce1138" office:value-type="float" office:value="2" calcext:value-type="float">
            <text:p>2</text:p>
          </table:table-cell>
          <table:table-cell table:style-name="ce1172" office:value-type="string" calcext:value-type="string">
            <text:p>15m</text:p>
          </table:table-cell>
          <table:table-cell table:style-name="ce1184" office:value-type="float" office:value="6" calcext:value-type="float">
            <text:p>6</text:p>
          </table:table-cell>
          <table:table-cell table:style-name="ce1186" office:value-type="string" calcext:value-type="string">
            <text:p>hajítás</text:p>
          </table:table-cell>
          <table:table-cell table:style-name="ce1199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29"> </text:span><text:span text:style-name="T30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kő, alma</text:p>
          </table:table-cell>
          <table:table-cell table:style-name="ce1138" office:value-type="string" calcext:value-type="string">
            <text:p>egykezes</text:p>
          </table:table-cell>
          <table:table-cell table:style-name="ce1158" table:number-columns-repeated="6"/>
          <table:table-cell table:style-name="ce1158" office:value-type="float" office:value="0" calcext:value-type="float">
            <text:p>0</text:p>
          </table:table-cell>
          <table:table-cell table:style-name="ce1138" office:value-type="float" office:value="1" calcext:value-type="float">
            <text:p>1</text:p>
          </table:table-cell>
          <table:table-cell table:style-name="ce1172" office:value-type="string" calcext:value-type="string">
            <text:p>20m</text:p>
          </table:table-cell>
          <table:table-cell table:style-name="ce1184" office:value-type="float" office:value="7" calcext:value-type="float">
            <text:p>7</text:p>
          </table:table-cell>
          <table:table-cell table:style-name="ce1186" office:value-type="string" calcext:value-type="string">
            <text:p>hajítás</text:p>
          </table:table-cell>
          <table:table-cell table:style-name="ce1198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Parittya</text:p>
          </table:table-cell>
          <table:table-cell table:style-name="ce1138" office:value-type="string" calcext:value-type="string">
            <text:p>egykezes</text:p>
          </table:table-cell>
          <table:table-cell table:style-name="ce1158" table:number-columns-repeated="6"/>
          <table:table-cell table:style-name="ce1158" office:value-type="float" office:value="4" calcext:value-type="float">
            <text:p>4</text:p>
          </table:table-cell>
          <table:table-cell table:style-name="ce1138" office:value-type="float" office:value="2" calcext:value-type="float">
            <text:p>2</text:p>
          </table:table-cell>
          <table:table-cell table:style-name="ce1172" office:value-type="string" calcext:value-type="string">
            <text:p>70m</text:p>
          </table:table-cell>
          <table:table-cell table:style-name="ce1184" office:value-type="float" office:value="5" calcext:value-type="float">
            <text:p>5</text:p>
          </table:table-cell>
          <table:table-cell table:style-name="ce1186" office:value-type="string" calcext:value-type="string">
            <text:p>hajítás</text:p>
          </table:table-cell>
          <table:table-cell table:style-name="ce1198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Ramiera</text:p>
          </table:table-cell>
          <table:table-cell table:style-name="ce1138" office:value-type="string" calcext:value-type="string">
            <text:p>egykezes</text:p>
          </table:table-cell>
          <table:table-cell table:style-name="ce1158" table:number-columns-repeated="6"/>
          <table:table-cell table:style-name="ce1158" office:value-type="float" office:value="1" calcext:value-type="float">
            <text:p>1</text:p>
          </table:table-cell>
          <table:table-cell table:style-name="ce1138" office:value-type="float" office:value="1" calcext:value-type="float">
            <text:p>1</text:p>
          </table:table-cell>
          <table:table-cell table:style-name="ce1172" office:value-type="string" calcext:value-type="string">
            <text:p>10m</text:p>
          </table:table-cell>
          <table:table-cell table:style-name="ce1184" office:value-type="float" office:value="4" calcext:value-type="float">
            <text:p>4</text:p>
          </table:table-cell>
          <table:table-cell table:style-name="ce1186" office:value-type="string" calcext:value-type="string">
            <text:p>hajítás</text:p>
          </table:table-cell>
          <table:table-cell table:style-name="ce1198"/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Slan csillag</text:p>
          </table:table-cell>
          <table:table-cell table:style-name="ce1138" office:value-type="string" calcext:value-type="string">
            <text:p>egykezes</text:p>
          </table:table-cell>
          <table:table-cell table:style-name="ce1158" table:number-columns-repeated="6"/>
          <table:table-cell table:style-name="ce1158" office:value-type="float" office:value="3" calcext:value-type="float">
            <text:p>3</text:p>
          </table:table-cell>
          <table:table-cell table:style-name="ce1138" office:value-type="float" office:value="1" calcext:value-type="float">
            <text:p>1</text:p>
          </table:table-cell>
          <table:table-cell table:style-name="ce1172" office:value-type="string" calcext:value-type="string">
            <text:p>15m</text:p>
          </table:table-cell>
          <table:table-cell table:style-name="ce1184" office:value-type="float" office:value="4" calcext:value-type="float">
            <text:p>4</text:p>
          </table:table-cell>
          <table:table-cell table:style-name="ce1186" office:value-type="string" calcext:value-type="string">
            <text:p>hajítás</text:p>
          </table:table-cell>
          <table:table-cell table:style-name="ce1198"/>
          <table:table-cell table:number-columns-repeated="241"/>
        </table:table-row>
        <table:table-row table:style-name="ro1">
          <table:table-cell table:style-name="ce433"/>
          <table:table-cell table:style-name="ce1139" office:value-type="string" calcext:value-type="string">
            <text:p>Tőr</text:p>
          </table:table-cell>
          <table:table-cell table:style-name="ce1139" office:value-type="string" calcext:value-type="string">
            <text:p>egykezes</text:p>
          </table:table-cell>
          <table:table-cell table:style-name="ce1159" table:number-columns-repeated="6"/>
          <table:table-cell table:style-name="ce1159" office:value-type="float" office:value="2" calcext:value-type="float">
            <text:p>2</text:p>
          </table:table-cell>
          <table:table-cell table:style-name="ce1139" office:value-type="float" office:value="2" calcext:value-type="float">
            <text:p>2</text:p>
          </table:table-cell>
          <table:table-cell table:style-name="ce1174" office:value-type="string" calcext:value-type="string">
            <text:p>10m</text:p>
          </table:table-cell>
          <table:table-cell table:style-name="ce1185" office:value-type="float" office:value="3" calcext:value-type="float">
            <text:p>3</text:p>
          </table:table-cell>
          <table:table-cell table:style-name="ce1187" office:value-type="string" calcext:value-type="string">
            <text:p>hajítás</text:p>
          </table:table-cell>
          <table:table-cell table:style-name="ce1198"/>
          <table:table-cell table:style-name="ce433" table:number-columns-repeated="241"/>
        </table:table-row>
        <table:table-row table:style-name="ro1">
          <table:table-cell table:style-name="ce1126" office:value-type="string" calcext:value-type="string">
            <text:p>Egyéb hajítófegyverek</text:p>
          </table:table-cell>
          <table:table-cell table:style-name="ce1137" office:value-type="string" calcext:value-type="string">
            <text:p>Dobóháló</text:p>
          </table:table-cell>
          <table:table-cell table:style-name="ce1151" table:number-columns-repeated="7"/>
          <table:table-cell table:style-name="ce1151" office:value-type="float" office:value="0" calcext:value-type="float">
            <text:p>0</text:p>
          </table:table-cell>
          <table:table-cell table:style-name="ce1137" office:value-type="float" office:value="1" calcext:value-type="float">
            <text:p>1</text:p>
          </table:table-cell>
          <table:table-cell table:style-name="ce1171" office:value-type="string" calcext:value-type="string">
            <text:p>4m</text:p>
          </table:table-cell>
          <table:table-cell table:style-name="ce1183" office:value-type="float" office:value="2" calcext:value-type="float">
            <text:p>2</text:p>
          </table:table-cell>
          <table:table-cell table:style-name="ce1186" office:value-type="string" calcext:value-type="string">
            <text:p>hajítás</text:p>
          </table:table-cell>
          <table:table-cell table:style-name="ce1200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Köpeny</text:p>
          </table:table-cell>
          <table:table-cell table:style-name="ce1138" office:value-type="string" calcext:value-type="string">
            <text:p>egykezes</text:p>
          </table:table-cell>
          <table:table-cell table:style-name="ce1158" table:number-columns-repeated="6"/>
          <table:table-cell table:style-name="ce1158" office:value-type="float" office:value="0" calcext:value-type="float">
            <text:p>0</text:p>
          </table:table-cell>
          <table:table-cell table:style-name="ce1138" office:value-type="float" office:value="1" calcext:value-type="float">
            <text:p>1</text:p>
          </table:table-cell>
          <table:table-cell table:style-name="ce1172" office:value-type="string" calcext:value-type="string">
            <text:p>4m</text:p>
          </table:table-cell>
          <table:table-cell table:style-name="ce1184" office:value-type="float" office:value="7" calcext:value-type="float">
            <text:p>7</text:p>
          </table:table-cell>
          <table:table-cell table:style-name="ce1186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33"/>
          <table:table-cell table:style-name="ce1139" office:value-type="string" calcext:value-type="string">
            <text:p>Lasszó</text:p>
          </table:table-cell>
          <table:table-cell table:style-name="ce1139" office:value-type="string" calcext:value-type="string">
            <text:p>egykezes</text:p>
          </table:table-cell>
          <table:table-cell table:style-name="ce1159" table:number-columns-repeated="6"/>
          <table:table-cell table:style-name="ce1159" office:value-type="float" office:value="0" calcext:value-type="float">
            <text:p>0</text:p>
          </table:table-cell>
          <table:table-cell table:style-name="ce1139" office:value-type="float" office:value="1" calcext:value-type="float">
            <text:p>1</text:p>
          </table:table-cell>
          <table:table-cell table:style-name="ce1174" office:value-type="string" calcext:value-type="string">
            <text:p>10m</text:p>
          </table:table-cell>
          <table:table-cell table:style-name="ce1185" office:value-type="float" office:value="4" calcext:value-type="float">
            <text:p>4</text:p>
          </table:table-cell>
          <table:table-cell table:style-name="ce1187" office:value-type="string" calcext:value-type="string">
            <text:p>hajítás</text:p>
          </table:table-cell>
          <table:table-cell table:style-name="ce433" table:number-columns-repeated="242"/>
        </table:table-row>
        <table:table-row table:style-name="ro1">
          <table:table-cell table:style-name="ce1126" office:value-type="string" calcext:value-type="string">
            <text:p>Íjász lőfegyverek</text:p>
          </table:table-cell>
          <table:table-cell table:style-name="ce1137" office:value-type="string" calcext:value-type="string">
            <text:p>Rövid íj</text:p>
          </table:table-cell>
          <table:table-cell table:style-name="ce1137" office:value-type="string" calcext:value-type="string">
            <text:p>kétkezes</text:p>
          </table:table-cell>
          <table:table-cell table:style-name="ce1151" table:number-columns-repeated="6"/>
          <table:table-cell table:style-name="ce1151" office:value-type="float" office:value="10" calcext:value-type="float">
            <text:p>10</text:p>
          </table:table-cell>
          <table:table-cell table:style-name="ce1137" office:value-type="float" office:value="2" calcext:value-type="float">
            <text:p>2</text:p>
          </table:table-cell>
          <table:table-cell table:style-name="ce1171"/>
          <table:table-cell table:style-name="ce1183" office:value-type="float" office:value="4" calcext:value-type="float">
            <text:p>4</text:p>
          </table:table-cell>
          <table:table-cell table:style-name="ce1186" office:value-type="string" calcext:value-type="string">
            <text:p>íjászat</text:p>
          </table:table-cell>
          <table:table-cell table:style-name="ce1200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Hosszú íj</text:p>
          </table:table-cell>
          <table:table-cell table:style-name="ce1138" office:value-type="string" calcext:value-type="string">
            <text:p>kétkezes</text:p>
          </table:table-cell>
          <table:table-cell table:style-name="ce1158" table:number-columns-repeated="6"/>
          <table:table-cell table:style-name="ce1158" office:value-type="float" office:value="12" calcext:value-type="float">
            <text:p>12</text:p>
          </table:table-cell>
          <table:table-cell table:style-name="ce1138" office:value-type="float" office:value="3" calcext:value-type="float">
            <text:p>3</text:p>
          </table:table-cell>
          <table:table-cell table:style-name="ce1172"/>
          <table:table-cell table:style-name="ce1184" office:value-type="float" office:value="6" calcext:value-type="float">
            <text:p>6</text:p>
          </table:table-cell>
          <table:table-cell table:style-name="ce1186" office:value-type="string" calcext:value-type="string">
            <text:p>íjászat</text:p>
          </table:table-cell>
          <table:table-cell table:style-name="ce1201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Visszacsapó íj</text:p>
          </table:table-cell>
          <table:table-cell table:style-name="ce1138" office:value-type="string" calcext:value-type="string">
            <text:p>kétkezes</text:p>
          </table:table-cell>
          <table:table-cell table:style-name="ce1158" table:number-columns-repeated="6"/>
          <table:table-cell table:style-name="ce1158" office:value-type="float" office:value="10" calcext:value-type="float">
            <text:p>10</text:p>
          </table:table-cell>
          <table:table-cell table:style-name="ce1138" office:value-type="float" office:value="3" calcext:value-type="float">
            <text:p>3</text:p>
          </table:table-cell>
          <table:table-cell table:style-name="ce1172"/>
          <table:table-cell table:style-name="ce1184" office:value-type="float" office:value="7" calcext:value-type="float">
            <text:p>7</text:p>
          </table:table-cell>
          <table:table-cell table:style-name="ce1186" office:value-type="string" calcext:value-type="string">
            <text:p>íjászat</text:p>
          </table:table-cell>
          <table:table-cell table:style-name="ce1201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Elf íj</text:p>
          </table:table-cell>
          <table:table-cell table:style-name="ce1138" office:value-type="string" calcext:value-type="string">
            <text:p>kétkezes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table:number-columns-repeated="2"/>
          <table:table-cell table:style-name="ce1160" office:value-type="float" office:value="5" calcext:value-type="float">
            <text:p>5</text:p>
          </table:table-cell>
          <table:table-cell table:style-name="ce1158" office:value-type="float" office:value="13" calcext:value-type="float">
            <text:p>13</text:p>
          </table:table-cell>
          <table:table-cell table:style-name="ce1138" office:value-type="string" calcext:value-type="string">
            <text:p>3(4)</text:p>
          </table:table-cell>
          <table:table-cell table:style-name="ce1172"/>
          <table:table-cell table:style-name="ce1184" office:value-type="float" office:value="9" calcext:value-type="float">
            <text:p>9</text:p>
          </table:table-cell>
          <table:table-cell table:style-name="ce1186" office:value-type="string" calcext:value-type="string">
            <text:p>íjászat</text:p>
          </table:table-cell>
          <table:table-cell table:style-name="ce1201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Fúvócső, kicsi</text:p>
          </table:table-cell>
          <table:table-cell table:style-name="ce1138" office:value-type="string" calcext:value-type="string">
            <text:p>egykezes</text:p>
          </table:table-cell>
          <table:table-cell table:style-name="ce1158" table:number-columns-repeated="6"/>
          <table:table-cell table:style-name="ce1158" office:value-type="float" office:value="8" calcext:value-type="float">
            <text:p>8</text:p>
          </table:table-cell>
          <table:table-cell table:style-name="ce1138" office:value-type="float" office:value="1" calcext:value-type="float">
            <text:p>1</text:p>
          </table:table-cell>
          <table:table-cell table:style-name="ce1172"/>
          <table:table-cell table:style-name="ce1184" office:value-type="float" office:value="3" calcext:value-type="float">
            <text:p>3</text:p>
          </table:table-cell>
          <table:table-cell table:style-name="ce1186" office:value-type="string" calcext:value-type="string">
            <text:p>íjászat</text:p>
          </table:table-cell>
          <table:table-cell table:style-name="ce1201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33"/>
          <table:table-cell table:style-name="ce1139" office:value-type="string" calcext:value-type="string">
            <text:p>Fúvócső, vadász</text:p>
          </table:table-cell>
          <table:table-cell table:style-name="ce1139" office:value-type="string" calcext:value-type="string">
            <text:p>kétkezes</text:p>
          </table:table-cell>
          <table:table-cell table:style-name="ce1159" table:number-columns-repeated="6"/>
          <table:table-cell table:style-name="ce1159" office:value-type="float" office:value="10" calcext:value-type="float">
            <text:p>10</text:p>
          </table:table-cell>
          <table:table-cell table:style-name="ce1139" office:value-type="float" office:value="1" calcext:value-type="float">
            <text:p>1</text:p>
          </table:table-cell>
          <table:table-cell table:style-name="ce1174"/>
          <table:table-cell table:style-name="ce1185" office:value-type="float" office:value="2" calcext:value-type="float">
            <text:p>2</text:p>
          </table:table-cell>
          <table:table-cell table:style-name="ce1187" office:value-type="string" calcext:value-type="string">
            <text:p>íjászat</text:p>
          </table:table-cell>
          <table:table-cell table:style-name="ce1201"/>
          <table:table-cell table:style-name="ce433" table:number-columns-repeated="241"/>
        </table:table-row>
        <table:table-row table:style-name="ro1">
          <table:table-cell table:style-name="ce1126" office:value-type="string" calcext:value-type="string">
            <text:p>Lövész lőfegyverek</text:p>
          </table:table-cell>
          <table:table-cell table:style-name="ce1137" office:value-type="string" calcext:value-type="string">
            <text:p>Kézi nyílpuska</text:p>
          </table:table-cell>
          <table:table-cell table:style-name="ce1137" office:value-type="string" calcext:value-type="string">
            <text:p>egykezes</text:p>
          </table:table-cell>
          <table:table-cell table:style-name="ce1137"/>
          <table:table-cell table:style-name="ce1137" office:value-type="string" calcext:value-type="string">
            <text:p>S</text:p>
          </table:table-cell>
          <table:table-cell table:style-name="ce1137" table:number-columns-repeated="4"/>
          <table:table-cell table:style-name="ce1137" office:value-type="float" office:value="10" calcext:value-type="float">
            <text:p>10</text:p>
          </table:table-cell>
          <table:table-cell table:style-name="ce1137" office:value-type="float" office:value="3" calcext:value-type="float">
            <text:p>3</text:p>
          </table:table-cell>
          <table:table-cell table:style-name="ce1171" office:value-type="string" calcext:value-type="string">
            <text:p>20m</text:p>
          </table:table-cell>
          <table:table-cell table:style-name="ce1183" office:value-type="float" office:value="3" calcext:value-type="float">
            <text:p>3</text:p>
          </table:table-cell>
          <table:table-cell table:style-name="ce1186" office:value-type="string" calcext:value-type="string">
            <text:p>lövészet</text:p>
          </table:table-cell>
          <table:table-cell table:style-name="ce1200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138" office:value-type="string" calcext:value-type="string">
            <text:p>Nyílpuska</text:p>
          </table:table-cell>
          <table:table-cell table:style-name="ce1138" office:value-type="string" calcext:value-type="string">
            <text:p>kétkezes</text:p>
          </table:table-cell>
          <table:table-cell table:style-name="ce1138" office:value-type="float" office:value="6" calcext:value-type="float">
            <text:p>6</text:p>
          </table:table-cell>
          <table:table-cell table:style-name="ce1138" office:value-type="string" calcext:value-type="string">
            <text:p>S</text:p>
          </table:table-cell>
          <table:table-cell table:style-name="ce1158" office:value-type="float" office:value="10" calcext:value-type="float">
            <text:p>10</text:p>
          </table:table-cell>
          <table:table-cell table:style-name="ce1158" table:number-columns-repeated="2"/>
          <table:table-cell table:style-name="ce1138"/>
          <table:table-cell table:style-name="ce1138" office:value-type="float" office:value="16" calcext:value-type="float">
            <text:p>16</text:p>
          </table:table-cell>
          <table:table-cell table:style-name="ce1138" office:value-type="float" office:value="4" calcext:value-type="float">
            <text:p>4</text:p>
          </table:table-cell>
          <table:table-cell table:style-name="ce1172" office:value-type="string" calcext:value-type="string">
            <text:p>50m</text:p>
          </table:table-cell>
          <table:table-cell table:style-name="ce1184" office:value-type="float" office:value="4" calcext:value-type="float">
            <text:p>4</text:p>
          </table:table-cell>
          <table:table-cell table:style-name="ce1186" office:value-type="string" calcext:value-type="string">
            <text:p>lövészet</text:p>
          </table:table-cell>
          <table:table-cell table:style-name="ce120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Nehéz nyílpuska</text:p>
          </table:table-cell>
          <table:table-cell table:style-name="ce1138" office:value-type="string" calcext:value-type="string">
            <text:p>kétkezes</text:p>
          </table:table-cell>
          <table:table-cell table:style-name="ce1138" office:value-type="float" office:value="14" calcext:value-type="float">
            <text:p>14</text:p>
          </table:table-cell>
          <table:table-cell table:style-name="ce1138" office:value-type="string" calcext:value-type="string">
            <text:p>S</text:p>
          </table:table-cell>
          <table:table-cell table:style-name="ce1158" office:value-type="float" office:value="10" calcext:value-type="float">
            <text:p>10</text:p>
          </table:table-cell>
          <table:table-cell table:style-name="ce1158" table:number-columns-repeated="2"/>
          <table:table-cell table:style-name="ce1138"/>
          <table:table-cell table:style-name="ce1138" office:value-type="float" office:value="16" calcext:value-type="float">
            <text:p>16</text:p>
          </table:table-cell>
          <table:table-cell table:style-name="ce1138" office:value-type="float" office:value="4" calcext:value-type="float">
            <text:p>4</text:p>
          </table:table-cell>
          <table:table-cell table:style-name="ce1172" office:value-type="string" calcext:value-type="string">
            <text:p>80m</text:p>
          </table:table-cell>
          <table:table-cell table:style-name="ce1184" office:value-type="float" office:value="5" calcext:value-type="float">
            <text:p>5</text:p>
          </table:table-cell>
          <table:table-cell table:style-name="ce1186" office:value-type="string" calcext:value-type="string">
            <text:p>lövészet</text:p>
          </table:table-cell>
          <table:table-cell table:style-name="ce1201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138" office:value-type="string" calcext:value-type="string">
            <text:p>Shadoni páncéltörő</text:p>
          </table:table-cell>
          <table:table-cell table:style-name="ce1138" office:value-type="string" calcext:value-type="string">
            <text:p>kétkezes</text:p>
          </table:table-cell>
          <table:table-cell table:style-name="ce1138"/>
          <table:table-cell table:style-name="ce1138" office:value-type="string" calcext:value-type="string">
            <text:p>Z</text:p>
          </table:table-cell>
          <table:table-cell table:style-name="ce1138" office:value-type="string" calcext:value-type="string">
            <text:p>??</text:p>
          </table:table-cell>
          <table:table-cell table:style-name="ce1138" table:number-columns-repeated="3"/>
          <table:table-cell table:number-columns-repeated="2" table:style-name="ce1138" office:value-type="float" office:value="4" calcext:value-type="float">
            <text:p>4</text:p>
          </table:table-cell>
          <table:table-cell table:style-name="ce1172" office:value-type="string" calcext:value-type="string">
            <text:p>120m</text:p>
          </table:table-cell>
          <table:table-cell table:style-name="ce1184" office:value-type="float" office:value="3" calcext:value-type="float">
            <text:p>3</text:p>
          </table:table-cell>
          <table:table-cell table:style-name="ce1186" office:value-type="string" calcext:value-type="string">
            <text:p>lövészet</text:p>
          </table:table-cell>
          <table:table-cell table:style-name="ce120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Kharei nyílpuska</text:p>
          </table:table-cell>
          <table:table-cell table:style-name="ce1138" office:value-type="string" calcext:value-type="string">
            <text:p>egykezes</text:p>
          </table:table-cell>
          <table:table-cell table:style-name="ce1138"/>
          <table:table-cell table:style-name="ce1138" office:value-type="string" calcext:value-type="string">
            <text:p>S</text:p>
          </table:table-cell>
          <table:table-cell table:style-name="ce1138" table:number-columns-repeated="4"/>
          <table:table-cell table:style-name="ce1138" office:value-type="float" office:value="14" calcext:value-type="float">
            <text:p>14</text:p>
          </table:table-cell>
          <table:table-cell table:style-name="ce1138" office:value-type="float" office:value="4" calcext:value-type="float">
            <text:p>4</text:p>
          </table:table-cell>
          <table:table-cell table:style-name="ce1172" office:value-type="string" calcext:value-type="string">
            <text:p>50m</text:p>
          </table:table-cell>
          <table:table-cell table:style-name="ce1184" office:value-type="float" office:value="2" calcext:value-type="float">
            <text:p>2</text:p>
          </table:table-cell>
          <table:table-cell table:style-name="ce1186" office:value-type="string" calcext:value-type="string">
            <text:p>lövészet</text:p>
          </table:table-cell>
          <table:table-cell table:style-name="ce1201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33"/>
          <table:table-cell table:style-name="ce1139" office:value-type="string" calcext:value-type="string">
            <text:p>Aquir nyílpuska</text:p>
          </table:table-cell>
          <table:table-cell table:style-name="ce1139" office:value-type="string" calcext:value-type="string">
            <text:p>egykezes</text:p>
          </table:table-cell>
          <table:table-cell table:style-name="ce1139" office:value-type="string" calcext:value-type="string">
            <text:p>halál / +6</text:p>
          </table:table-cell>
          <table:table-cell table:style-name="ce1139" office:value-type="string" calcext:value-type="string">
            <text:p>S</text:p>
          </table:table-cell>
          <table:table-cell table:style-name="ce1139" table:number-columns-repeated="4"/>
          <table:table-cell table:style-name="ce1139" office:value-type="float" office:value="16" calcext:value-type="float">
            <text:p>16</text:p>
          </table:table-cell>
          <table:table-cell table:style-name="ce1139" office:value-type="float" office:value="3" calcext:value-type="float">
            <text:p>3</text:p>
          </table:table-cell>
          <table:table-cell table:style-name="ce1174" office:value-type="string" calcext:value-type="string">
            <text:p>50m</text:p>
          </table:table-cell>
          <table:table-cell table:style-name="ce1185" office:value-type="float" office:value="1" calcext:value-type="float">
            <text:p>1</text:p>
          </table:table-cell>
          <table:table-cell table:style-name="ce1187" office:value-type="string" calcext:value-type="string">
            <text:p>lövészet</text:p>
          </table:table-cell>
          <table:table-cell table:style-name="ce1201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33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152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48" table:default-cell-style-name="ce765"/>
        <table:table-column table:style-name="co49" table:default-cell-style-name="ce1043"/>
        <table:table-column table:style-name="co50" table:default-cell-style-name="ce1043"/>
        <table:table-column table:style-name="co51" table:default-cell-style-name="ce1043"/>
        <table:table-column table:style-name="co50" table:default-cell-style-name="ce281"/>
        <table:table-column table:style-name="co52" table:default-cell-style-name="ce81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281"/>
        <table:table-column table:style-name="co59" table:default-cell-style-name="ce848"/>
        <table:table-column table:style-name="co60" table:default-cell-style-name="ce859"/>
        <table:table-column table:style-name="co61" table:default-cell-style-name="ce859"/>
        <table:table-column table:style-name="co62" table:default-cell-style-name="ce281"/>
        <table:table-column table:style-name="co63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048"/>
          <table:covered-table-cell table:style-name="ce1053"/>
          <table:covered-table-cell table:style-name="ce1064"/>
          <table:covered-table-cell table:style-name="ce1072"/>
          <table:covered-table-cell table:number-columns-repeated="6" table:style-name="ce1064"/>
          <table:covered-table-cell table:number-columns-repeated="3" table:style-name="ce1175"/>
          <table:covered-table-cell table:style-name="ce1064"/>
          <table:table-cell table:style-name="ce1064" table:number-columns-repeated="238"/>
          <table:table-cell table:style-name="ce860" table:number-columns-repeated="2"/>
        </table:table-row>
        <table:table-row table:style-name="ro25">
          <table:table-cell table:style-name="ce763"/>
          <table:table-cell table:style-name="ce774"/>
          <table:table-cell table:style-name="ce1048"/>
          <table:table-cell table:style-name="ce1053"/>
          <table:table-cell table:style-name="ce1064"/>
          <table:table-cell table:style-name="ce1072"/>
          <table:table-cell table:style-name="ce1064" table:number-columns-repeated="6"/>
          <table:table-cell table:style-name="ce1175" table:number-columns-repeated="3"/>
          <table:table-cell table:style-name="ce1064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065"/>
          <table:covered-table-cell table:style-name="ce806"/>
          <table:covered-table-cell table:number-columns-repeated="2" table:style-name="ce1065"/>
          <table:table-cell table:style-name="ce1065" table:number-columns-repeated="4"/>
          <table:table-cell/>
          <table:table-cell table:style-name="ce848" table:number-columns-repeated="2"/>
          <table:table-cell table:style-name="ce1065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040" office:value-type="string" calcext:value-type="string">
            <text:p>Szint</text:p>
          </table:table-cell>
          <table:table-cell table:style-name="ce1040" office:value-type="string" calcext:value-type="string" table:number-columns-spanned="2" table:number-rows-spanned="1">
            <text:p>Átfogó</text:p>
          </table:table-cell>
          <table:covered-table-cell table:style-name="ce1040"/>
          <table:table-cell table:style-name="ce1040" office:value-type="string" calcext:value-type="string" table:number-columns-spanned="2" table:number-rows-spanned="1">
            <text:p>Átlagos</text:p>
          </table:table-cell>
          <table:covered-table-cell table:style-name="ce1040"/>
          <table:table-cell table:style-name="ce1040" office:value-type="string" calcext:value-type="string" table:number-columns-spanned="2" table:number-rows-spanned="1">
            <text:p>Spec.</text:p>
          </table:table-cell>
          <table:covered-table-cell/>
          <table:table-cell table:style-name="ce1065" table:number-columns-repeated="4"/>
          <table:table-cell/>
          <table:table-cell table:style-name="ce848" table:number-columns-repeated="2"/>
          <table:table-cell table:style-name="ce1065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065" table:number-columns-repeated="3"/>
          <table:table-cell/>
          <table:table-cell table:style-name="ce848" table:number-columns-repeated="2"/>
          <table:table-cell table:style-name="ce1065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6.9287in" svg:y="0.0484in" draw:caption-point-x="1.7075in" draw:caption-point-y="0.8492in">
              <dc:creator>F.B.</dc:creator>
              <dc:date>2024-02-09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043"/>
          <table:table-cell table:style-name="ce1065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1.1122in" svg:height="0.2346in" svg:x="6.9287in" svg:y="0.2059in" draw:caption-point-x="1.7075in" draw:caption-point-y="0.8697in">
              <dc:creator>F.B.</dc:creator>
              <dc:date>2024-02-09T00:00:00</dc:date>
              <text:p text:style-name="P1"><text:span text:style-name="T1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1.1161in" svg:height="0.2346in" svg:x="8.8004in" svg:y="0.5378in" draw:caption-point-x="-0.1642in" draw:caption-point-y="0.7154in">
              <dc:creator>F.B.</dc:creator>
              <dc:date>2024-02-09T00:00:00</dc:date>
              <text:p text:style-name="P1"><text:span text:style-name="T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07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004in" svg:y="1.8319in" draw:caption-point-x="-0.1642in" draw:caption-point-y="0.8437in">
              <dc:date>2024-02-09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1461in" draw:caption-point-x="-0.1642in" draw:caption-point-y="0.885in">
              <dc:date>2024-02-09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8004in" svg:y="2.3028in" draw:caption-point-x="-0.1642in" draw:caption-point-y="0.9059in">
              <dc:date>2024-02-09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6169in" draw:caption-point-x="-0.1642in" draw:caption-point-y="0.9472in">
              <dc:creator>FB</dc:creator>
              <dc:date>2024-02-09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004in" svg:y="2.774in" draw:caption-point-x="-0.1642in" draw:caption-point-y="0.9681in">
              <dc:creator>FB</dc:creator>
              <dc:date>2024-02-09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36" office:value-type="string" calcext:value-type="string">
            <text:p>Egyik HM nagyobb lehet</text:p>
          </table:table-cell>
          <table:table-cell table:style-name="ce1103" table:content-validation-name="val13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103" office:value-type="string" calcext:value-type="string">
            <text:p>Erőbónusz</text:p>
          </table:table-cell>
          <table:table-cell table:style-name="ce1103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091" office:value-type="string" calcext:value-type="string">
            <text:p>Nincs adat string</text:p>
          </table:table-cell>
          <table:table-cell table:style-name="ce1103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091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103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4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060" office:value-type="string" calcext:value-type="string">
            <text:p>Fok</text:p>
          </table:table-cell>
          <table:table-cell table:style-name="ce1060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091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076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045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045" office:value-type="string" calcext:value-type="string">
            <text:p>VÉ</text:p>
          </table:table-cell>
          <table:table-cell table:style-name="ce1045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599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599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994"/>
        <table:table-row table:style-name="ro1">
          <table:table-cell office:value-type="string" calcext:value-type="string">
            <text:p>Karakteralkotó a M* világához készült nonprofit <text:span text:style-name="T6">km100</text:span> szabályrendszerhez</text:p>
          </table:table-cell>
        </table:table-row>
        <table:table-row table:style-name="ro1">
          <table:table-cell office:value-type="string" calcext:value-type="string">
            <text:p>Ailtas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06" office:value-type="string" calcext:value-type="string">
            <text:p>Creative Commons License</text:p>
          </table:table-cell>
        </table:table-row>
        <table:table-row table:style-name="ro18">
          <table:table-cell office:value-type="string" calcext:value-type="string">
            <text:p><text:span text:style-name="T31">Ezen dokumentum maga </text:span>és minden benne található szöveges, vagy bináris elem, azok egyes részletei, másolatai, korábbi állapotai, valamint kapcsolódó részei mind a [Creative Commons BY-NC-SA 4.0]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number-style style:name="N137">
      <number:text>Túllépted a harci+misztikus KP limitet!</number:text>
    </number:number-style>
    <number:text-style style:name="N138">
      <number:text-content/>
      <number:text> (tradícióból)</number:text>
    </number:text-style>
    <number:number-style style:name="N139">
      <number:text>Mesterfegyver harcmodor szint követelménye nincs meg!</number:text>
    </number:number-style>
    <number:number-style style:name="N140">
      <number:text>Gyors!</number:text>
    </number:number-style>
    <number:number-style style:name="N141">
      <number:number number:min-integer-digits="1"/>
      <number:text> (Limit túllépés!!)</number:text>
    </number:number-style>
    <number:number-style style:name="N142">
      <number:number number:min-integer-digits="1"/>
      <number:text> KP</number:text>
    </number:number-style>
    <number:text-style style:name="N143">
      <number:text-content/>
      <number:text> KP</number:text>
    </number:text-style>
    <number:number-style style:name="N144">
      <number:number number:decimal-places="0" number:min-decimal-places="0" number:min-integer-digits="1" number:display-factor="1000"/>
      <number:text>KP</number:text>
    </number:number-style>
    <number:number-style style:name="N145">
      <number:text>+</number:text>
      <number:number number:decimal-places="0" number:min-decimal-places="0" number:min-integer-digits="1" number:display-factor="1000"/>
      <number:text>KP</number:text>
    </number:number-style>
    <number:number-style style:name="N146">
      <number:text>+</number:text>
      <number:number number:decimal-places="0" number:min-decimal-places="0" number:min-integer-digits="1"/>
      <number:text>KP</number:text>
    </number:number-style>
    <number:number-style style:name="N147">
      <number:text>Max </number:text>
      <number:number number:min-integer-digits="1"/>
      <number:text> KP</number:text>
    </number:number-style>
    <number:percentage-style style:name="N148">
      <number:number number:decimal-places="0" number:min-decimal-places="0" number:min-integer-digits="1"/>
      <number:text>%-a</number:text>
    </number:percentage-style>
    <number:percentage-style style:name="N149">
      <number:text>Össz KP-nak </number:text>
      <number:number number:decimal-places="0" number:min-decimal-places="0" number:min-integer-digits="1"/>
      <number:text>%-a</number:text>
    </number:percentage-style>
    <number:percentage-style style:name="N150">
      <number:text>Ey az össz KP-nak a </number:text>
      <number:number number:decimal-places="0" number:min-decimal-places="0" number:min-integer-digits="1"/>
      <number:text>%-a</number:text>
    </number:percentage-style>
    <number:percentage-style style:name="N151">
      <number:text>Ez az össz KP-nak a </number:text>
      <number:number number:decimal-places="0" number:min-decimal-places="0" number:min-integer-digits="1"/>
      <number:text>%-a</number:text>
    </number:percentage-style>
    <number:percentage-style style:name="N152">
      <number:text>Ez az össz KP </number:text>
      <number:number number:decimal-places="0" number:min-decimal-places="0" number:min-integer-digits="1"/>
      <number:text>%-a</number:text>
    </number:percentage-style>
    <number:percentage-style style:name="N153">
      <number:text>(Ez az össz KP </number:text>
      <number:number number:decimal-places="0" number:min-decimal-places="0" number:min-integer-digits="1"/>
      <number:text>%-a)</number:text>
    </number:percentage-style>
    <number:number-style style:name="N154">
      <number:number number:min-integer-digits="1"/>
      <number:text>!</number:text>
    </number:number-style>
    <number:number-style style:name="N155">
      <number:number number:min-integer-digits="1"/>
      <number:text> (Limit túllépés)</number:text>
    </number:number-style>
    <number:number-style style:name="N156">
      <number:text>+</number:text>
      <number:number number:decimal-places="0" number:min-decimal-places="0" number:min-integer-digits="1"/>
    </number:number-style>
    <number:number-style style:name="N157">
      <number:number number:min-integer-digits="1"/>
      <number:text> db</number:text>
    </number:number-style>
    <number:number-style style:name="N158">
      <number:number number:decimal-places="0" number:min-decimal-places="0" number:min-integer-digits="1"/>
      <number:text> db</number:text>
    </number:number-style>
    <number:number-style style:name="N159">
      <number:text>Nincs ennyi fok!</number:text>
    </number:number-style>
    <number:number-style style:name="N160">
      <number:number number:min-integer-digits="1"/>
      <number:text> szint</number:text>
    </number:number-style>
    <number:number-style style:name="N161">
      <number:text>+</number:text>
      <number:number number:decimal-places="0" number:min-decimal-places="0" number:min-integer-digits="1"/>
      <number:text> szint</number:text>
    </number:number-style>
    <number:number-style style:name="N162">
      <number:number number:decimal-places="0" number:min-decimal-places="0" number:min-integer-digits="1"/>
      <number:text> szint</number:text>
    </number:number-style>
    <number:number-style style:name="N163">
      <number:number number:decimal-places="1" number:min-decimal-places="1" number:min-integer-digits="1"/>
    </number:number-style>
    <number:number-style style:name="N164">
      <number:number number:min-integer-digits="1"/>
      <number:text> fok</number:text>
    </number:number-style>
    <number:number-style style:name="N165">
      <number:number number:decimal-places="1" number:min-decimal-places="1" number:min-integer-digits="1"/>
      <number:text> szint</number:text>
    </number:number-style>
    <number:number-style style:name="N166">
      <number:text>Szint +</number:text>
      <number:number number:min-integer-digits="1"/>
      <number:text> fok</number:text>
    </number:number-style>
    <number:number-style style:name="N167">
      <number:text>Szint +</number:text>
      <number:number number:min-integer-digits="1"/>
    </number:number-style>
    <number:number-style style:name="N168">
      <number:number number:min-integer-digits="1"/>
      <number:text> HM</number:text>
    </number:number-style>
    <number:number-style style:name="N169">
      <number:number number:decimal-places="2" number:min-decimal-places="2" number:min-integer-digits="1" number:display-factor="1000"/>
      <number:text> HM/szint</number:text>
    </number:number-style>
    <number:number-style style:name="N170">
      <number:number number:decimal-places="1" number:min-decimal-places="1" number:min-integer-digits="1" number:display-factor="1000"/>
      <number:text> HM/sz</number:text>
    </number:number-style>
    <number:number-style style:name="N171">
      <number:number number:decimal-places="1" number:min-decimal-places="1" number:min-integer-digits="1"/>
      <number:text> HM/sz</number:text>
    </number:number-style>
    <number:number-style style:name="N172">
      <number:text>+</number:text>
      <number:number number:min-integer-digits="1"/>
      <number:text> KP</number:text>
    </number:number-style>
    <number:number-style style:name="N173">
      <number:number number:decimal-places="0" number:min-decimal-places="0" number:min-integer-digits="1"/>
      <number:text> KP</number:text>
    </number:number-style>
    <number:number-style style:name="N174">
      <number:number number:min-integer-digits="1"/>
      <number:text> CÉ</number:text>
    </number:number-style>
    <number:number-style style:name="N175">
      <number:number number:decimal-places="1" number:min-decimal-places="1" number:min-integer-digits="1"/>
      <number:text> HM/szint</number:text>
    </number:number-style>
    <number:number-style style:name="N176">
      <number:number number:min-integer-digits="1"/>
      <number:text> MP</number:text>
    </number:number-style>
    <number:percentage-style style:name="N177">
      <number:text>(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 Pp</number:text>
    </number:number-style>
    <number:number-style style:name="N179">
      <number:number number:decimal-places="1" number:min-decimal-places="1" number:min-integer-digits="1"/>
      <number:text> MP/szint</number:text>
    </number:number-style>
    <number:number-style style:name="N180">
      <number:number number:min-integer-digits="1"/>
      <number:text>. fok</number:text>
    </number:number-style>
    <number:number-style style:name="N181">
      <number:number number:min-integer-digits="1"/>
      <number:text> CHM</number:text>
    </number:number-style>
    <number:number-style style:name="N182">
      <number:number number:min-integer-digits="1"/>
      <number:text> Ψp</number:text>
    </number:number-style>
    <number:number-style style:name="N183">
      <number:number number:min-integer-digits="1"/>
      <number:text>,</number:text>
    </number:number-style>
    <number:number-style style:name="N184">
      <number:number number:min-integer-digits="1"/>
      <number:text>+k20</number:text>
    </number:number-style>
    <number:number-style style:name="N185">
      <number:number number:min-integer-digits="1"/>
      <number:text> MFP</number:text>
    </number:number-style>
    <number:number-style style:name="N186">
      <number:text>Táp túllépés!</number:text>
    </number:number-style>
    <number:number-style style:name="N187">
      <number:text>Túllépted a harci és misztikus </number:text>
    </number:number-style>
    <number:number-style style:name="N188">
      <number:text>Túllépted a</number:text>
    </number:number-style>
    <number:number-style style:name="N189">
      <number:text>CÉ: +</number:text>
      <number:number number:min-integer-digits="1"/>
    </number:number-style>
    <number:number-style style:name="N190">
      <number:text>CÉ: </number:text>
      <number:number number:min-integer-digits="1"/>
    </number:number-style>
    <number:number-style style:name="N191">
      <number:number number:min-integer-digits="1"/>
      <number:text> Z</number:text>
    </number:number-style>
    <number:number-style style:name="N192">
      <number:number number:decimal-places="1" number:min-decimal-places="1" number:min-integer-digits="2"/>
    </number:number-style>
    <number:number-style style:name="N193">
      <number:text>Többet költöttél harci+misztikus értékekre, mint a limit!</number:text>
    </number:number-style>
    <number:number-style style:name="N194">
      <number:text>Többet költöttél harci+!</number:text>
    </number:number-style>
    <number:number-style style:name="N195">
      <number:text>Túllépés! Több KP-t tettél harci+misztikus ismeretre, mint a limit!</number:text>
    </number:number-style>
    <number:number-style style:name="N196" number:title="Szöveg">
      <number:text>Írástudó (tradícióból)</number:text>
    </number:number-style>
    <number:text-style style:name="N197">
      <number:text-content/>
      <number:text> tradícióból</number:text>
    </number:text-style>
    <number:number-style style:name="N198">
      <number:number number:min-integer-digits="1"/>
      <number:text>" fok)</number:text>
    </number:number-style>
    <number:number-style style:name="N199">
      <number:number number:min-integer-digits="1"/>
      <number:text>Ψ pont</number:text>
    </number:number-style>
    <number:number-style style:name="N200">
      <number:number number:min-integer-digits="1"/>
      <number:text>.szint a harcmodorban</number:text>
    </number:number-style>
    <number:number-style style:name="N201">
      <number:text>Harcmodor szint kevés a követelményhez!</number:text>
    </number:number-style>
    <number:number-style style:name="N202">
      <number:text>Harcmodor szint kevé</number:text>
    </number:number-style>
    <number:number-style style:name="N203">
      <number:text>Harcmodor</number:text>
    </number:number-style>
    <number:number-style style:name="N204">
      <number:text>jajj</number:text>
    </number:number-style>
    <number:number-style style:name="N205">
      <number:text>+</number:text>
      <number:number number:min-integer-digits="1"/>
      <number:text> SP</number:text>
    </number:number-style>
    <number:number-style style:name="N206">
      <number:text>+</number:text>
      <number:number number:decimal-places="0" number:min-decimal-places="0" number:min-integer-digits="1"/>
      <number:text>"</number:text>
    </number:number-style>
    <number:number-style style:name="N207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ext-properties fo:font-size="7pt"/>
    </style:style>
    <style:style style:name="Warning_5f_harcmiszt_5f_túllépve" style:display-name="Warning_harcmiszt_túllépve" style:family="table-cell" style:parent-style-name="Warning_5f_HM" style:data-style-name="N137">
      <style:text-properties fo:font-size="8pt"/>
    </style:style>
    <style:style style:name="Írástudó_5f_tradícióból" style:display-name="Írástudó_tradícióból" style:family="table-cell" style:parent-style-name="Result" style:data-style-name="N138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9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40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9">00/00/0000</text:date>, <text:time style:data-style-name="N2" text:time-value="16:52:37.529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date>2024-02-09T16:52:56.631000000</dc:date>
    <meta:editing-cycles>71</meta:editing-cycles>
    <meta:editing-duration>PT18H5M42S</meta:editing-duration>
    <meta:document-statistic meta:table-count="9" meta:cell-count="2257" meta:object-count="0"/>
    <meta:user-defined meta:name="Info 1"/>
    <meta:user-defined meta:name="Info 2"/>
    <meta:user-defined meta:name="Info 3"/>
    <meta:user-defined meta:name="Info 4"/>
  </office:meta>
</office:document-meta>
</file>